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33cm"/>
    </style:style>
    <style:style style:name="co2" style:family="table-column">
      <style:table-column-properties fo:break-before="auto" style:column-width="3.186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3.022cm"/>
    </style:style>
    <style:style style:name="co5" style:family="table-column">
      <style:table-column-properties fo:break-before="auto" style:column-width="0.762cm"/>
    </style:style>
    <style:style style:name="co6" style:family="table-column">
      <style:table-column-properties fo:break-before="auto" style:column-width="3.43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2f4f4f" style:text-align-source="fix" style:repeat-content="false" fo:border="0.74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dcdcdc" fo:border="0.74pt solid #000000"/>
    </style:style>
    <style:style style:name="ce3" style:family="table-cell" style:parent-style-name="Default">
      <style:table-cell-properties fo:background-color="#1e90ff" style:text-align-source="fix" style:repeat-content="false" fo:border="0.74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4" style:family="table-cell" style:parent-style-name="Default" style:data-style-name="N4">
      <style:table-cell-properties fo:background-color="#e0ffff" fo:border="0.74pt solid #000000"/>
    </style:style>
    <style:style style:name="ce5" style:family="table-cell" style:parent-style-name="Default">
      <style:table-cell-properties fo:background-color="#ff7f50" style:text-align-source="fix" style:repeat-content="false" fo:border="0.74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6" style:family="table-cell" style:parent-style-name="Default" style:data-style-name="N4">
      <style:table-cell-properties fo:background-color="#ffe4b5" fo:border="0.74pt solid #000000"/>
    </style:style>
    <style:style style:name="ce7" style:family="table-cell" style:parent-style-name="Default">
      <style:table-cell-properties fo:background-color="#2f4f4f" fo:border="0.74pt solid #000000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ackground-color="#1e90ff" fo:border="0.74pt solid #000000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ackground-color="#ff7f50" fo:border="0.74pt solid #000000"/>
      <style:text-properties fo:color="#ffffff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enchmark 04" table:style-name="ta1">
        <table:shapes>
          <draw:frame draw:z-index="0" draw:style-name="gr1" draw:text-style-name="P1" svg:width="30.422cm" svg:height="21.25cm" svg:x="14.127cm" svg:y="2.497cm">
            <draw:object draw:notify-on-update-of-ranges="'Benchmark 04'.A2:'Benchmark 04'.A361 'Benchmark 04'.B1:'Benchmark 04'.B1 'Benchmark 04'.B2:'Benchmark 04'.B361 'Benchmark 04'.C1:'Benchmark 04'.C1 'Benchmark 04'.C2:'Benchmark 04'.C361 'Benchmark 04'.D1:'Benchmark 04'.D1 'Benchmark 04'.D2:'Benchmark 04'.D361 'Benchmark 04'.E1:'Benchmark 04'.E1 'Benchmark 04'.E2:'Benchmark 04'.E36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3.878cm" svg:height="7.491cm" svg:x="37.281cm" svg:y="0cm">
            <draw:object draw:notify-on-update-of-ranges="'Benchmark 04'.G2:'Benchmark 04'.G5 'Benchmark 04'.J2:'Benchmark 04'.J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table:style-name="ce1" office:value-type="string" calcext:value-type="string">
            <text:p>Run</text:p>
          </table:table-cell>
          <table:table-cell table:style-name="ce3" office:value-type="string" calcext:value-type="string">
            <text:p>Chromium JS</text:p>
          </table:table-cell>
          <table:table-cell table:style-name="ce3" office:value-type="string" calcext:value-type="string">
            <text:p>Chromium WASM</text:p>
          </table:table-cell>
          <table:table-cell table:style-name="ce5" office:value-type="string" calcext:value-type="string">
            <text:p>Firefox JS</text:p>
          </table:table-cell>
          <table:table-cell table:style-name="ce5" office:value-type="string" calcext:value-type="string">
            <text:p>Firefox WASM</text:p>
          </table:table-cell>
          <table:table-cell/>
          <table:table-cell table:style-name="ce7" office:value-type="string" calcext:value-type="string">
            <text:p>Run duration (ms)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aver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.3000000000029" calcext:value-type="float">
            <text:p>80,30</text:p>
          </table:table-cell>
          <table:table-cell office:value-type="float" office:value="46" calcext:value-type="float">
            <text:p>46,00</text:p>
          </table:table-cell>
          <table:table-cell office:value-type="float" office:value="61" calcext:value-type="float">
            <text:p>61,00</text:p>
          </table:table-cell>
          <table:table-cell office:value-type="float" office:value="31" calcext:value-type="float">
            <text:p>31,00</text:p>
          </table:table-cell>
          <table:table-cell/>
          <table:table-cell table:style-name="ce8" table:formula="of:=[.B1]" office:value-type="string" office:string-value="Chromium JS" calcext:value-type="string">
            <text:p>Chromium JS</text:p>
          </table:table-cell>
          <table:table-cell table:style-name="ce4" table:formula="of:=MIN([.$B$2:.$B$361])" office:value-type="float" office:value="43.1000000000058" calcext:value-type="float">
            <text:p>43,10</text:p>
          </table:table-cell>
          <table:table-cell table:style-name="ce4" table:formula="of:=MAX([.$B$2:.$B$361])" office:value-type="float" office:value="80.3000000000029" calcext:value-type="float">
            <text:p>80,30</text:p>
          </table:table-cell>
          <table:table-cell table:style-name="ce4" table:formula="of:=AVERAGE([.$B$2:.$B$361])" office:value-type="float" office:value="44.8777777777779" calcext:value-type="float">
            <text:p>44,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.3999999999942" calcext:value-type="float">
            <text:p>47,40</text:p>
          </table:table-cell>
          <table:table-cell office:value-type="float" office:value="44.5" calcext:value-type="float">
            <text:p>44,50</text:p>
          </table:table-cell>
          <table:table-cell office:value-type="float" office:value="59" calcext:value-type="float">
            <text:p>59,00</text:p>
          </table:table-cell>
          <table:table-cell office:value-type="float" office:value="31" calcext:value-type="float">
            <text:p>31,00</text:p>
          </table:table-cell>
          <table:table-cell/>
          <table:table-cell table:style-name="ce8" table:formula="of:=[.C1]" office:value-type="string" office:string-value="Chromium WASM" calcext:value-type="string">
            <text:p>Chromium WASM</text:p>
          </table:table-cell>
          <table:table-cell table:style-name="ce4" table:formula="of:=MIN([.$C$2:.$C$361])" office:value-type="float" office:value="42.0999999999913" calcext:value-type="float">
            <text:p>42,10</text:p>
          </table:table-cell>
          <table:table-cell table:style-name="ce4" table:formula="of:=MAX([.$C$2:.$C$361])" office:value-type="float" office:value="63" calcext:value-type="float">
            <text:p>63,00</text:p>
          </table:table-cell>
          <table:table-cell table:style-name="ce4" table:formula="of:=AVERAGE([.$C$2:.$C$361])" office:value-type="float" office:value="44.3030555555553" calcext:value-type="float">
            <text:p>44,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,00</text:p>
          </table:table-cell>
          <table:table-cell office:value-type="float" office:value="43.8000000000029" calcext:value-type="float">
            <text:p>43,80</text:p>
          </table:table-cell>
          <table:table-cell office:value-type="float" office:value="58" calcext:value-type="float">
            <text:p>58,00</text:p>
          </table:table-cell>
          <table:table-cell office:value-type="float" office:value="32" calcext:value-type="float">
            <text:p>32,00</text:p>
          </table:table-cell>
          <table:table-cell/>
          <table:table-cell table:style-name="ce9" table:formula="of:=[.D1]" office:value-type="string" office:string-value="Firefox JS" calcext:value-type="string">
            <text:p>Firefox JS</text:p>
          </table:table-cell>
          <table:table-cell table:style-name="ce6" table:formula="of:=MIN([.$D$2:.$D$361])" office:value-type="float" office:value="44" calcext:value-type="float">
            <text:p>44,00</text:p>
          </table:table-cell>
          <table:table-cell table:style-name="ce6" table:formula="of:=MAX([.$D$2:.$D$361])" office:value-type="float" office:value="72" calcext:value-type="float">
            <text:p>72,00</text:p>
          </table:table-cell>
          <table:table-cell table:style-name="ce6" table:formula="of:=AVERAGE([.$D$2:.$D$361])" office:value-type="float" office:value="46.7166666666667" calcext:value-type="float">
            <text:p>46,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6.1999999999971" calcext:value-type="float">
            <text:p>56,20</text:p>
          </table:table-cell>
          <table:table-cell office:value-type="float" office:value="63" calcext:value-type="float">
            <text:p>63,00</text:p>
          </table:table-cell>
          <table:table-cell office:value-type="float" office:value="72" calcext:value-type="float">
            <text:p>72,00</text:p>
          </table:table-cell>
          <table:table-cell office:value-type="float" office:value="31" calcext:value-type="float">
            <text:p>31,00</text:p>
          </table:table-cell>
          <table:table-cell/>
          <table:table-cell table:style-name="ce9" table:formula="of:=[.E1]" office:value-type="string" office:string-value="Firefox WASM" calcext:value-type="string">
            <text:p>Firefox WASM</text:p>
          </table:table-cell>
          <table:table-cell table:style-name="ce6" table:formula="of:=MIN([.$E$2:.$E$361])" office:value-type="float" office:value="30" calcext:value-type="float">
            <text:p>30,00</text:p>
          </table:table-cell>
          <table:table-cell table:style-name="ce6" table:formula="of:=MAX([.$E$2:.$E$361])" office:value-type="float" office:value="42" calcext:value-type="float">
            <text:p>42,00</text:p>
          </table:table-cell>
          <table:table-cell table:style-name="ce6" table:formula="of:=AVERAGE([.$E$2:.$E$361])" office:value-type="float" office:value="31.8083333333333" calcext:value-type="float">
            <text:p>31,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6.2000000000116" calcext:value-type="float">
            <text:p>46,20</text:p>
          </table:table-cell>
          <table:table-cell office:value-type="float" office:value="44.1999999999971" calcext:value-type="float">
            <text:p>44,20</text:p>
          </table:table-cell>
          <table:table-cell office:value-type="float" office:value="59" calcext:value-type="float">
            <text:p>59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1.1999999999971" calcext:value-type="float">
            <text:p>51,20</text:p>
          </table:table-cell>
          <table:table-cell office:value-type="float" office:value="44.3999999999942" calcext:value-type="float">
            <text:p>44,40</text:p>
          </table:table-cell>
          <table:table-cell office:value-type="float" office:value="55" calcext:value-type="float">
            <text:p>55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.6000000000058" calcext:value-type="float">
            <text:p>46,60</text:p>
          </table:table-cell>
          <table:table-cell office:value-type="float" office:value="44.5" calcext:value-type="float">
            <text:p>44,50</text:p>
          </table:table-cell>
          <table:table-cell office:value-type="float" office:value="55" calcext:value-type="float">
            <text:p>55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.5" calcext:value-type="float">
            <text:p>44,50</text:p>
          </table:table-cell>
          <table:table-cell office:value-type="float" office:value="44.8999999999942" calcext:value-type="float">
            <text:p>44,90</text:p>
          </table:table-cell>
          <table:table-cell office:value-type="float" office:value="56" calcext:value-type="float">
            <text:p>56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6.3000000000029" calcext:value-type="float">
            <text:p>46,30</text:p>
          </table:table-cell>
          <table:table-cell office:value-type="float" office:value="44" calcext:value-type="float">
            <text:p>44,00</text:p>
          </table:table-cell>
          <table:table-cell office:value-type="float" office:value="55" calcext:value-type="float">
            <text:p>55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4.5" calcext:value-type="float">
            <text:p>44,50</text:p>
          </table:table-cell>
          <table:table-cell office:value-type="float" office:value="43.8999999999942" calcext:value-type="float">
            <text:p>43,90</text:p>
          </table:table-cell>
          <table:table-cell office:value-type="float" office:value="45" calcext:value-type="float">
            <text:p>45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6.5999999999913" calcext:value-type="float">
            <text:p>46,60</text:p>
          </table:table-cell>
          <table:table-cell office:value-type="float" office:value="45.3000000000029" calcext:value-type="float">
            <text:p>45,30</text:p>
          </table:table-cell>
          <table:table-cell office:value-type="float" office:value="46" calcext:value-type="float">
            <text:p>46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4.3999999999942" calcext:value-type="float">
            <text:p>44,40</text:p>
          </table:table-cell>
          <table:table-cell office:value-type="float" office:value="44.6000000000058" calcext:value-type="float">
            <text:p>44,60</text:p>
          </table:table-cell>
          <table:table-cell office:value-type="float" office:value="48" calcext:value-type="float">
            <text:p>48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.6999999999971" calcext:value-type="float">
            <text:p>44,70</text:p>
          </table:table-cell>
          <table:table-cell office:value-type="float" office:value="44.8000000000029" calcext:value-type="float">
            <text:p>44,80</text:p>
          </table:table-cell>
          <table:table-cell office:value-type="float" office:value="59" calcext:value-type="float">
            <text:p>59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4.0999999999913" calcext:value-type="float">
            <text:p>44,10</text:p>
          </table:table-cell>
          <table:table-cell office:value-type="float" office:value="45.6000000000058" calcext:value-type="float">
            <text:p>45,60</text:p>
          </table:table-cell>
          <table:table-cell office:value-type="float" office:value="45" calcext:value-type="float">
            <text:p>45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4.5" calcext:value-type="float">
            <text:p>44,50</text:p>
          </table:table-cell>
          <table:table-cell table:number-columns-repeated="2" office:value-type="float" office:value="45" calcext:value-type="float">
            <text:p>45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6.9000000000087" calcext:value-type="float">
            <text:p>46,90</text:p>
          </table:table-cell>
          <table:table-cell office:value-type="float" office:value="45.3999999999942" calcext:value-type="float">
            <text:p>45,40</text:p>
          </table:table-cell>
          <table:table-cell office:value-type="float" office:value="45" calcext:value-type="float">
            <text:p>45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6.5" calcext:value-type="float">
            <text:p>46,50</text:p>
          </table:table-cell>
          <table:table-cell office:value-type="float" office:value="45.3000000000029" calcext:value-type="float">
            <text:p>45,30</text:p>
          </table:table-cell>
          <table:table-cell office:value-type="float" office:value="46" calcext:value-type="float">
            <text:p>46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6.1999999999971" calcext:value-type="float">
            <text:p>46,20</text:p>
          </table:table-cell>
          <table:table-cell office:value-type="float" office:value="45.3999999999942" calcext:value-type="float">
            <text:p>45,40</text:p>
          </table:table-cell>
          <table:table-cell office:value-type="float" office:value="46" calcext:value-type="float">
            <text:p>46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5.7000000000116" calcext:value-type="float">
            <text:p>45,70</text:p>
          </table:table-cell>
          <table:table-cell office:value-type="float" office:value="45.6999999999971" calcext:value-type="float">
            <text:p>45,70</text:p>
          </table:table-cell>
          <table:table-cell office:value-type="float" office:value="48" calcext:value-type="float">
            <text:p>48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6.0999999999913" calcext:value-type="float">
            <text:p>46,10</text:p>
          </table:table-cell>
          <table:table-cell office:value-type="float" office:value="45.1999999999971" calcext:value-type="float">
            <text:p>45,20</text:p>
          </table:table-cell>
          <table:table-cell office:value-type="float" office:value="46" calcext:value-type="float">
            <text:p>46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5.6000000000058" calcext:value-type="float">
            <text:p>45,60</text:p>
          </table:table-cell>
          <table:table-cell office:value-type="float" office:value="45.3000000000029" calcext:value-type="float">
            <text:p>45,30</text:p>
          </table:table-cell>
          <table:table-cell office:value-type="float" office:value="46" calcext:value-type="float">
            <text:p>46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5.4000000000087" calcext:value-type="float">
            <text:p>45,40</text:p>
          </table:table-cell>
          <table:table-cell table:number-columns-repeated="2" office:value-type="float" office:value="45" calcext:value-type="float">
            <text:p>45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4.3999999999942" calcext:value-type="float">
            <text:p>44,40</text:p>
          </table:table-cell>
          <table:table-cell office:value-type="float" office:value="44.9000000000087" calcext:value-type="float">
            <text:p>44,90</text:p>
          </table:table-cell>
          <table:table-cell office:value-type="float" office:value="45" calcext:value-type="float">
            <text:p>45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4.5999999999913" calcext:value-type="float">
            <text:p>44,60</text:p>
          </table:table-cell>
          <table:table-cell office:value-type="float" office:value="58.6999999999971" calcext:value-type="float">
            <text:p>58,70</text:p>
          </table:table-cell>
          <table:table-cell office:value-type="float" office:value="45" calcext:value-type="float">
            <text:p>45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5.3000000000029" calcext:value-type="float">
            <text:p>45,30</text:p>
          </table:table-cell>
          <table:table-cell office:value-type="float" office:value="45.1000000000058" calcext:value-type="float">
            <text:p>45,10</text:p>
          </table:table-cell>
          <table:table-cell office:value-type="float" office:value="46" calcext:value-type="float">
            <text:p>46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4.4000000000087" calcext:value-type="float">
            <text:p>44,40</text:p>
          </table:table-cell>
          <table:table-cell office:value-type="float" office:value="49.8000000000029" calcext:value-type="float">
            <text:p>49,80</text:p>
          </table:table-cell>
          <table:table-cell office:value-type="float" office:value="46" calcext:value-type="float">
            <text:p>46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6.8999999999942" calcext:value-type="float">
            <text:p>46,90</text:p>
          </table:table-cell>
          <table:table-cell office:value-type="float" office:value="48" calcext:value-type="float">
            <text:p>48,00</text:p>
          </table:table-cell>
          <table:table-cell office:value-type="float" office:value="46" calcext:value-type="float">
            <text:p>46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.6999999999971" calcext:value-type="float">
            <text:p>50,70</text:p>
          </table:table-cell>
          <table:table-cell office:value-type="float" office:value="52.6000000000058" calcext:value-type="float">
            <text:p>52,60</text:p>
          </table:table-cell>
          <table:table-cell office:value-type="float" office:value="46" calcext:value-type="float">
            <text:p>46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9.7999999999884" calcext:value-type="float">
            <text:p>59,80</text:p>
          </table:table-cell>
          <table:table-cell office:value-type="float" office:value="55" calcext:value-type="float">
            <text:p>55,00</text:p>
          </table:table-cell>
          <table:table-cell office:value-type="float" office:value="45" calcext:value-type="float">
            <text:p>45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4.6999999999971" calcext:value-type="float">
            <text:p>54,70</text:p>
          </table:table-cell>
          <table:table-cell office:value-type="float" office:value="60.5" calcext:value-type="float">
            <text:p>60,50</text:p>
          </table:table-cell>
          <table:table-cell office:value-type="float" office:value="46" calcext:value-type="float">
            <text:p>46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6.3000000000029" calcext:value-type="float">
            <text:p>56,30</text:p>
          </table:table-cell>
          <table:table-cell office:value-type="float" office:value="45" calcext:value-type="float">
            <text:p>45,00</text:p>
          </table:table-cell>
          <table:table-cell office:value-type="float" office:value="46" calcext:value-type="float">
            <text:p>46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3.6999999999971" calcext:value-type="float">
            <text:p>43,70</text:p>
          </table:table-cell>
          <table:table-cell table:number-columns-repeated="2" office:value-type="float" office:value="45" calcext:value-type="float">
            <text:p>45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4.4000000000087" calcext:value-type="float">
            <text:p>44,40</text:p>
          </table:table-cell>
          <table:table-cell office:value-type="float" office:value="44.5" calcext:value-type="float">
            <text:p>44,50</text:p>
          </table:table-cell>
          <table:table-cell office:value-type="float" office:value="45" calcext:value-type="float">
            <text:p>45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4.5" calcext:value-type="float">
            <text:p>44,50</text:p>
          </table:table-cell>
          <table:table-cell office:value-type="float" office:value="44.6999999999971" calcext:value-type="float">
            <text:p>44,70</text:p>
          </table:table-cell>
          <table:table-cell office:value-type="float" office:value="45" calcext:value-type="float">
            <text:p>45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4.1000000000058" calcext:value-type="float">
            <text:p>44,10</text:p>
          </table:table-cell>
          <table:table-cell office:value-type="float" office:value="44.2999999999884" calcext:value-type="float">
            <text:p>44,30</text:p>
          </table:table-cell>
          <table:table-cell office:value-type="float" office:value="45" calcext:value-type="float">
            <text:p>45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4.1999999999971" calcext:value-type="float">
            <text:p>44,20</text:p>
          </table:table-cell>
          <table:table-cell office:value-type="float" office:value="44.5" calcext:value-type="float">
            <text:p>44,50</text:p>
          </table:table-cell>
          <table:table-cell office:value-type="float" office:value="45" calcext:value-type="float">
            <text:p>45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,00</text:p>
          </table:table-cell>
          <table:table-cell office:value-type="float" office:value="45.1000000000058" calcext:value-type="float">
            <text:p>45,10</text:p>
          </table:table-cell>
          <table:table-cell office:value-type="float" office:value="46" calcext:value-type="float">
            <text:p>46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3.6000000000058" calcext:value-type="float">
            <text:p>43,60</text:p>
          </table:table-cell>
          <table:table-cell office:value-type="float" office:value="44.6999999999971" calcext:value-type="float">
            <text:p>44,70</text:p>
          </table:table-cell>
          <table:table-cell office:value-type="float" office:value="45" calcext:value-type="float">
            <text:p>45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4.0999999999913" calcext:value-type="float">
            <text:p>44,10</text:p>
          </table:table-cell>
          <table:table-cell office:value-type="float" office:value="44.8000000000029" calcext:value-type="float">
            <text:p>44,80</text:p>
          </table:table-cell>
          <table:table-cell office:value-type="float" office:value="45" calcext:value-type="float">
            <text:p>45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4.1000000000058" calcext:value-type="float">
            <text:p>44,10</text:p>
          </table:table-cell>
          <table:table-cell office:value-type="float" office:value="45.3000000000029" calcext:value-type="float">
            <text:p>45,30</text:p>
          </table:table-cell>
          <table:table-cell office:value-type="float" office:value="46" calcext:value-type="float">
            <text:p>46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,00</text:p>
          </table:table-cell>
          <table:table-cell office:value-type="float" office:value="44.6999999999971" calcext:value-type="float">
            <text:p>44,70</text:p>
          </table:table-cell>
          <table:table-cell office:value-type="float" office:value="46" calcext:value-type="float">
            <text:p>46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.5" calcext:value-type="float">
            <text:p>43,50</text:p>
          </table:table-cell>
          <table:table-cell office:value-type="float" office:value="44.1999999999971" calcext:value-type="float">
            <text:p>44,20</text:p>
          </table:table-cell>
          <table:table-cell office:value-type="float" office:value="48" calcext:value-type="float">
            <text:p>48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,00</text:p>
          </table:table-cell>
          <table:table-cell office:value-type="float" office:value="44.5" calcext:value-type="float">
            <text:p>44,50</text:p>
          </table:table-cell>
          <table:table-cell office:value-type="float" office:value="44" calcext:value-type="float">
            <text:p>44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.3000000000029" calcext:value-type="float">
            <text:p>43,30</text:p>
          </table:table-cell>
          <table:table-cell office:value-type="float" office:value="43.8000000000029" calcext:value-type="float">
            <text:p>43,80</text:p>
          </table:table-cell>
          <table:table-cell office:value-type="float" office:value="45" calcext:value-type="float">
            <text:p>45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3.8000000000029" calcext:value-type="float">
            <text:p>43,80</text:p>
          </table:table-cell>
          <table:table-cell office:value-type="float" office:value="43.2999999999884" calcext:value-type="float">
            <text:p>43,30</text:p>
          </table:table-cell>
          <table:table-cell office:value-type="float" office:value="46" calcext:value-type="float">
            <text:p>46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3.9000000000087" calcext:value-type="float">
            <text:p>43,90</text:p>
          </table:table-cell>
          <table:table-cell office:value-type="float" office:value="43.7999999999884" calcext:value-type="float">
            <text:p>43,80</text:p>
          </table:table-cell>
          <table:table-cell office:value-type="float" office:value="45" calcext:value-type="float">
            <text:p>45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.1999999999971" calcext:value-type="float">
            <text:p>43,20</text:p>
          </table:table-cell>
          <table:table-cell office:value-type="float" office:value="43.8000000000029" calcext:value-type="float">
            <text:p>43,80</text:p>
          </table:table-cell>
          <table:table-cell office:value-type="float" office:value="45" calcext:value-type="float">
            <text:p>45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3.8999999999942" calcext:value-type="float">
            <text:p>43,90</text:p>
          </table:table-cell>
          <table:table-cell office:value-type="float" office:value="43.6000000000058" calcext:value-type="float">
            <text:p>43,60</text:p>
          </table:table-cell>
          <table:table-cell office:value-type="float" office:value="46" calcext:value-type="float">
            <text:p>46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3.7000000000116" calcext:value-type="float">
            <text:p>43,70</text:p>
          </table:table-cell>
          <table:table-cell office:value-type="float" office:value="43.5" calcext:value-type="float">
            <text:p>43,50</text:p>
          </table:table-cell>
          <table:table-cell office:value-type="float" office:value="46" calcext:value-type="float">
            <text:p>46,00</text:p>
          </table:table-cell>
          <table:table-cell office:value-type="float" office:value="38" calcext:value-type="float">
            <text:p>38,00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.7000000000116" calcext:value-type="float">
            <text:p>43,70</text:p>
          </table:table-cell>
          <table:table-cell office:value-type="float" office:value="43.8999999999942" calcext:value-type="float">
            <text:p>43,90</text:p>
          </table:table-cell>
          <table:table-cell office:value-type="float" office:value="47" calcext:value-type="float">
            <text:p>47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4.3000000000029" calcext:value-type="float">
            <text:p>44,30</text:p>
          </table:table-cell>
          <table:table-cell office:value-type="float" office:value="44.1999999999971" calcext:value-type="float">
            <text:p>44,20</text:p>
          </table:table-cell>
          <table:table-cell office:value-type="float" office:value="45" calcext:value-type="float">
            <text:p>45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3.7999999999884" calcext:value-type="float">
            <text:p>43,80</text:p>
          </table:table-cell>
          <table:table-cell office:value-type="float" office:value="44" calcext:value-type="float">
            <text:p>44,00</text:p>
          </table:table-cell>
          <table:table-cell office:value-type="float" office:value="45" calcext:value-type="float">
            <text:p>45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3.8999999999942" calcext:value-type="float">
            <text:p>43,90</text:p>
          </table:table-cell>
          <table:table-cell office:value-type="float" office:value="44.1000000000058" calcext:value-type="float">
            <text:p>44,10</text:p>
          </table:table-cell>
          <table:table-cell office:value-type="float" office:value="45" calcext:value-type="float">
            <text:p>45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44.1999999999971" calcext:value-type="float">
            <text:p>44,20</text:p>
          </table:table-cell>
          <table:table-cell office:value-type="float" office:value="46" calcext:value-type="float">
            <text:p>46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4.0999999999913" calcext:value-type="float">
            <text:p>44,10</text:p>
          </table:table-cell>
          <table:table-cell office:value-type="float" office:value="43.3000000000029" calcext:value-type="float">
            <text:p>43,30</text:p>
          </table:table-cell>
          <table:table-cell office:value-type="float" office:value="45" calcext:value-type="float">
            <text:p>45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3.8999999999942" calcext:value-type="float">
            <text:p>43,90</text:p>
          </table:table-cell>
          <table:table-cell office:value-type="float" office:value="44.1999999999971" calcext:value-type="float">
            <text:p>44,20</text:p>
          </table:table-cell>
          <table:table-cell office:value-type="float" office:value="45" calcext:value-type="float">
            <text:p>45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3.5" calcext:value-type="float">
            <text:p>43,50</text:p>
          </table:table-cell>
          <table:table-cell office:value-type="float" office:value="43.7999999999884" calcext:value-type="float">
            <text:p>43,80</text:p>
          </table:table-cell>
          <table:table-cell office:value-type="float" office:value="45" calcext:value-type="float">
            <text:p>45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3.6000000000058" calcext:value-type="float">
            <text:p>43,60</text:p>
          </table:table-cell>
          <table:table-cell office:value-type="float" office:value="43.8999999999942" calcext:value-type="float">
            <text:p>43,90</text:p>
          </table:table-cell>
          <table:table-cell office:value-type="float" office:value="45" calcext:value-type="float">
            <text:p>45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.6999999999971" calcext:value-type="float">
            <text:p>43,70</text:p>
          </table:table-cell>
          <table:table-cell office:value-type="float" office:value="43.3000000000029" calcext:value-type="float">
            <text:p>43,30</text:p>
          </table:table-cell>
          <table:table-cell office:value-type="float" office:value="46" calcext:value-type="float">
            <text:p>46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3.3999999999942" calcext:value-type="float">
            <text:p>43,40</text:p>
          </table:table-cell>
          <table:table-cell office:value-type="float" office:value="43.6999999999971" calcext:value-type="float">
            <text:p>43,70</text:p>
          </table:table-cell>
          <table:table-cell office:value-type="float" office:value="44" calcext:value-type="float">
            <text:p>44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1.1000000000058" calcext:value-type="float">
            <text:p>51,10</text:p>
          </table:table-cell>
          <table:table-cell office:value-type="float" office:value="44" calcext:value-type="float">
            <text:p>44,00</text:p>
          </table:table-cell>
          <table:table-cell office:value-type="float" office:value="45" calcext:value-type="float">
            <text:p>45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7.2000000000116" calcext:value-type="float">
            <text:p>47,20</text:p>
          </table:table-cell>
          <table:table-cell office:value-type="float" office:value="44" calcext:value-type="float">
            <text:p>44,00</text:p>
          </table:table-cell>
          <table:table-cell office:value-type="float" office:value="45" calcext:value-type="float">
            <text:p>45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4.1000000000058" calcext:value-type="float">
            <text:p>44,10</text:p>
          </table:table-cell>
          <table:table-cell office:value-type="float" office:value="44" calcext:value-type="float">
            <text:p>44,00</text:p>
          </table:table-cell>
          <table:table-cell office:value-type="float" office:value="46" calcext:value-type="float">
            <text:p>46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,00</text:p>
          </table:table-cell>
          <table:table-cell office:value-type="float" office:value="44.1000000000058" calcext:value-type="float">
            <text:p>44,10</text:p>
          </table:table-cell>
          <table:table-cell office:value-type="float" office:value="46" calcext:value-type="float">
            <text:p>46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4.3000000000029" calcext:value-type="float">
            <text:p>44,30</text:p>
          </table:table-cell>
          <table:table-cell table:number-columns-repeated="2" office:value-type="float" office:value="45" calcext:value-type="float">
            <text:p>45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5.1999999999971" calcext:value-type="float">
            <text:p>45,20</text:p>
          </table:table-cell>
          <table:table-cell office:value-type="float" office:value="53" calcext:value-type="float">
            <text:p>53,00</text:p>
          </table:table-cell>
          <table:table-cell office:value-type="float" office:value="46" calcext:value-type="float">
            <text:p>46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,00</text:p>
          </table:table-cell>
          <table:table-cell office:value-type="float" office:value="53.6999999999971" calcext:value-type="float">
            <text:p>53,70</text:p>
          </table:table-cell>
          <table:table-cell office:value-type="float" office:value="45" calcext:value-type="float">
            <text:p>45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5.5" calcext:value-type="float">
            <text:p>55,50</text:p>
          </table:table-cell>
          <table:table-cell office:value-type="float" office:value="53.3000000000029" calcext:value-type="float">
            <text:p>53,30</text:p>
          </table:table-cell>
          <table:table-cell office:value-type="float" office:value="46" calcext:value-type="float">
            <text:p>46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2.3000000000029" calcext:value-type="float">
            <text:p>62,30</text:p>
          </table:table-cell>
          <table:table-cell office:value-type="float" office:value="50.0999999999913" calcext:value-type="float">
            <text:p>50,10</text:p>
          </table:table-cell>
          <table:table-cell office:value-type="float" office:value="45" calcext:value-type="float">
            <text:p>45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5.1999999999971" calcext:value-type="float">
            <text:p>45,20</text:p>
          </table:table-cell>
          <table:table-cell office:value-type="float" office:value="44.6000000000058" calcext:value-type="float">
            <text:p>44,60</text:p>
          </table:table-cell>
          <table:table-cell office:value-type="float" office:value="44" calcext:value-type="float">
            <text:p>44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6.8999999999942" calcext:value-type="float">
            <text:p>56,90</text:p>
          </table:table-cell>
          <table:table-cell office:value-type="float" office:value="53.4000000000087" calcext:value-type="float">
            <text:p>53,40</text:p>
          </table:table-cell>
          <table:table-cell office:value-type="float" office:value="45" calcext:value-type="float">
            <text:p>45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,00</text:p>
          </table:table-cell>
          <table:table-cell office:value-type="float" office:value="52.8000000000029" calcext:value-type="float">
            <text:p>52,80</text:p>
          </table:table-cell>
          <table:table-cell office:value-type="float" office:value="46" calcext:value-type="float">
            <text:p>46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5.7000000000116" calcext:value-type="float">
            <text:p>45,70</text:p>
          </table:table-cell>
          <table:table-cell office:value-type="float" office:value="44.5" calcext:value-type="float">
            <text:p>44,50</text:p>
          </table:table-cell>
          <table:table-cell office:value-type="float" office:value="46" calcext:value-type="float">
            <text:p>46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4.4000000000087" calcext:value-type="float">
            <text:p>44,40</text:p>
          </table:table-cell>
          <table:table-cell office:value-type="float" office:value="44.5" calcext:value-type="float">
            <text:p>44,50</text:p>
          </table:table-cell>
          <table:table-cell office:value-type="float" office:value="45" calcext:value-type="float">
            <text:p>45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4.3999999999942" calcext:value-type="float">
            <text:p>44,40</text:p>
          </table:table-cell>
          <table:table-cell office:value-type="float" office:value="45.1999999999971" calcext:value-type="float">
            <text:p>45,20</text:p>
          </table:table-cell>
          <table:table-cell office:value-type="float" office:value="45" calcext:value-type="float">
            <text:p>45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4.5" calcext:value-type="float">
            <text:p>44,50</text:p>
          </table:table-cell>
          <table:table-cell office:value-type="float" office:value="43.3999999999942" calcext:value-type="float">
            <text:p>43,40</text:p>
          </table:table-cell>
          <table:table-cell office:value-type="float" office:value="46" calcext:value-type="float">
            <text:p>46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3.6999999999971" calcext:value-type="float">
            <text:p>43,70</text:p>
          </table:table-cell>
          <table:table-cell office:value-type="float" office:value="43.9000000000087" calcext:value-type="float">
            <text:p>43,90</text:p>
          </table:table-cell>
          <table:table-cell office:value-type="float" office:value="45" calcext:value-type="float">
            <text:p>45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4.3000000000029" calcext:value-type="float">
            <text:p>44,30</text:p>
          </table:table-cell>
          <table:table-cell office:value-type="float" office:value="45.3000000000029" calcext:value-type="float">
            <text:p>45,30</text:p>
          </table:table-cell>
          <table:table-cell office:value-type="float" office:value="45" calcext:value-type="float">
            <text:p>45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5.0999999999913" calcext:value-type="float">
            <text:p>45,10</text:p>
          </table:table-cell>
          <table:table-cell office:value-type="float" office:value="44" calcext:value-type="float">
            <text:p>44,00</text:p>
          </table:table-cell>
          <table:table-cell office:value-type="float" office:value="45" calcext:value-type="float">
            <text:p>45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,00</text:p>
          </table:table-cell>
          <table:table-cell office:value-type="float" office:value="47.8000000000029" calcext:value-type="float">
            <text:p>47,80</text:p>
          </table:table-cell>
          <table:table-cell office:value-type="float" office:value="46" calcext:value-type="float">
            <text:p>46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5.1999999999971" calcext:value-type="float">
            <text:p>45,20</text:p>
          </table:table-cell>
          <table:table-cell office:value-type="float" office:value="46.1000000000058" calcext:value-type="float">
            <text:p>46,10</text:p>
          </table:table-cell>
          <table:table-cell office:value-type="float" office:value="45" calcext:value-type="float">
            <text:p>45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5.6000000000058" calcext:value-type="float">
            <text:p>45,60</text:p>
          </table:table-cell>
          <table:table-cell office:value-type="float" office:value="45.3000000000029" calcext:value-type="float">
            <text:p>45,30</text:p>
          </table:table-cell>
          <table:table-cell office:value-type="float" office:value="46" calcext:value-type="float">
            <text:p>46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4.1000000000058" calcext:value-type="float">
            <text:p>44,10</text:p>
          </table:table-cell>
          <table:table-cell office:value-type="float" office:value="44.5" calcext:value-type="float">
            <text:p>44,50</text:p>
          </table:table-cell>
          <table:table-cell office:value-type="float" office:value="45" calcext:value-type="float">
            <text:p>45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4.7999999999884" calcext:value-type="float">
            <text:p>44,80</text:p>
          </table:table-cell>
          <table:table-cell office:value-type="float" office:value="44.4000000000087" calcext:value-type="float">
            <text:p>44,40</text:p>
          </table:table-cell>
          <table:table-cell office:value-type="float" office:value="45" calcext:value-type="float">
            <text:p>45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4.0999999999913" calcext:value-type="float">
            <text:p>44,10</text:p>
          </table:table-cell>
          <table:table-cell office:value-type="float" office:value="45.1000000000058" calcext:value-type="float">
            <text:p>45,10</text:p>
          </table:table-cell>
          <table:table-cell office:value-type="float" office:value="46" calcext:value-type="float">
            <text:p>46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4.8999999999942" calcext:value-type="float">
            <text:p>44,90</text:p>
          </table:table-cell>
          <table:table-cell office:value-type="float" office:value="45.1000000000058" calcext:value-type="float">
            <text:p>45,10</text:p>
          </table:table-cell>
          <table:table-cell office:value-type="float" office:value="44" calcext:value-type="float">
            <text:p>44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7" calcext:value-type="float">
            <text:p>47,00</text:p>
          </table:table-cell>
          <table:table-cell office:value-type="float" office:value="44.2000000000116" calcext:value-type="float">
            <text:p>44,20</text:p>
          </table:table-cell>
          <table:table-cell office:value-type="float" office:value="46" calcext:value-type="float">
            <text:p>46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0.5999999999913" calcext:value-type="float">
            <text:p>50,60</text:p>
          </table:table-cell>
          <table:table-cell office:value-type="float" office:value="44.1000000000058" calcext:value-type="float">
            <text:p>44,10</text:p>
          </table:table-cell>
          <table:table-cell office:value-type="float" office:value="46" calcext:value-type="float">
            <text:p>46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5.6999999999971" calcext:value-type="float">
            <text:p>45,70</text:p>
          </table:table-cell>
          <table:table-cell office:value-type="float" office:value="44.8000000000029" calcext:value-type="float">
            <text:p>44,80</text:p>
          </table:table-cell>
          <table:table-cell office:value-type="float" office:value="45" calcext:value-type="float">
            <text:p>45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4.5999999999913" calcext:value-type="float">
            <text:p>44,60</text:p>
          </table:table-cell>
          <table:table-cell office:value-type="float" office:value="44.4000000000087" calcext:value-type="float">
            <text:p>44,40</text:p>
          </table:table-cell>
          <table:table-cell office:value-type="float" office:value="46" calcext:value-type="float">
            <text:p>46,00</text:p>
          </table:table-cell>
          <table:table-cell office:value-type="float" office:value="38" calcext:value-type="float">
            <text:p>38,00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8.1000000000058" calcext:value-type="float">
            <text:p>48,10</text:p>
          </table:table-cell>
          <table:table-cell office:value-type="float" office:value="54.1999999999971" calcext:value-type="float">
            <text:p>54,20</text:p>
          </table:table-cell>
          <table:table-cell office:value-type="float" office:value="46" calcext:value-type="float">
            <text:p>46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4.8000000000029" calcext:value-type="float">
            <text:p>54,80</text:p>
          </table:table-cell>
          <table:table-cell office:value-type="float" office:value="52.0999999999913" calcext:value-type="float">
            <text:p>52,10</text:p>
          </table:table-cell>
          <table:table-cell office:value-type="float" office:value="46" calcext:value-type="float">
            <text:p>46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5.6999999999971" calcext:value-type="float">
            <text:p>55,70</text:p>
          </table:table-cell>
          <table:table-cell office:value-type="float" office:value="44.9000000000087" calcext:value-type="float">
            <text:p>44,90</text:p>
          </table:table-cell>
          <table:table-cell office:value-type="float" office:value="44" calcext:value-type="float">
            <text:p>44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4.0999999999913" calcext:value-type="float">
            <text:p>44,10</text:p>
          </table:table-cell>
          <table:table-cell office:value-type="float" office:value="44.3000000000029" calcext:value-type="float">
            <text:p>44,30</text:p>
          </table:table-cell>
          <table:table-cell office:value-type="float" office:value="47" calcext:value-type="float">
            <text:p>47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4.8000000000029" calcext:value-type="float">
            <text:p>44,80</text:p>
          </table:table-cell>
          <table:table-cell office:value-type="float" office:value="43.6999999999971" calcext:value-type="float">
            <text:p>43,70</text:p>
          </table:table-cell>
          <table:table-cell office:value-type="float" office:value="47" calcext:value-type="float">
            <text:p>47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3.6000000000058" calcext:value-type="float">
            <text:p>43,60</text:p>
          </table:table-cell>
          <table:table-cell office:value-type="float" office:value="43.8000000000029" calcext:value-type="float">
            <text:p>43,80</text:p>
          </table:table-cell>
          <table:table-cell office:value-type="float" office:value="46" calcext:value-type="float">
            <text:p>46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4.4000000000087" calcext:value-type="float">
            <text:p>44,40</text:p>
          </table:table-cell>
          <table:table-cell office:value-type="float" office:value="43.8999999999942" calcext:value-type="float">
            <text:p>43,90</text:p>
          </table:table-cell>
          <table:table-cell office:value-type="float" office:value="47" calcext:value-type="float">
            <text:p>47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4.3000000000029" calcext:value-type="float">
            <text:p>44,30</text:p>
          </table:table-cell>
          <table:table-cell office:value-type="float" office:value="44.0999999999913" calcext:value-type="float">
            <text:p>44,10</text:p>
          </table:table-cell>
          <table:table-cell office:value-type="float" office:value="46" calcext:value-type="float">
            <text:p>46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3.6999999999971" calcext:value-type="float">
            <text:p>43,70</text:p>
          </table:table-cell>
          <table:table-cell office:value-type="float" office:value="43.7000000000116" calcext:value-type="float">
            <text:p>43,70</text:p>
          </table:table-cell>
          <table:table-cell office:value-type="float" office:value="47" calcext:value-type="float">
            <text:p>47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3.8000000000029" calcext:value-type="float">
            <text:p>43,80</text:p>
          </table:table-cell>
          <table:table-cell office:value-type="float" office:value="44" calcext:value-type="float">
            <text:p>44,00</text:p>
          </table:table-cell>
          <table:table-cell office:value-type="float" office:value="45" calcext:value-type="float">
            <text:p>45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3.8999999999942" calcext:value-type="float">
            <text:p>43,90</text:p>
          </table:table-cell>
          <table:table-cell office:value-type="float" office:value="44.8000000000029" calcext:value-type="float">
            <text:p>44,80</text:p>
          </table:table-cell>
          <table:table-cell office:value-type="float" office:value="47" calcext:value-type="float">
            <text:p>47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4.8999999999942" calcext:value-type="float">
            <text:p>44,90</text:p>
          </table:table-cell>
          <table:table-cell office:value-type="float" office:value="44.5" calcext:value-type="float">
            <text:p>44,50</text:p>
          </table:table-cell>
          <table:table-cell office:value-type="float" office:value="47" calcext:value-type="float">
            <text:p>47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4.1999999999971" calcext:value-type="float">
            <text:p>44,20</text:p>
          </table:table-cell>
          <table:table-cell office:value-type="float" office:value="44.8999999999942" calcext:value-type="float">
            <text:p>44,90</text:p>
          </table:table-cell>
          <table:table-cell office:value-type="float" office:value="47" calcext:value-type="float">
            <text:p>47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3.8000000000029" calcext:value-type="float">
            <text:p>43,80</text:p>
          </table:table-cell>
          <table:table-cell office:value-type="float" office:value="44.8000000000029" calcext:value-type="float">
            <text:p>44,80</text:p>
          </table:table-cell>
          <table:table-cell office:value-type="float" office:value="46" calcext:value-type="float">
            <text:p>46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43.8999999999942" calcext:value-type="float">
            <text:p>43,90</text:p>
          </table:table-cell>
          <table:table-cell office:value-type="float" office:value="46" calcext:value-type="float">
            <text:p>46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4.1999999999971" calcext:value-type="float">
            <text:p>44,20</text:p>
          </table:table-cell>
          <table:table-cell office:value-type="float" office:value="44.6000000000058" calcext:value-type="float">
            <text:p>44,60</text:p>
          </table:table-cell>
          <table:table-cell office:value-type="float" office:value="46" calcext:value-type="float">
            <text:p>46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3.1999999999971" calcext:value-type="float">
            <text:p>43,20</text:p>
          </table:table-cell>
          <table:table-cell office:value-type="float" office:value="43.6999999999971" calcext:value-type="float">
            <text:p>43,70</text:p>
          </table:table-cell>
          <table:table-cell office:value-type="float" office:value="47" calcext:value-type="float">
            <text:p>47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4" calcext:value-type="float">
            <text:p>44,00</text:p>
          </table:table-cell>
          <table:table-cell office:value-type="float" office:value="44.0999999999913" calcext:value-type="float">
            <text:p>44,10</text:p>
          </table:table-cell>
          <table:table-cell office:value-type="float" office:value="47" calcext:value-type="float">
            <text:p>47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4.6000000000058" calcext:value-type="float">
            <text:p>44,60</text:p>
          </table:table-cell>
          <table:table-cell office:value-type="float" office:value="43.8999999999942" calcext:value-type="float">
            <text:p>43,90</text:p>
          </table:table-cell>
          <table:table-cell office:value-type="float" office:value="47" calcext:value-type="float">
            <text:p>47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3.5" calcext:value-type="float">
            <text:p>43,50</text:p>
          </table:table-cell>
          <table:table-cell office:value-type="float" office:value="43.8000000000029" calcext:value-type="float">
            <text:p>43,80</text:p>
          </table:table-cell>
          <table:table-cell office:value-type="float" office:value="45" calcext:value-type="float">
            <text:p>45,00</text:p>
          </table:table-cell>
          <table:table-cell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4" calcext:value-type="float">
            <text:p>44,00</text:p>
          </table:table-cell>
          <table:table-cell office:value-type="float" office:value="44.1000000000058" calcext:value-type="float">
            <text:p>44,10</text:p>
          </table:table-cell>
          <table:table-cell office:value-type="float" office:value="45" calcext:value-type="float">
            <text:p>45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5.1999999999971" calcext:value-type="float">
            <text:p>45,20</text:p>
          </table:table-cell>
          <table:table-cell office:value-type="float" office:value="43.9000000000087" calcext:value-type="float">
            <text:p>43,90</text:p>
          </table:table-cell>
          <table:table-cell office:value-type="float" office:value="46" calcext:value-type="float">
            <text:p>46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3.8000000000029" calcext:value-type="float">
            <text:p>43,80</text:p>
          </table:table-cell>
          <table:table-cell office:value-type="float" office:value="44.5" calcext:value-type="float">
            <text:p>44,50</text:p>
          </table:table-cell>
          <table:table-cell office:value-type="float" office:value="47" calcext:value-type="float">
            <text:p>47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,00</text:p>
          </table:table-cell>
          <table:table-cell office:value-type="float" office:value="44.3999999999942" calcext:value-type="float">
            <text:p>44,40</text:p>
          </table:table-cell>
          <table:table-cell office:value-type="float" office:value="47" calcext:value-type="float">
            <text:p>47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3.9000000000087" calcext:value-type="float">
            <text:p>43,90</text:p>
          </table:table-cell>
          <table:table-cell office:value-type="float" office:value="44.7999999999884" calcext:value-type="float">
            <text:p>44,80</text:p>
          </table:table-cell>
          <table:table-cell office:value-type="float" office:value="48" calcext:value-type="float">
            <text:p>48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4.1999999999971" calcext:value-type="float">
            <text:p>44,20</text:p>
          </table:table-cell>
          <table:table-cell office:value-type="float" office:value="44.6000000000058" calcext:value-type="float">
            <text:p>44,60</text:p>
          </table:table-cell>
          <table:table-cell office:value-type="float" office:value="45" calcext:value-type="float">
            <text:p>45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,00</text:p>
          </table:table-cell>
          <table:table-cell office:value-type="float" office:value="43.8000000000029" calcext:value-type="float">
            <text:p>43,80</text:p>
          </table:table-cell>
          <table:table-cell office:value-type="float" office:value="46" calcext:value-type="float">
            <text:p>46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3.8000000000029" calcext:value-type="float">
            <text:p>43,80</text:p>
          </table:table-cell>
          <table:table-cell office:value-type="float" office:value="44.4000000000087" calcext:value-type="float">
            <text:p>44,40</text:p>
          </table:table-cell>
          <table:table-cell office:value-type="float" office:value="45" calcext:value-type="float">
            <text:p>45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3.7000000000116" calcext:value-type="float">
            <text:p>43,70</text:p>
          </table:table-cell>
          <table:table-cell office:value-type="float" office:value="43.5999999999913" calcext:value-type="float">
            <text:p>43,60</text:p>
          </table:table-cell>
          <table:table-cell office:value-type="float" office:value="46" calcext:value-type="float">
            <text:p>46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3.1999999999971" calcext:value-type="float">
            <text:p>43,20</text:p>
          </table:table-cell>
          <table:table-cell office:value-type="float" office:value="43.8000000000029" calcext:value-type="float">
            <text:p>43,80</text:p>
          </table:table-cell>
          <table:table-cell office:value-type="float" office:value="48" calcext:value-type="float">
            <text:p>48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3.8000000000029" calcext:value-type="float">
            <text:p>43,80</text:p>
          </table:table-cell>
          <table:table-cell office:value-type="float" office:value="43.8999999999942" calcext:value-type="float">
            <text:p>43,90</text:p>
          </table:table-cell>
          <table:table-cell office:value-type="float" office:value="47" calcext:value-type="float">
            <text:p>47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4" calcext:value-type="float">
            <text:p>44,00</text:p>
          </table:table-cell>
          <table:table-cell office:value-type="float" office:value="44.3999999999942" calcext:value-type="float">
            <text:p>44,40</text:p>
          </table:table-cell>
          <table:table-cell office:value-type="float" office:value="47" calcext:value-type="float">
            <text:p>47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3.8999999999942" calcext:value-type="float">
            <text:p>43,90</text:p>
          </table:table-cell>
          <table:table-cell office:value-type="float" office:value="44" calcext:value-type="float">
            <text:p>44,00</text:p>
          </table:table-cell>
          <table:table-cell office:value-type="float" office:value="46" calcext:value-type="float">
            <text:p>46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4.1999999999971" calcext:value-type="float">
            <text:p>44,20</text:p>
          </table:table-cell>
          <table:table-cell office:value-type="float" office:value="44.3999999999942" calcext:value-type="float">
            <text:p>44,40</text:p>
          </table:table-cell>
          <table:table-cell office:value-type="float" office:value="46" calcext:value-type="float">
            <text:p>46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float" office:value="44.5" calcext:value-type="float">
            <text:p>44,50</text:p>
          </table:table-cell>
          <table:table-cell office:value-type="float" office:value="46" calcext:value-type="float">
            <text:p>46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3.8000000000029" calcext:value-type="float">
            <text:p>43,80</text:p>
          </table:table-cell>
          <table:table-cell office:value-type="float" office:value="44.6999999999971" calcext:value-type="float">
            <text:p>44,70</text:p>
          </table:table-cell>
          <table:table-cell office:value-type="float" office:value="48" calcext:value-type="float">
            <text:p>48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3.3000000000029" calcext:value-type="float">
            <text:p>43,30</text:p>
          </table:table-cell>
          <table:table-cell office:value-type="float" office:value="44.5" calcext:value-type="float">
            <text:p>44,50</text:p>
          </table:table-cell>
          <table:table-cell office:value-type="float" office:value="47" calcext:value-type="float">
            <text:p>47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4.1999999999971" calcext:value-type="float">
            <text:p>44,20</text:p>
          </table:table-cell>
          <table:table-cell office:value-type="float" office:value="44.6000000000058" calcext:value-type="float">
            <text:p>44,60</text:p>
          </table:table-cell>
          <table:table-cell office:value-type="float" office:value="51" calcext:value-type="float">
            <text:p>51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3.6999999999971" calcext:value-type="float">
            <text:p>43,70</text:p>
          </table:table-cell>
          <table:table-cell office:value-type="float" office:value="44.6000000000058" calcext:value-type="float">
            <text:p>44,60</text:p>
          </table:table-cell>
          <table:table-cell office:value-type="float" office:value="46" calcext:value-type="float">
            <text:p>46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3.8999999999942" calcext:value-type="float">
            <text:p>43,90</text:p>
          </table:table-cell>
          <table:table-cell office:value-type="float" office:value="44.1999999999971" calcext:value-type="float">
            <text:p>44,20</text:p>
          </table:table-cell>
          <table:table-cell office:value-type="float" office:value="45" calcext:value-type="float">
            <text:p>45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3.9000000000087" calcext:value-type="float">
            <text:p>43,90</text:p>
          </table:table-cell>
          <table:table-cell office:value-type="float" office:value="43.8999999999942" calcext:value-type="float">
            <text:p>43,90</text:p>
          </table:table-cell>
          <table:table-cell office:value-type="float" office:value="46" calcext:value-type="float">
            <text:p>46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3.8000000000029" calcext:value-type="float">
            <text:p>43,80</text:p>
          </table:table-cell>
          <table:table-cell office:value-type="float" office:value="43.5999999999913" calcext:value-type="float">
            <text:p>43,60</text:p>
          </table:table-cell>
          <table:table-cell office:value-type="float" office:value="46" calcext:value-type="float">
            <text:p>46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3.1999999999971" calcext:value-type="float">
            <text:p>43,20</text:p>
          </table:table-cell>
          <table:table-cell office:value-type="float" office:value="44.0999999999913" calcext:value-type="float">
            <text:p>44,10</text:p>
          </table:table-cell>
          <table:table-cell office:value-type="float" office:value="46" calcext:value-type="float">
            <text:p>46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4.4000000000087" calcext:value-type="float">
            <text:p>44,40</text:p>
          </table:table-cell>
          <table:table-cell office:value-type="float" office:value="44.5999999999913" calcext:value-type="float">
            <text:p>44,60</text:p>
          </table:table-cell>
          <table:table-cell office:value-type="float" office:value="46" calcext:value-type="float">
            <text:p>46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6.1999999999971" calcext:value-type="float">
            <text:p>46,20</text:p>
          </table:table-cell>
          <table:table-cell office:value-type="float" office:value="43.6999999999971" calcext:value-type="float">
            <text:p>43,70</text:p>
          </table:table-cell>
          <table:table-cell office:value-type="float" office:value="45" calcext:value-type="float">
            <text:p>45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6.1000000000058" calcext:value-type="float">
            <text:p>46,10</text:p>
          </table:table-cell>
          <table:table-cell office:value-type="float" office:value="44.3000000000029" calcext:value-type="float">
            <text:p>44,30</text:p>
          </table:table-cell>
          <table:table-cell office:value-type="float" office:value="46" calcext:value-type="float">
            <text:p>46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5.8999999999942" calcext:value-type="float">
            <text:p>45,90</text:p>
          </table:table-cell>
          <table:table-cell office:value-type="float" office:value="43.8999999999942" calcext:value-type="float">
            <text:p>43,90</text:p>
          </table:table-cell>
          <table:table-cell office:value-type="float" office:value="46" calcext:value-type="float">
            <text:p>46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6" calcext:value-type="float">
            <text:p>46,00</text:p>
          </table:table-cell>
          <table:table-cell office:value-type="float" office:value="43.7999999999884" calcext:value-type="float">
            <text:p>43,80</text:p>
          </table:table-cell>
          <table:table-cell office:value-type="float" office:value="47" calcext:value-type="float">
            <text:p>47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5.0999999999913" calcext:value-type="float">
            <text:p>45,10</text:p>
          </table:table-cell>
          <table:table-cell office:value-type="float" office:value="44" calcext:value-type="float">
            <text:p>44,00</text:p>
          </table:table-cell>
          <table:table-cell office:value-type="float" office:value="48" calcext:value-type="float">
            <text:p>48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5.5" calcext:value-type="float">
            <text:p>45,50</text:p>
          </table:table-cell>
          <table:table-cell office:value-type="float" office:value="43.8999999999942" calcext:value-type="float">
            <text:p>43,90</text:p>
          </table:table-cell>
          <table:table-cell office:value-type="float" office:value="48" calcext:value-type="float">
            <text:p>48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4.3000000000029" calcext:value-type="float">
            <text:p>44,30</text:p>
          </table:table-cell>
          <table:table-cell office:value-type="float" office:value="46.3000000000029" calcext:value-type="float">
            <text:p>46,30</text:p>
          </table:table-cell>
          <table:table-cell office:value-type="float" office:value="46" calcext:value-type="float">
            <text:p>46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4" calcext:value-type="float">
            <text:p>44,00</text:p>
          </table:table-cell>
          <table:table-cell office:value-type="float" office:value="46.2999999999884" calcext:value-type="float">
            <text:p>46,30</text:p>
          </table:table-cell>
          <table:table-cell office:value-type="float" office:value="45" calcext:value-type="float">
            <text:p>45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3.9000000000087" calcext:value-type="float">
            <text:p>43,90</text:p>
          </table:table-cell>
          <table:table-cell office:value-type="float" office:value="46.6999999999971" calcext:value-type="float">
            <text:p>46,70</text:p>
          </table:table-cell>
          <table:table-cell office:value-type="float" office:value="45" calcext:value-type="float">
            <text:p>45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3.9000000000087" calcext:value-type="float">
            <text:p>43,90</text:p>
          </table:table-cell>
          <table:table-cell office:value-type="float" office:value="44.5999999999913" calcext:value-type="float">
            <text:p>44,60</text:p>
          </table:table-cell>
          <table:table-cell office:value-type="float" office:value="47" calcext:value-type="float">
            <text:p>47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4.3999999999942" calcext:value-type="float">
            <text:p>44,40</text:p>
          </table:table-cell>
          <table:table-cell office:value-type="float" office:value="43.9000000000087" calcext:value-type="float">
            <text:p>43,90</text:p>
          </table:table-cell>
          <table:table-cell office:value-type="float" office:value="47" calcext:value-type="float">
            <text:p>47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4.1999999999971" calcext:value-type="float">
            <text:p>44,20</text:p>
          </table:table-cell>
          <table:table-cell office:value-type="float" office:value="43.6999999999971" calcext:value-type="float">
            <text:p>43,70</text:p>
          </table:table-cell>
          <table:table-cell office:value-type="float" office:value="47" calcext:value-type="float">
            <text:p>47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4" calcext:value-type="float">
            <text:p>44,00</text:p>
          </table:table-cell>
          <table:table-cell office:value-type="float" office:value="43.3999999999942" calcext:value-type="float">
            <text:p>43,40</text:p>
          </table:table-cell>
          <table:table-cell office:value-type="float" office:value="47" calcext:value-type="float">
            <text:p>47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4.3999999999942" calcext:value-type="float">
            <text:p>44,40</text:p>
          </table:table-cell>
          <table:table-cell office:value-type="float" office:value="43.3000000000029" calcext:value-type="float">
            <text:p>43,30</text:p>
          </table:table-cell>
          <table:table-cell office:value-type="float" office:value="47" calcext:value-type="float">
            <text:p>47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4.0999999999913" calcext:value-type="float">
            <text:p>44,10</text:p>
          </table:table-cell>
          <table:table-cell office:value-type="float" office:value="43.5" calcext:value-type="float">
            <text:p>43,50</text:p>
          </table:table-cell>
          <table:table-cell office:value-type="float" office:value="56" calcext:value-type="float">
            <text:p>56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4.1000000000058" calcext:value-type="float">
            <text:p>44,10</text:p>
          </table:table-cell>
          <table:table-cell office:value-type="float" office:value="43.6000000000058" calcext:value-type="float">
            <text:p>43,60</text:p>
          </table:table-cell>
          <table:table-cell office:value-type="float" office:value="46" calcext:value-type="float">
            <text:p>46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4.8999999999942" calcext:value-type="float">
            <text:p>44,90</text:p>
          </table:table-cell>
          <table:table-cell office:value-type="float" office:value="43.3000000000029" calcext:value-type="float">
            <text:p>43,30</text:p>
          </table:table-cell>
          <table:table-cell office:value-type="float" office:value="47" calcext:value-type="float">
            <text:p>47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4.1000000000058" calcext:value-type="float">
            <text:p>44,10</text:p>
          </table:table-cell>
          <table:table-cell office:value-type="float" office:value="43.6000000000058" calcext:value-type="float">
            <text:p>43,60</text:p>
          </table:table-cell>
          <table:table-cell office:value-type="float" office:value="46" calcext:value-type="float">
            <text:p>46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3.4000000000087" calcext:value-type="float">
            <text:p>43,40</text:p>
          </table:table-cell>
          <table:table-cell office:value-type="float" office:value="43.3000000000029" calcext:value-type="float">
            <text:p>43,30</text:p>
          </table:table-cell>
          <table:table-cell office:value-type="float" office:value="48" calcext:value-type="float">
            <text:p>48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4.5" calcext:value-type="float">
            <text:p>44,50</text:p>
          </table:table-cell>
          <table:table-cell office:value-type="float" office:value="43.6000000000058" calcext:value-type="float">
            <text:p>43,60</text:p>
          </table:table-cell>
          <table:table-cell office:value-type="float" office:value="47" calcext:value-type="float">
            <text:p>47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3.6999999999971" calcext:value-type="float">
            <text:p>43,70</text:p>
          </table:table-cell>
          <table:table-cell office:value-type="float" office:value="43.5" calcext:value-type="float">
            <text:p>43,50</text:p>
          </table:table-cell>
          <table:table-cell office:value-type="float" office:value="46" calcext:value-type="float">
            <text:p>46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3.9000000000087" calcext:value-type="float">
            <text:p>43,90</text:p>
          </table:table-cell>
          <table:table-cell office:value-type="float" office:value="43.5" calcext:value-type="float">
            <text:p>43,50</text:p>
          </table:table-cell>
          <table:table-cell office:value-type="float" office:value="47" calcext:value-type="float">
            <text:p>47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3.6999999999971" calcext:value-type="float">
            <text:p>43,70</text:p>
          </table:table-cell>
          <table:table-cell office:value-type="float" office:value="44.1000000000058" calcext:value-type="float">
            <text:p>44,10</text:p>
          </table:table-cell>
          <table:table-cell office:value-type="float" office:value="46" calcext:value-type="float">
            <text:p>46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4.8000000000029" calcext:value-type="float">
            <text:p>44,80</text:p>
          </table:table-cell>
          <table:table-cell office:value-type="float" office:value="43.1999999999971" calcext:value-type="float">
            <text:p>43,20</text:p>
          </table:table-cell>
          <table:table-cell office:value-type="float" office:value="47" calcext:value-type="float">
            <text:p>47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4" calcext:value-type="float">
            <text:p>44,00</text:p>
          </table:table-cell>
          <table:table-cell office:value-type="float" office:value="43.3999999999942" calcext:value-type="float">
            <text:p>43,40</text:p>
          </table:table-cell>
          <table:table-cell office:value-type="float" office:value="46" calcext:value-type="float">
            <text:p>46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3.8999999999942" calcext:value-type="float">
            <text:p>43,90</text:p>
          </table:table-cell>
          <table:table-cell office:value-type="float" office:value="43.2000000000116" calcext:value-type="float">
            <text:p>43,20</text:p>
          </table:table-cell>
          <table:table-cell office:value-type="float" office:value="45" calcext:value-type="float">
            <text:p>45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3.8000000000029" calcext:value-type="float">
            <text:p>43,80</text:p>
          </table:table-cell>
          <table:table-cell office:value-type="float" office:value="43" calcext:value-type="float">
            <text:p>43,00</text:p>
          </table:table-cell>
          <table:table-cell office:value-type="float" office:value="47" calcext:value-type="float">
            <text:p>47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4" calcext:value-type="float">
            <text:p>44,00</text:p>
          </table:table-cell>
          <table:table-cell office:value-type="float" office:value="43.3000000000029" calcext:value-type="float">
            <text:p>43,30</text:p>
          </table:table-cell>
          <table:table-cell office:value-type="float" office:value="46" calcext:value-type="float">
            <text:p>46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4" calcext:value-type="float">
            <text:p>44,00</text:p>
          </table:table-cell>
          <table:table-cell office:value-type="float" office:value="43.1999999999971" calcext:value-type="float">
            <text:p>43,20</text:p>
          </table:table-cell>
          <table:table-cell office:value-type="float" office:value="47" calcext:value-type="float">
            <text:p>47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3.6000000000058" calcext:value-type="float">
            <text:p>43,60</text:p>
          </table:table-cell>
          <table:table-cell office:value-type="float" office:value="43.5999999999913" calcext:value-type="float">
            <text:p>43,60</text:p>
          </table:table-cell>
          <table:table-cell office:value-type="float" office:value="58" calcext:value-type="float">
            <text:p>58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44" calcext:value-type="float">
            <text:p>44,00</text:p>
          </table:table-cell>
          <table:table-cell office:value-type="float" office:value="43.6000000000058" calcext:value-type="float">
            <text:p>43,60</text:p>
          </table:table-cell>
          <table:table-cell office:value-type="float" office:value="48" calcext:value-type="float">
            <text:p>48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3.6999999999971" calcext:value-type="float">
            <text:p>43,70</text:p>
          </table:table-cell>
          <table:table-cell office:value-type="float" office:value="43.3999999999942" calcext:value-type="float">
            <text:p>43,40</text:p>
          </table:table-cell>
          <table:table-cell office:value-type="float" office:value="45" calcext:value-type="float">
            <text:p>45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4" calcext:value-type="float">
            <text:p>44,00</text:p>
          </table:table-cell>
          <table:table-cell office:value-type="float" office:value="43.1999999999971" calcext:value-type="float">
            <text:p>43,20</text:p>
          </table:table-cell>
          <table:table-cell office:value-type="float" office:value="46" calcext:value-type="float">
            <text:p>46,00</text:p>
          </table:table-cell>
          <table:table-cell office:value-type="float" office:value="42" calcext:value-type="float">
            <text:p>42,00</text:p>
          </table:table-cell>
          <table:table-cell table:number-columns-repeated="5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3.6999999999971" calcext:value-type="float">
            <text:p>43,70</text:p>
          </table:table-cell>
          <table:table-cell office:value-type="float" office:value="42.9000000000087" calcext:value-type="float">
            <text:p>42,90</text:p>
          </table:table-cell>
          <table:table-cell office:value-type="float" office:value="46" calcext:value-type="float">
            <text:p>46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3.6999999999971" calcext:value-type="float">
            <text:p>43,70</text:p>
          </table:table-cell>
          <table:table-cell office:value-type="float" office:value="42.5" calcext:value-type="float">
            <text:p>42,50</text:p>
          </table:table-cell>
          <table:table-cell office:value-type="float" office:value="46" calcext:value-type="float">
            <text:p>46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8.8000000000029" calcext:value-type="float">
            <text:p>48,80</text:p>
          </table:table-cell>
          <table:table-cell office:value-type="float" office:value="42.8999999999942" calcext:value-type="float">
            <text:p>42,90</text:p>
          </table:table-cell>
          <table:table-cell office:value-type="float" office:value="46" calcext:value-type="float">
            <text:p>46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6.1999999999971" calcext:value-type="float">
            <text:p>46,20</text:p>
          </table:table-cell>
          <table:table-cell office:value-type="float" office:value="43.4000000000087" calcext:value-type="float">
            <text:p>43,40</text:p>
          </table:table-cell>
          <table:table-cell office:value-type="float" office:value="46" calcext:value-type="float">
            <text:p>46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3.6000000000058" calcext:value-type="float">
            <text:p>43,60</text:p>
          </table:table-cell>
          <table:table-cell office:value-type="float" office:value="43.1999999999971" calcext:value-type="float">
            <text:p>43,20</text:p>
          </table:table-cell>
          <table:table-cell office:value-type="float" office:value="45" calcext:value-type="float">
            <text:p>45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4.0999999999913" calcext:value-type="float">
            <text:p>44,10</text:p>
          </table:table-cell>
          <table:table-cell office:value-type="float" office:value="43.1000000000058" calcext:value-type="float">
            <text:p>43,10</text:p>
          </table:table-cell>
          <table:table-cell office:value-type="float" office:value="46" calcext:value-type="float">
            <text:p>46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3.9000000000087" calcext:value-type="float">
            <text:p>43,90</text:p>
          </table:table-cell>
          <table:table-cell office:value-type="float" office:value="43.2999999999884" calcext:value-type="float">
            <text:p>43,30</text:p>
          </table:table-cell>
          <table:table-cell office:value-type="float" office:value="45" calcext:value-type="float">
            <text:p>45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4.1999999999971" calcext:value-type="float">
            <text:p>44,20</text:p>
          </table:table-cell>
          <table:table-cell office:value-type="float" office:value="43.3999999999942" calcext:value-type="float">
            <text:p>43,40</text:p>
          </table:table-cell>
          <table:table-cell office:value-type="float" office:value="46" calcext:value-type="float">
            <text:p>46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 office:value-type="float" office:value="43.6999999999971" calcext:value-type="float">
            <text:p>43,70</text:p>
          </table:table-cell>
          <table:table-cell office:value-type="float" office:value="47" calcext:value-type="float">
            <text:p>47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3.3999999999942" calcext:value-type="float">
            <text:p>43,40</text:p>
          </table:table-cell>
          <table:table-cell office:value-type="float" office:value="43.6000000000058" calcext:value-type="float">
            <text:p>43,60</text:p>
          </table:table-cell>
          <table:table-cell office:value-type="float" office:value="47" calcext:value-type="float">
            <text:p>47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3.5" calcext:value-type="float">
            <text:p>43,50</text:p>
          </table:table-cell>
          <table:table-cell office:value-type="float" office:value="43.6000000000058" calcext:value-type="float">
            <text:p>43,60</text:p>
          </table:table-cell>
          <table:table-cell office:value-type="float" office:value="46" calcext:value-type="float">
            <text:p>46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3.6999999999971" calcext:value-type="float">
            <text:p>43,70</text:p>
          </table:table-cell>
          <table:table-cell office:value-type="float" office:value="43.5" calcext:value-type="float">
            <text:p>43,50</text:p>
          </table:table-cell>
          <table:table-cell office:value-type="float" office:value="47" calcext:value-type="float">
            <text:p>47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3.5" calcext:value-type="float">
            <text:p>43,50</text:p>
          </table:table-cell>
          <table:table-cell office:value-type="float" office:value="43.5999999999913" calcext:value-type="float">
            <text:p>43,60</text:p>
          </table:table-cell>
          <table:table-cell office:value-type="float" office:value="46" calcext:value-type="float">
            <text:p>46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44" calcext:value-type="float">
            <text:p>44,00</text:p>
          </table:table-cell>
          <table:table-cell office:value-type="float" office:value="43.6000000000058" calcext:value-type="float">
            <text:p>43,60</text:p>
          </table:table-cell>
          <table:table-cell office:value-type="float" office:value="46" calcext:value-type="float">
            <text:p>46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3.5" calcext:value-type="float">
            <text:p>43,50</text:p>
          </table:table-cell>
          <table:table-cell office:value-type="float" office:value="42.7999999999884" calcext:value-type="float">
            <text:p>42,80</text:p>
          </table:table-cell>
          <table:table-cell office:value-type="float" office:value="48" calcext:value-type="float">
            <text:p>48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3.7999999999884" calcext:value-type="float">
            <text:p>43,80</text:p>
          </table:table-cell>
          <table:table-cell office:value-type="float" office:value="43.1000000000058" calcext:value-type="float">
            <text:p>43,10</text:p>
          </table:table-cell>
          <table:table-cell office:value-type="float" office:value="46" calcext:value-type="float">
            <text:p>46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4.5" calcext:value-type="float">
            <text:p>44,50</text:p>
          </table:table-cell>
          <table:table-cell office:value-type="float" office:value="42.9000000000087" calcext:value-type="float">
            <text:p>42,90</text:p>
          </table:table-cell>
          <table:table-cell office:value-type="float" office:value="47" calcext:value-type="float">
            <text:p>47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4.2999999999884" calcext:value-type="float">
            <text:p>44,30</text:p>
          </table:table-cell>
          <table:table-cell office:value-type="float" office:value="43" calcext:value-type="float">
            <text:p>43,00</text:p>
          </table:table-cell>
          <table:table-cell office:value-type="float" office:value="47" calcext:value-type="float">
            <text:p>47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3.6000000000058" calcext:value-type="float">
            <text:p>43,60</text:p>
          </table:table-cell>
          <table:table-cell office:value-type="float" office:value="42.8000000000029" calcext:value-type="float">
            <text:p>42,80</text:p>
          </table:table-cell>
          <table:table-cell office:value-type="float" office:value="46" calcext:value-type="float">
            <text:p>46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3.8000000000029" calcext:value-type="float">
            <text:p>43,80</text:p>
          </table:table-cell>
          <table:table-cell office:value-type="float" office:value="43.1000000000058" calcext:value-type="float">
            <text:p>43,10</text:p>
          </table:table-cell>
          <table:table-cell office:value-type="float" office:value="48" calcext:value-type="float">
            <text:p>48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3.2999999999884" calcext:value-type="float">
            <text:p>43,30</text:p>
          </table:table-cell>
          <table:table-cell office:value-type="float" office:value="43" calcext:value-type="float">
            <text:p>43,00</text:p>
          </table:table-cell>
          <table:table-cell office:value-type="float" office:value="48" calcext:value-type="float">
            <text:p>48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3.8000000000029" calcext:value-type="float">
            <text:p>43,80</text:p>
          </table:table-cell>
          <table:table-cell office:value-type="float" office:value="43.6000000000058" calcext:value-type="float">
            <text:p>43,60</text:p>
          </table:table-cell>
          <table:table-cell office:value-type="float" office:value="48" calcext:value-type="float">
            <text:p>48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3.7000000000116" calcext:value-type="float">
            <text:p>43,70</text:p>
          </table:table-cell>
          <table:table-cell office:value-type="float" office:value="43.8999999999942" calcext:value-type="float">
            <text:p>43,90</text:p>
          </table:table-cell>
          <table:table-cell office:value-type="float" office:value="46" calcext:value-type="float">
            <text:p>46,00</text:p>
          </table:table-cell>
          <table:table-cell office:value-type="float" office:value="34" calcext:value-type="float">
            <text:p>34,00</text:p>
          </table:table-cell>
          <table:table-cell table:number-columns-repeated="5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4.8000000000029" calcext:value-type="float">
            <text:p>44,80</text:p>
          </table:table-cell>
          <table:table-cell office:value-type="float" office:value="43.1999999999971" calcext:value-type="float">
            <text:p>43,20</text:p>
          </table:table-cell>
          <table:table-cell office:value-type="float" office:value="46" calcext:value-type="float">
            <text:p>46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3.8000000000029" calcext:value-type="float">
            <text:p>43,80</text:p>
          </table:table-cell>
          <table:table-cell office:value-type="float" office:value="43.7999999999884" calcext:value-type="float">
            <text:p>43,80</text:p>
          </table:table-cell>
          <table:table-cell office:value-type="float" office:value="47" calcext:value-type="float">
            <text:p>47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3.9000000000087" calcext:value-type="float">
            <text:p>43,90</text:p>
          </table:table-cell>
          <table:table-cell office:value-type="float" office:value="43.7999999999884" calcext:value-type="float">
            <text:p>43,80</text:p>
          </table:table-cell>
          <table:table-cell office:value-type="float" office:value="47" calcext:value-type="float">
            <text:p>47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3.5" calcext:value-type="float">
            <text:p>43,50</text:p>
          </table:table-cell>
          <table:table-cell office:value-type="float" office:value="43.8000000000029" calcext:value-type="float">
            <text:p>43,80</text:p>
          </table:table-cell>
          <table:table-cell office:value-type="float" office:value="47" calcext:value-type="float">
            <text:p>47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4.5" calcext:value-type="float">
            <text:p>44,50</text:p>
          </table:table-cell>
          <table:table-cell office:value-type="float" office:value="43.8000000000029" calcext:value-type="float">
            <text:p>43,80</text:p>
          </table:table-cell>
          <table:table-cell office:value-type="float" office:value="48" calcext:value-type="float">
            <text:p>48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3.7999999999884" calcext:value-type="float">
            <text:p>43,80</text:p>
          </table:table-cell>
          <table:table-cell office:value-type="float" office:value="43.8000000000029" calcext:value-type="float">
            <text:p>43,80</text:p>
          </table:table-cell>
          <table:table-cell office:value-type="float" office:value="45" calcext:value-type="float">
            <text:p>45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 office:value-type="float" office:value="44.1999999999971" calcext:value-type="float">
            <text:p>44,20</text:p>
          </table:table-cell>
          <table:table-cell office:value-type="float" office:value="46" calcext:value-type="float">
            <text:p>46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4.6999999999971" calcext:value-type="float">
            <text:p>44,70</text:p>
          </table:table-cell>
          <table:table-cell office:value-type="float" office:value="44.1000000000058" calcext:value-type="float">
            <text:p>44,10</text:p>
          </table:table-cell>
          <table:table-cell office:value-type="float" office:value="45" calcext:value-type="float">
            <text:p>45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4.1999999999971" calcext:value-type="float">
            <text:p>44,20</text:p>
          </table:table-cell>
          <table:table-cell office:value-type="float" office:value="43.8000000000029" calcext:value-type="float">
            <text:p>43,80</text:p>
          </table:table-cell>
          <table:table-cell office:value-type="float" office:value="46" calcext:value-type="float">
            <text:p>46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3.9000000000087" calcext:value-type="float">
            <text:p>43,90</text:p>
          </table:table-cell>
          <table:table-cell office:value-type="float" office:value="44.3000000000029" calcext:value-type="float">
            <text:p>44,30</text:p>
          </table:table-cell>
          <table:table-cell office:value-type="float" office:value="48" calcext:value-type="float">
            <text:p>48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3.5999999999913" calcext:value-type="float">
            <text:p>43,60</text:p>
          </table:table-cell>
          <table:table-cell office:value-type="float" office:value="44.5" calcext:value-type="float">
            <text:p>44,50</text:p>
          </table:table-cell>
          <table:table-cell office:value-type="float" office:value="48" calcext:value-type="float">
            <text:p>48,00</text:p>
          </table:table-cell>
          <table:table-cell office:value-type="float" office:value="30" calcext:value-type="float">
            <text:p>30,00</text:p>
          </table:table-cell>
          <table:table-cell table:number-columns-repeated="5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3.6000000000058" calcext:value-type="float">
            <text:p>43,60</text:p>
          </table:table-cell>
          <table:table-cell office:value-type="float" office:value="44.0999999999913" calcext:value-type="float">
            <text:p>44,10</text:p>
          </table:table-cell>
          <table:table-cell office:value-type="float" office:value="46" calcext:value-type="float">
            <text:p>46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4" calcext:value-type="float">
            <text:p>44,00</text:p>
          </table:table-cell>
          <table:table-cell office:value-type="float" office:value="44.1000000000058" calcext:value-type="float">
            <text:p>44,10</text:p>
          </table:table-cell>
          <table:table-cell office:value-type="float" office:value="46" calcext:value-type="float">
            <text:p>46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3.5" calcext:value-type="float">
            <text:p>43,50</text:p>
          </table:table-cell>
          <table:table-cell office:value-type="float" office:value="43.8999999999942" calcext:value-type="float">
            <text:p>43,90</text:p>
          </table:table-cell>
          <table:table-cell office:value-type="float" office:value="46" calcext:value-type="float">
            <text:p>46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3.6000000000058" calcext:value-type="float">
            <text:p>43,60</text:p>
          </table:table-cell>
          <table:table-cell office:value-type="float" office:value="43.5999999999913" calcext:value-type="float">
            <text:p>43,60</text:p>
          </table:table-cell>
          <table:table-cell office:value-type="float" office:value="48" calcext:value-type="float">
            <text:p>48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4.2999999999884" calcext:value-type="float">
            <text:p>44,30</text:p>
          </table:table-cell>
          <table:table-cell office:value-type="float" office:value="43.8000000000029" calcext:value-type="float">
            <text:p>43,80</text:p>
          </table:table-cell>
          <table:table-cell office:value-type="float" office:value="56" calcext:value-type="float">
            <text:p>56,00</text:p>
          </table:table-cell>
          <table:table-cell office:value-type="float" office:value="30" calcext:value-type="float">
            <text:p>30,00</text:p>
          </table:table-cell>
          <table:table-cell table:number-columns-repeated="5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4.5" calcext:value-type="float">
            <text:p>44,50</text:p>
          </table:table-cell>
          <table:table-cell office:value-type="float" office:value="43.8000000000029" calcext:value-type="float">
            <text:p>43,80</text:p>
          </table:table-cell>
          <table:table-cell office:value-type="float" office:value="57" calcext:value-type="float">
            <text:p>57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4.8999999999942" calcext:value-type="float">
            <text:p>44,90</text:p>
          </table:table-cell>
          <table:table-cell office:value-type="float" office:value="43.5" calcext:value-type="float">
            <text:p>43,50</text:p>
          </table:table-cell>
          <table:table-cell office:value-type="float" office:value="46" calcext:value-type="float">
            <text:p>46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6.1000000000058" calcext:value-type="float">
            <text:p>46,10</text:p>
          </table:table-cell>
          <table:table-cell office:value-type="float" office:value="43.6999999999971" calcext:value-type="float">
            <text:p>43,70</text:p>
          </table:table-cell>
          <table:table-cell office:value-type="float" office:value="47" calcext:value-type="float">
            <text:p>47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5.5" calcext:value-type="float">
            <text:p>45,50</text:p>
          </table:table-cell>
          <table:table-cell office:value-type="float" office:value="43.5" calcext:value-type="float">
            <text:p>43,50</text:p>
          </table:table-cell>
          <table:table-cell office:value-type="float" office:value="47" calcext:value-type="float">
            <text:p>47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5.9000000000087" calcext:value-type="float">
            <text:p>45,90</text:p>
          </table:table-cell>
          <table:table-cell office:value-type="float" office:value="43.8999999999942" calcext:value-type="float">
            <text:p>43,90</text:p>
          </table:table-cell>
          <table:table-cell office:value-type="float" office:value="46" calcext:value-type="float">
            <text:p>46,00</text:p>
          </table:table-cell>
          <table:table-cell office:value-type="float" office:value="30" calcext:value-type="float">
            <text:p>30,00</text:p>
          </table:table-cell>
          <table:table-cell table:number-columns-repeated="5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3.5" calcext:value-type="float">
            <text:p>43,50</text:p>
          </table:table-cell>
          <table:table-cell office:value-type="float" office:value="44.3000000000029" calcext:value-type="float">
            <text:p>44,30</text:p>
          </table:table-cell>
          <table:table-cell office:value-type="float" office:value="47" calcext:value-type="float">
            <text:p>47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3.8000000000029" calcext:value-type="float">
            <text:p>43,80</text:p>
          </table:table-cell>
          <table:table-cell office:value-type="float" office:value="43.6999999999971" calcext:value-type="float">
            <text:p>43,70</text:p>
          </table:table-cell>
          <table:table-cell office:value-type="float" office:value="47" calcext:value-type="float">
            <text:p>47,00</text:p>
          </table:table-cell>
          <table:table-cell office:value-type="float" office:value="30" calcext:value-type="float">
            <text:p>30,00</text:p>
          </table:table-cell>
          <table:table-cell table:number-columns-repeated="5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4.1999999999971" calcext:value-type="float">
            <text:p>44,20</text:p>
          </table:table-cell>
          <table:table-cell office:value-type="float" office:value="43.8999999999942" calcext:value-type="float">
            <text:p>43,90</text:p>
          </table:table-cell>
          <table:table-cell office:value-type="float" office:value="48" calcext:value-type="float">
            <text:p>48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3.6000000000058" calcext:value-type="float">
            <text:p>43,60</text:p>
          </table:table-cell>
          <table:table-cell office:value-type="float" office:value="43.8000000000029" calcext:value-type="float">
            <text:p>43,80</text:p>
          </table:table-cell>
          <table:table-cell office:value-type="float" office:value="47" calcext:value-type="float">
            <text:p>47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3.9000000000087" calcext:value-type="float">
            <text:p>43,90</text:p>
          </table:table-cell>
          <table:table-cell office:value-type="float" office:value="43.3999999999942" calcext:value-type="float">
            <text:p>43,40</text:p>
          </table:table-cell>
          <table:table-cell office:value-type="float" office:value="55" calcext:value-type="float">
            <text:p>55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4" calcext:value-type="float">
            <text:p>44,00</text:p>
          </table:table-cell>
          <table:table-cell office:value-type="float" office:value="43.5" calcext:value-type="float">
            <text:p>43,50</text:p>
          </table:table-cell>
          <table:table-cell office:value-type="float" office:value="47" calcext:value-type="float">
            <text:p>47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3.6999999999971" calcext:value-type="float">
            <text:p>43,70</text:p>
          </table:table-cell>
          <table:table-cell office:value-type="float" office:value="44.8000000000029" calcext:value-type="float">
            <text:p>44,80</text:p>
          </table:table-cell>
          <table:table-cell office:value-type="float" office:value="46" calcext:value-type="float">
            <text:p>46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3.6000000000058" calcext:value-type="float">
            <text:p>43,60</text:p>
          </table:table-cell>
          <table:table-cell office:value-type="float" office:value="44.3000000000029" calcext:value-type="float">
            <text:p>44,30</text:p>
          </table:table-cell>
          <table:table-cell office:value-type="float" office:value="48" calcext:value-type="float">
            <text:p>48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3.6999999999971" calcext:value-type="float">
            <text:p>43,70</text:p>
          </table:table-cell>
          <table:table-cell office:value-type="float" office:value="43.5" calcext:value-type="float">
            <text:p>43,50</text:p>
          </table:table-cell>
          <table:table-cell office:value-type="float" office:value="47" calcext:value-type="float">
            <text:p>47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5.6999999999971" calcext:value-type="float">
            <text:p>45,70</text:p>
          </table:table-cell>
          <table:table-cell office:value-type="float" office:value="43.6999999999971" calcext:value-type="float">
            <text:p>43,70</text:p>
          </table:table-cell>
          <table:table-cell office:value-type="float" office:value="47" calcext:value-type="float">
            <text:p>47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6.3000000000029" calcext:value-type="float">
            <text:p>46,30</text:p>
          </table:table-cell>
          <table:table-cell office:value-type="float" office:value="43.3999999999942" calcext:value-type="float">
            <text:p>43,40</text:p>
          </table:table-cell>
          <table:table-cell office:value-type="float" office:value="46" calcext:value-type="float">
            <text:p>46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6.1999999999971" calcext:value-type="float">
            <text:p>46,20</text:p>
          </table:table-cell>
          <table:table-cell office:value-type="float" office:value="43.3999999999942" calcext:value-type="float">
            <text:p>43,40</text:p>
          </table:table-cell>
          <table:table-cell office:value-type="float" office:value="46" calcext:value-type="float">
            <text:p>46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4.8000000000029" calcext:value-type="float">
            <text:p>44,80</text:p>
          </table:table-cell>
          <table:table-cell office:value-type="float" office:value="43.1999999999971" calcext:value-type="float">
            <text:p>43,20</text:p>
          </table:table-cell>
          <table:table-cell office:value-type="float" office:value="47" calcext:value-type="float">
            <text:p>47,00</text:p>
          </table:table-cell>
          <table:table-cell office:value-type="float" office:value="30" calcext:value-type="float">
            <text:p>30,00</text:p>
          </table:table-cell>
          <table:table-cell table:number-columns-repeated="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4.8999999999942" calcext:value-type="float">
            <text:p>44,90</text:p>
          </table:table-cell>
          <table:table-cell office:value-type="float" office:value="43.3000000000029" calcext:value-type="float">
            <text:p>43,30</text:p>
          </table:table-cell>
          <table:table-cell office:value-type="float" office:value="47" calcext:value-type="float">
            <text:p>47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5.4000000000087" calcext:value-type="float">
            <text:p>45,40</text:p>
          </table:table-cell>
          <table:table-cell office:value-type="float" office:value="42.8999999999942" calcext:value-type="float">
            <text:p>42,90</text:p>
          </table:table-cell>
          <table:table-cell office:value-type="float" office:value="47" calcext:value-type="float">
            <text:p>47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4" calcext:value-type="float">
            <text:p>44,00</text:p>
          </table:table-cell>
          <table:table-cell office:value-type="float" office:value="43.7999999999884" calcext:value-type="float">
            <text:p>43,80</text:p>
          </table:table-cell>
          <table:table-cell office:value-type="float" office:value="46" calcext:value-type="float">
            <text:p>46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3.8999999999942" calcext:value-type="float">
            <text:p>43,90</text:p>
          </table:table-cell>
          <table:table-cell office:value-type="float" office:value="45.3999999999942" calcext:value-type="float">
            <text:p>45,40</text:p>
          </table:table-cell>
          <table:table-cell office:value-type="float" office:value="46" calcext:value-type="float">
            <text:p>46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44" calcext:value-type="float">
            <text:p>44,00</text:p>
          </table:table-cell>
          <table:table-cell office:value-type="float" office:value="45.2999999999884" calcext:value-type="float">
            <text:p>45,30</text:p>
          </table:table-cell>
          <table:table-cell office:value-type="float" office:value="46" calcext:value-type="float">
            <text:p>46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3.5" calcext:value-type="float">
            <text:p>43,50</text:p>
          </table:table-cell>
          <table:table-cell office:value-type="float" office:value="42.5" calcext:value-type="float">
            <text:p>42,50</text:p>
          </table:table-cell>
          <table:table-cell office:value-type="float" office:value="46" calcext:value-type="float">
            <text:p>46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43.8000000000029" calcext:value-type="float">
            <text:p>43,80</text:p>
          </table:table-cell>
          <table:table-cell office:value-type="float" office:value="43" calcext:value-type="float">
            <text:p>43,00</text:p>
          </table:table-cell>
          <table:table-cell office:value-type="float" office:value="46" calcext:value-type="float">
            <text:p>46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43.3999999999942" calcext:value-type="float">
            <text:p>43,40</text:p>
          </table:table-cell>
          <table:table-cell office:value-type="float" office:value="43.1000000000058" calcext:value-type="float">
            <text:p>43,10</text:p>
          </table:table-cell>
          <table:table-cell office:value-type="float" office:value="47" calcext:value-type="float">
            <text:p>47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44" calcext:value-type="float">
            <text:p>44,00</text:p>
          </table:table-cell>
          <table:table-cell office:value-type="float" office:value="42.6999999999971" calcext:value-type="float">
            <text:p>42,70</text:p>
          </table:table-cell>
          <table:table-cell office:value-type="float" office:value="47" calcext:value-type="float">
            <text:p>47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43.5" calcext:value-type="float">
            <text:p>43,50</text:p>
          </table:table-cell>
          <table:table-cell office:value-type="float" office:value="42.5" calcext:value-type="float">
            <text:p>42,50</text:p>
          </table:table-cell>
          <table:table-cell office:value-type="float" office:value="46" calcext:value-type="float">
            <text:p>46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3.4000000000087" calcext:value-type="float">
            <text:p>43,40</text:p>
          </table:table-cell>
          <table:table-cell office:value-type="float" office:value="42.3999999999942" calcext:value-type="float">
            <text:p>42,40</text:p>
          </table:table-cell>
          <table:table-cell office:value-type="float" office:value="47" calcext:value-type="float">
            <text:p>47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43.9000000000087" calcext:value-type="float">
            <text:p>43,90</text:p>
          </table:table-cell>
          <table:table-cell office:value-type="float" office:value="42.8999999999942" calcext:value-type="float">
            <text:p>42,90</text:p>
          </table:table-cell>
          <table:table-cell office:value-type="float" office:value="47" calcext:value-type="float">
            <text:p>47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3.6000000000058" calcext:value-type="float">
            <text:p>43,60</text:p>
          </table:table-cell>
          <table:table-cell office:value-type="float" office:value="42.5" calcext:value-type="float">
            <text:p>42,50</text:p>
          </table:table-cell>
          <table:table-cell office:value-type="float" office:value="46" calcext:value-type="float">
            <text:p>46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43.6999999999971" calcext:value-type="float">
            <text:p>43,70</text:p>
          </table:table-cell>
          <table:table-cell office:value-type="float" office:value="42.8999999999942" calcext:value-type="float">
            <text:p>42,90</text:p>
          </table:table-cell>
          <table:table-cell office:value-type="float" office:value="49" calcext:value-type="float">
            <text:p>49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43.6999999999971" calcext:value-type="float">
            <text:p>43,70</text:p>
          </table:table-cell>
          <table:table-cell office:value-type="float" office:value="43.1000000000058" calcext:value-type="float">
            <text:p>43,10</text:p>
          </table:table-cell>
          <table:table-cell office:value-type="float" office:value="45" calcext:value-type="float">
            <text:p>45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4.7000000000116" calcext:value-type="float">
            <text:p>44,70</text:p>
          </table:table-cell>
          <table:table-cell office:value-type="float" office:value="42.8999999999942" calcext:value-type="float">
            <text:p>42,90</text:p>
          </table:table-cell>
          <table:table-cell office:value-type="float" office:value="46" calcext:value-type="float">
            <text:p>46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43.3999999999942" calcext:value-type="float">
            <text:p>43,40</text:p>
          </table:table-cell>
          <table:table-cell office:value-type="float" office:value="42.3000000000029" calcext:value-type="float">
            <text:p>42,30</text:p>
          </table:table-cell>
          <table:table-cell office:value-type="float" office:value="46" calcext:value-type="float">
            <text:p>46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43.9000000000087" calcext:value-type="float">
            <text:p>43,90</text:p>
          </table:table-cell>
          <table:table-cell office:value-type="float" office:value="42.3000000000029" calcext:value-type="float">
            <text:p>42,30</text:p>
          </table:table-cell>
          <table:table-cell office:value-type="float" office:value="46" calcext:value-type="float">
            <text:p>46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43.5" calcext:value-type="float">
            <text:p>43,50</text:p>
          </table:table-cell>
          <table:table-cell office:value-type="float" office:value="42.8000000000029" calcext:value-type="float">
            <text:p>42,80</text:p>
          </table:table-cell>
          <table:table-cell office:value-type="float" office:value="46" calcext:value-type="float">
            <text:p>46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44.8000000000029" calcext:value-type="float">
            <text:p>44,80</text:p>
          </table:table-cell>
          <table:table-cell office:value-type="float" office:value="42.1999999999971" calcext:value-type="float">
            <text:p>42,20</text:p>
          </table:table-cell>
          <table:table-cell office:value-type="float" office:value="56" calcext:value-type="float">
            <text:p>56,00</text:p>
          </table:table-cell>
          <table:table-cell office:value-type="float" office:value="30" calcext:value-type="float">
            <text:p>30,00</text:p>
          </table:table-cell>
          <table:table-cell table:number-columns-repeated="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3.6999999999971" calcext:value-type="float">
            <text:p>43,70</text:p>
          </table:table-cell>
          <table:table-cell office:value-type="float" office:value="42.3999999999942" calcext:value-type="float">
            <text:p>42,40</text:p>
          </table:table-cell>
          <table:table-cell office:value-type="float" office:value="56" calcext:value-type="float">
            <text:p>56,00</text:p>
          </table:table-cell>
          <table:table-cell office:value-type="float" office:value="30" calcext:value-type="float">
            <text:p>30,00</text:p>
          </table:table-cell>
          <table:table-cell table:number-columns-repeated="5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44.1999999999971" calcext:value-type="float">
            <text:p>44,20</text:p>
          </table:table-cell>
          <table:table-cell office:value-type="float" office:value="42.8000000000029" calcext:value-type="float">
            <text:p>42,80</text:p>
          </table:table-cell>
          <table:table-cell office:value-type="float" office:value="46" calcext:value-type="float">
            <text:p>46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4.7000000000116" calcext:value-type="float">
            <text:p>44,70</text:p>
          </table:table-cell>
          <table:table-cell office:value-type="float" office:value="43.2999999999884" calcext:value-type="float">
            <text:p>43,30</text:p>
          </table:table-cell>
          <table:table-cell office:value-type="float" office:value="46" calcext:value-type="float">
            <text:p>46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3.8000000000029" calcext:value-type="float">
            <text:p>43,80</text:p>
          </table:table-cell>
          <table:table-cell office:value-type="float" office:value="43" calcext:value-type="float">
            <text:p>43,00</text:p>
          </table:table-cell>
          <table:table-cell office:value-type="float" office:value="47" calcext:value-type="float">
            <text:p>47,00</text:p>
          </table:table-cell>
          <table:table-cell office:value-type="float" office:value="30" calcext:value-type="float">
            <text:p>30,00</text:p>
          </table:table-cell>
          <table:table-cell table:number-columns-repeated="5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44" calcext:value-type="float">
            <text:p>44,00</text:p>
          </table:table-cell>
          <table:table-cell office:value-type="float" office:value="43" calcext:value-type="float">
            <text:p>43,00</text:p>
          </table:table-cell>
          <table:table-cell office:value-type="float" office:value="46" calcext:value-type="float">
            <text:p>46,00</text:p>
          </table:table-cell>
          <table:table-cell office:value-type="float" office:value="30" calcext:value-type="float">
            <text:p>30,00</text:p>
          </table:table-cell>
          <table:table-cell table:number-columns-repeated="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4.3999999999942" calcext:value-type="float">
            <text:p>44,40</text:p>
          </table:table-cell>
          <table:table-cell office:value-type="float" office:value="43" calcext:value-type="float">
            <text:p>43,00</text:p>
          </table:table-cell>
          <table:table-cell office:value-type="float" office:value="47" calcext:value-type="float">
            <text:p>47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44.1999999999971" calcext:value-type="float">
            <text:p>44,20</text:p>
          </table:table-cell>
          <table:table-cell office:value-type="float" office:value="42.6999999999971" calcext:value-type="float">
            <text:p>42,70</text:p>
          </table:table-cell>
          <table:table-cell office:value-type="float" office:value="46" calcext:value-type="float">
            <text:p>46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43.8000000000029" calcext:value-type="float">
            <text:p>43,80</text:p>
          </table:table-cell>
          <table:table-cell office:value-type="float" office:value="42.5" calcext:value-type="float">
            <text:p>42,50</text:p>
          </table:table-cell>
          <table:table-cell office:value-type="float" office:value="46" calcext:value-type="float">
            <text:p>46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44" calcext:value-type="float">
            <text:p>44,00</text:p>
          </table:table-cell>
          <table:table-cell office:value-type="float" office:value="43.6999999999971" calcext:value-type="float">
            <text:p>43,70</text:p>
          </table:table-cell>
          <table:table-cell office:value-type="float" office:value="46" calcext:value-type="float">
            <text:p>46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44.6999999999971" calcext:value-type="float">
            <text:p>44,70</text:p>
          </table:table-cell>
          <table:table-cell office:value-type="float" office:value="42.6999999999971" calcext:value-type="float">
            <text:p>42,70</text:p>
          </table:table-cell>
          <table:table-cell office:value-type="float" office:value="45" calcext:value-type="float">
            <text:p>45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44.3999999999942" calcext:value-type="float">
            <text:p>44,40</text:p>
          </table:table-cell>
          <table:table-cell office:value-type="float" office:value="42.8000000000029" calcext:value-type="float">
            <text:p>42,80</text:p>
          </table:table-cell>
          <table:table-cell office:value-type="float" office:value="46" calcext:value-type="float">
            <text:p>46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4" calcext:value-type="float">
            <text:p>44,00</text:p>
          </table:table-cell>
          <table:table-cell office:value-type="float" office:value="42.0999999999913" calcext:value-type="float">
            <text:p>42,10</text:p>
          </table:table-cell>
          <table:table-cell office:value-type="float" office:value="46" calcext:value-type="float">
            <text:p>46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44" calcext:value-type="float">
            <text:p>44,00</text:p>
          </table:table-cell>
          <table:table-cell office:value-type="float" office:value="42.8999999999942" calcext:value-type="float">
            <text:p>42,90</text:p>
          </table:table-cell>
          <table:table-cell office:value-type="float" office:value="47" calcext:value-type="float">
            <text:p>47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44.3999999999942" calcext:value-type="float">
            <text:p>44,40</text:p>
          </table:table-cell>
          <table:table-cell office:value-type="float" office:value="42.6999999999971" calcext:value-type="float">
            <text:p>42,70</text:p>
          </table:table-cell>
          <table:table-cell office:value-type="float" office:value="45" calcext:value-type="float">
            <text:p>45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43.7999999999884" calcext:value-type="float">
            <text:p>43,80</text:p>
          </table:table-cell>
          <table:table-cell office:value-type="float" office:value="42.9000000000087" calcext:value-type="float">
            <text:p>42,90</text:p>
          </table:table-cell>
          <table:table-cell office:value-type="float" office:value="46" calcext:value-type="float">
            <text:p>46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3.6999999999971" calcext:value-type="float">
            <text:p>43,70</text:p>
          </table:table-cell>
          <table:table-cell office:value-type="float" office:value="43.5999999999913" calcext:value-type="float">
            <text:p>43,60</text:p>
          </table:table-cell>
          <table:table-cell office:value-type="float" office:value="46" calcext:value-type="float">
            <text:p>46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45" calcext:value-type="float">
            <text:p>45,00</text:p>
          </table:table-cell>
          <table:table-cell office:value-type="float" office:value="43.3000000000029" calcext:value-type="float">
            <text:p>43,30</text:p>
          </table:table-cell>
          <table:table-cell office:value-type="float" office:value="46" calcext:value-type="float">
            <text:p>46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44.1000000000058" calcext:value-type="float">
            <text:p>44,10</text:p>
          </table:table-cell>
          <table:table-cell office:value-type="float" office:value="42.6000000000058" calcext:value-type="float">
            <text:p>42,60</text:p>
          </table:table-cell>
          <table:table-cell office:value-type="float" office:value="45" calcext:value-type="float">
            <text:p>45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44" calcext:value-type="float">
            <text:p>44,00</text:p>
          </table:table-cell>
          <table:table-cell office:value-type="float" office:value="43.2000000000116" calcext:value-type="float">
            <text:p>43,20</text:p>
          </table:table-cell>
          <table:table-cell office:value-type="float" office:value="47" calcext:value-type="float">
            <text:p>47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44.1000000000058" calcext:value-type="float">
            <text:p>44,10</text:p>
          </table:table-cell>
          <table:table-cell office:value-type="float" office:value="43" calcext:value-type="float">
            <text:p>43,00</text:p>
          </table:table-cell>
          <table:table-cell office:value-type="float" office:value="47" calcext:value-type="float">
            <text:p>47,00</text:p>
          </table:table-cell>
          <table:table-cell office:value-type="float" office:value="30" calcext:value-type="float">
            <text:p>30,00</text:p>
          </table:table-cell>
          <table:table-cell table:number-columns-repeated="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4.1000000000058" calcext:value-type="float">
            <text:p>44,10</text:p>
          </table:table-cell>
          <table:table-cell office:value-type="float" office:value="42.8999999999942" calcext:value-type="float">
            <text:p>42,90</text:p>
          </table:table-cell>
          <table:table-cell office:value-type="float" office:value="46" calcext:value-type="float">
            <text:p>46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44.6000000000058" calcext:value-type="float">
            <text:p>44,60</text:p>
          </table:table-cell>
          <table:table-cell office:value-type="float" office:value="43.3000000000029" calcext:value-type="float">
            <text:p>43,30</text:p>
          </table:table-cell>
          <table:table-cell office:value-type="float" office:value="47" calcext:value-type="float">
            <text:p>47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44.2000000000116" calcext:value-type="float">
            <text:p>44,20</text:p>
          </table:table-cell>
          <table:table-cell office:value-type="float" office:value="43.2999999999884" calcext:value-type="float">
            <text:p>43,30</text:p>
          </table:table-cell>
          <table:table-cell office:value-type="float" office:value="47" calcext:value-type="float">
            <text:p>47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45" calcext:value-type="float">
            <text:p>45,00</text:p>
          </table:table-cell>
          <table:table-cell office:value-type="float" office:value="43" calcext:value-type="float">
            <text:p>43,00</text:p>
          </table:table-cell>
          <table:table-cell office:value-type="float" office:value="46" calcext:value-type="float">
            <text:p>46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44.4000000000087" calcext:value-type="float">
            <text:p>44,40</text:p>
          </table:table-cell>
          <table:table-cell office:value-type="float" office:value="42.6999999999971" calcext:value-type="float">
            <text:p>42,70</text:p>
          </table:table-cell>
          <table:table-cell office:value-type="float" office:value="47" calcext:value-type="float">
            <text:p>47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4" calcext:value-type="float">
            <text:p>44,00</text:p>
          </table:table-cell>
          <table:table-cell office:value-type="float" office:value="42.8000000000029" calcext:value-type="float">
            <text:p>42,80</text:p>
          </table:table-cell>
          <table:table-cell office:value-type="float" office:value="47" calcext:value-type="float">
            <text:p>47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44.5" calcext:value-type="float">
            <text:p>44,50</text:p>
          </table:table-cell>
          <table:table-cell office:value-type="float" office:value="43.0999999999913" calcext:value-type="float">
            <text:p>43,10</text:p>
          </table:table-cell>
          <table:table-cell office:value-type="float" office:value="45" calcext:value-type="float">
            <text:p>45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4.3999999999942" calcext:value-type="float">
            <text:p>44,40</text:p>
          </table:table-cell>
          <table:table-cell office:value-type="float" office:value="43.5" calcext:value-type="float">
            <text:p>43,50</text:p>
          </table:table-cell>
          <table:table-cell office:value-type="float" office:value="45" calcext:value-type="float">
            <text:p>45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44.4000000000087" calcext:value-type="float">
            <text:p>44,40</text:p>
          </table:table-cell>
          <table:table-cell office:value-type="float" office:value="42.7999999999884" calcext:value-type="float">
            <text:p>42,80</text:p>
          </table:table-cell>
          <table:table-cell office:value-type="float" office:value="46" calcext:value-type="float">
            <text:p>46,00</text:p>
          </table:table-cell>
          <table:table-cell office:value-type="float" office:value="30" calcext:value-type="float">
            <text:p>30,00</text:p>
          </table:table-cell>
          <table:table-cell table:number-columns-repeated="5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43.6999999999971" calcext:value-type="float">
            <text:p>43,70</text:p>
          </table:table-cell>
          <table:table-cell office:value-type="float" office:value="43.1000000000058" calcext:value-type="float">
            <text:p>43,10</text:p>
          </table:table-cell>
          <table:table-cell office:value-type="float" office:value="45" calcext:value-type="float">
            <text:p>45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4.1000000000058" calcext:value-type="float">
            <text:p>44,10</text:p>
          </table:table-cell>
          <table:table-cell office:value-type="float" office:value="43.5999999999913" calcext:value-type="float">
            <text:p>43,60</text:p>
          </table:table-cell>
          <table:table-cell office:value-type="float" office:value="45" calcext:value-type="float">
            <text:p>45,00</text:p>
          </table:table-cell>
          <table:table-cell office:value-type="float" office:value="30" calcext:value-type="float">
            <text:p>30,00</text:p>
          </table:table-cell>
          <table:table-cell table:number-columns-repeated="5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44.5" calcext:value-type="float">
            <text:p>44,50</text:p>
          </table:table-cell>
          <table:table-cell office:value-type="float" office:value="43.4000000000087" calcext:value-type="float">
            <text:p>43,40</text:p>
          </table:table-cell>
          <table:table-cell office:value-type="float" office:value="46" calcext:value-type="float">
            <text:p>46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3.8999999999942" calcext:value-type="float">
            <text:p>43,90</text:p>
          </table:table-cell>
          <table:table-cell office:value-type="float" office:value="43.8000000000029" calcext:value-type="float">
            <text:p>43,80</text:p>
          </table:table-cell>
          <table:table-cell office:value-type="float" office:value="46" calcext:value-type="float">
            <text:p>46,00</text:p>
          </table:table-cell>
          <table:table-cell office:value-type="float" office:value="30" calcext:value-type="float">
            <text:p>30,00</text:p>
          </table:table-cell>
          <table:table-cell table:number-columns-repeated="5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4.5" calcext:value-type="float">
            <text:p>44,50</text:p>
          </table:table-cell>
          <table:table-cell office:value-type="float" office:value="43.1000000000058" calcext:value-type="float">
            <text:p>43,10</text:p>
          </table:table-cell>
          <table:table-cell office:value-type="float" office:value="46" calcext:value-type="float">
            <text:p>46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43.5999999999913" calcext:value-type="float">
            <text:p>43,60</text:p>
          </table:table-cell>
          <table:table-cell office:value-type="float" office:value="46.1000000000058" calcext:value-type="float">
            <text:p>46,10</text:p>
          </table:table-cell>
          <table:table-cell office:value-type="float" office:value="46" calcext:value-type="float">
            <text:p>46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5.1000000000058" calcext:value-type="float">
            <text:p>45,10</text:p>
          </table:table-cell>
          <table:table-cell office:value-type="float" office:value="44.1999999999971" calcext:value-type="float">
            <text:p>44,20</text:p>
          </table:table-cell>
          <table:table-cell office:value-type="float" office:value="46" calcext:value-type="float">
            <text:p>46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50.3000000000029" calcext:value-type="float">
            <text:p>50,30</text:p>
          </table:table-cell>
          <table:table-cell office:value-type="float" office:value="49.3000000000029" calcext:value-type="float">
            <text:p>49,30</text:p>
          </table:table-cell>
          <table:table-cell office:value-type="float" office:value="46" calcext:value-type="float">
            <text:p>46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59.5" calcext:value-type="float">
            <text:p>59,50</text:p>
          </table:table-cell>
          <table:table-cell office:value-type="float" office:value="44.3000000000029" calcext:value-type="float">
            <text:p>44,30</text:p>
          </table:table-cell>
          <table:table-cell office:value-type="float" office:value="47" calcext:value-type="float">
            <text:p>47,00</text:p>
          </table:table-cell>
          <table:table-cell office:value-type="float" office:value="30" calcext:value-type="float">
            <text:p>30,00</text:p>
          </table:table-cell>
          <table:table-cell table:number-columns-repeated="5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45.3000000000029" calcext:value-type="float">
            <text:p>45,30</text:p>
          </table:table-cell>
          <table:table-cell office:value-type="float" office:value="45.6999999999971" calcext:value-type="float">
            <text:p>45,70</text:p>
          </table:table-cell>
          <table:table-cell office:value-type="float" office:value="46" calcext:value-type="float">
            <text:p>46,00</text:p>
          </table:table-cell>
          <table:table-cell office:value-type="float" office:value="37" calcext:value-type="float">
            <text:p>37,00</text:p>
          </table:table-cell>
          <table:table-cell table:number-columns-repeated="5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43.6999999999971" calcext:value-type="float">
            <text:p>43,70</text:p>
          </table:table-cell>
          <table:table-cell office:value-type="float" office:value="43.4000000000087" calcext:value-type="float">
            <text:p>43,40</text:p>
          </table:table-cell>
          <table:table-cell office:value-type="float" office:value="46" calcext:value-type="float">
            <text:p>46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44.6000000000058" calcext:value-type="float">
            <text:p>44,60</text:p>
          </table:table-cell>
          <table:table-cell office:value-type="float" office:value="43.5" calcext:value-type="float">
            <text:p>43,50</text:p>
          </table:table-cell>
          <table:table-cell office:value-type="float" office:value="46" calcext:value-type="float">
            <text:p>46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44.2999999999884" calcext:value-type="float">
            <text:p>44,30</text:p>
          </table:table-cell>
          <table:table-cell office:value-type="float" office:value="43.8000000000029" calcext:value-type="float">
            <text:p>43,80</text:p>
          </table:table-cell>
          <table:table-cell office:value-type="float" office:value="46" calcext:value-type="float">
            <text:p>46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44.3000000000029" calcext:value-type="float">
            <text:p>44,30</text:p>
          </table:table-cell>
          <table:table-cell office:value-type="float" office:value="44.0999999999913" calcext:value-type="float">
            <text:p>44,10</text:p>
          </table:table-cell>
          <table:table-cell office:value-type="float" office:value="46" calcext:value-type="float">
            <text:p>46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44.1000000000058" calcext:value-type="float">
            <text:p>44,10</text:p>
          </table:table-cell>
          <table:table-cell office:value-type="float" office:value="46.6000000000058" calcext:value-type="float">
            <text:p>46,60</text:p>
          </table:table-cell>
          <table:table-cell office:value-type="float" office:value="46" calcext:value-type="float">
            <text:p>46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44.3000000000029" calcext:value-type="float">
            <text:p>44,30</text:p>
          </table:table-cell>
          <table:table-cell office:value-type="float" office:value="46.6000000000058" calcext:value-type="float">
            <text:p>46,60</text:p>
          </table:table-cell>
          <table:table-cell office:value-type="float" office:value="47" calcext:value-type="float">
            <text:p>47,00</text:p>
          </table:table-cell>
          <table:table-cell office:value-type="float" office:value="30" calcext:value-type="float">
            <text:p>30,00</text:p>
          </table:table-cell>
          <table:table-cell table:number-columns-repeated="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4.3999999999942" calcext:value-type="float">
            <text:p>44,40</text:p>
          </table:table-cell>
          <table:table-cell office:value-type="float" office:value="45.3000000000029" calcext:value-type="float">
            <text:p>45,30</text:p>
          </table:table-cell>
          <table:table-cell office:value-type="float" office:value="47" calcext:value-type="float">
            <text:p>47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4.1999999999971" calcext:value-type="float">
            <text:p>44,20</text:p>
          </table:table-cell>
          <table:table-cell office:value-type="float" office:value="43.5" calcext:value-type="float">
            <text:p>43,50</text:p>
          </table:table-cell>
          <table:table-cell office:value-type="float" office:value="46" calcext:value-type="float">
            <text:p>46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44" calcext:value-type="float">
            <text:p>44,00</text:p>
          </table:table-cell>
          <table:table-cell office:value-type="float" office:value="43.1999999999971" calcext:value-type="float">
            <text:p>43,20</text:p>
          </table:table-cell>
          <table:table-cell office:value-type="float" office:value="46" calcext:value-type="float">
            <text:p>46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44.1999999999971" calcext:value-type="float">
            <text:p>44,20</text:p>
          </table:table-cell>
          <table:table-cell office:value-type="float" office:value="42.6000000000058" calcext:value-type="float">
            <text:p>42,60</text:p>
          </table:table-cell>
          <table:table-cell office:value-type="float" office:value="46" calcext:value-type="float">
            <text:p>46,00</text:p>
          </table:table-cell>
          <table:table-cell office:value-type="float" office:value="30" calcext:value-type="float">
            <text:p>30,00</text:p>
          </table:table-cell>
          <table:table-cell table:number-columns-repeated="5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43.8000000000029" calcext:value-type="float">
            <text:p>43,80</text:p>
          </table:table-cell>
          <table:table-cell office:value-type="float" office:value="43" calcext:value-type="float">
            <text:p>43,00</text:p>
          </table:table-cell>
          <table:table-cell office:value-type="float" office:value="46" calcext:value-type="float">
            <text:p>46,00</text:p>
          </table:table-cell>
          <table:table-cell office:value-type="float" office:value="30" calcext:value-type="float">
            <text:p>30,00</text:p>
          </table:table-cell>
          <table:table-cell table:number-columns-repeated="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4.5" calcext:value-type="float">
            <text:p>44,50</text:p>
          </table:table-cell>
          <table:table-cell office:value-type="float" office:value="42.8999999999942" calcext:value-type="float">
            <text:p>42,90</text:p>
          </table:table-cell>
          <table:table-cell office:value-type="float" office:value="45" calcext:value-type="float">
            <text:p>45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43.9000000000087" calcext:value-type="float">
            <text:p>43,90</text:p>
          </table:table-cell>
          <table:table-cell office:value-type="float" office:value="42.7999999999884" calcext:value-type="float">
            <text:p>42,80</text:p>
          </table:table-cell>
          <table:table-cell office:value-type="float" office:value="46" calcext:value-type="float">
            <text:p>46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43.8999999999942" calcext:value-type="float">
            <text:p>43,90</text:p>
          </table:table-cell>
          <table:table-cell office:value-type="float" office:value="42.8000000000029" calcext:value-type="float">
            <text:p>42,80</text:p>
          </table:table-cell>
          <table:table-cell office:value-type="float" office:value="47" calcext:value-type="float">
            <text:p>47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43.8999999999942" calcext:value-type="float">
            <text:p>43,90</text:p>
          </table:table-cell>
          <table:table-cell office:value-type="float" office:value="42.9000000000087" calcext:value-type="float">
            <text:p>42,90</text:p>
          </table:table-cell>
          <table:table-cell office:value-type="float" office:value="47" calcext:value-type="float">
            <text:p>47,00</text:p>
          </table:table-cell>
          <table:table-cell office:value-type="float" office:value="30" calcext:value-type="float">
            <text:p>30,00</text:p>
          </table:table-cell>
          <table:table-cell table:number-columns-repeated="5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43.8999999999942" calcext:value-type="float">
            <text:p>43,90</text:p>
          </table:table-cell>
          <table:table-cell office:value-type="float" office:value="43.1000000000058" calcext:value-type="float">
            <text:p>43,10</text:p>
          </table:table-cell>
          <table:table-cell office:value-type="float" office:value="46" calcext:value-type="float">
            <text:p>46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3.5" calcext:value-type="float">
            <text:p>43,50</text:p>
          </table:table-cell>
          <table:table-cell office:value-type="float" office:value="43.1999999999971" calcext:value-type="float">
            <text:p>43,20</text:p>
          </table:table-cell>
          <table:table-cell office:value-type="float" office:value="46" calcext:value-type="float">
            <text:p>46,00</text:p>
          </table:table-cell>
          <table:table-cell office:value-type="float" office:value="30" calcext:value-type="float">
            <text:p>30,00</text:p>
          </table:table-cell>
          <table:table-cell table:number-columns-repeated="5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3.1000000000058" calcext:value-type="float">
            <text:p>43,10</text:p>
          </table:table-cell>
          <table:table-cell office:value-type="float" office:value="43.3999999999942" calcext:value-type="float">
            <text:p>43,40</text:p>
          </table:table-cell>
          <table:table-cell office:value-type="float" office:value="46" calcext:value-type="float">
            <text:p>46,00</text:p>
          </table:table-cell>
          <table:table-cell office:value-type="float" office:value="30" calcext:value-type="float">
            <text:p>30,00</text:p>
          </table:table-cell>
          <table:table-cell table:number-columns-repeated="5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44.3000000000029" calcext:value-type="float">
            <text:p>44,30</text:p>
          </table:table-cell>
          <table:table-cell office:value-type="float" office:value="44.5" calcext:value-type="float">
            <text:p>44,50</text:p>
          </table:table-cell>
          <table:table-cell office:value-type="float" office:value="47" calcext:value-type="float">
            <text:p>47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44.0999999999913" calcext:value-type="float">
            <text:p>44,10</text:p>
          </table:table-cell>
          <table:table-cell office:value-type="float" office:value="43.6000000000058" calcext:value-type="float">
            <text:p>43,60</text:p>
          </table:table-cell>
          <table:table-cell office:value-type="float" office:value="46" calcext:value-type="float">
            <text:p>46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44" calcext:value-type="float">
            <text:p>44,00</text:p>
          </table:table-cell>
          <table:table-cell office:value-type="float" office:value="43.5999999999913" calcext:value-type="float">
            <text:p>43,60</text:p>
          </table:table-cell>
          <table:table-cell office:value-type="float" office:value="46" calcext:value-type="float">
            <text:p>46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3.5" calcext:value-type="float">
            <text:p>43,50</text:p>
          </table:table-cell>
          <table:table-cell office:value-type="float" office:value="43.6999999999971" calcext:value-type="float">
            <text:p>43,70</text:p>
          </table:table-cell>
          <table:table-cell office:value-type="float" office:value="47" calcext:value-type="float">
            <text:p>47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5" calcext:value-type="float">
            <text:p>45,00</text:p>
          </table:table-cell>
          <table:table-cell office:value-type="float" office:value="43.9000000000087" calcext:value-type="float">
            <text:p>43,90</text:p>
          </table:table-cell>
          <table:table-cell office:value-type="float" office:value="45" calcext:value-type="float">
            <text:p>45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44.3999999999942" calcext:value-type="float">
            <text:p>44,40</text:p>
          </table:table-cell>
          <table:table-cell office:value-type="float" office:value="43.9000000000087" calcext:value-type="float">
            <text:p>43,90</text:p>
          </table:table-cell>
          <table:table-cell office:value-type="float" office:value="45" calcext:value-type="float">
            <text:p>45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3.9000000000087" calcext:value-type="float">
            <text:p>43,90</text:p>
          </table:table-cell>
          <table:table-cell office:value-type="float" office:value="44.1999999999971" calcext:value-type="float">
            <text:p>44,20</text:p>
          </table:table-cell>
          <table:table-cell office:value-type="float" office:value="57" calcext:value-type="float">
            <text:p>57,00</text:p>
          </table:table-cell>
          <table:table-cell office:value-type="float" office:value="30" calcext:value-type="float">
            <text:p>30,00</text:p>
          </table:table-cell>
          <table:table-cell table:number-columns-repeated="5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3.7000000000116" calcext:value-type="float">
            <text:p>43,70</text:p>
          </table:table-cell>
          <table:table-cell office:value-type="float" office:value="44" calcext:value-type="float">
            <text:p>44,00</text:p>
          </table:table-cell>
          <table:table-cell office:value-type="float" office:value="46" calcext:value-type="float">
            <text:p>46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4.1999999999971" calcext:value-type="float">
            <text:p>44,20</text:p>
          </table:table-cell>
          <table:table-cell office:value-type="float" office:value="43.8000000000029" calcext:value-type="float">
            <text:p>43,80</text:p>
          </table:table-cell>
          <table:table-cell office:value-type="float" office:value="46" calcext:value-type="float">
            <text:p>46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4" calcext:value-type="float">
            <text:p>44,00</text:p>
          </table:table-cell>
          <table:table-cell office:value-type="float" office:value="44.1999999999971" calcext:value-type="float">
            <text:p>44,20</text:p>
          </table:table-cell>
          <table:table-cell office:value-type="float" office:value="45" calcext:value-type="float">
            <text:p>45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43.9000000000087" calcext:value-type="float">
            <text:p>43,90</text:p>
          </table:table-cell>
          <table:table-cell office:value-type="float" office:value="44.3000000000029" calcext:value-type="float">
            <text:p>44,30</text:p>
          </table:table-cell>
          <table:table-cell office:value-type="float" office:value="52" calcext:value-type="float">
            <text:p>52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4.2000000000116" calcext:value-type="float">
            <text:p>44,20</text:p>
          </table:table-cell>
          <table:table-cell office:value-type="float" office:value="44.3999999999942" calcext:value-type="float">
            <text:p>44,40</text:p>
          </table:table-cell>
          <table:table-cell office:value-type="float" office:value="46" calcext:value-type="float">
            <text:p>46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43.9000000000087" calcext:value-type="float">
            <text:p>43,90</text:p>
          </table:table-cell>
          <table:table-cell office:value-type="float" office:value="44" calcext:value-type="float">
            <text:p>44,00</text:p>
          </table:table-cell>
          <table:table-cell office:value-type="float" office:value="46" calcext:value-type="float">
            <text:p>46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4.3999999999942" calcext:value-type="float">
            <text:p>44,40</text:p>
          </table:table-cell>
          <table:table-cell office:value-type="float" office:value="43.8000000000029" calcext:value-type="float">
            <text:p>43,80</text:p>
          </table:table-cell>
          <table:table-cell office:value-type="float" office:value="47" calcext:value-type="float">
            <text:p>47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44.3999999999942" calcext:value-type="float">
            <text:p>44,40</text:p>
          </table:table-cell>
          <table:table-cell office:value-type="float" office:value="43.8000000000029" calcext:value-type="float">
            <text:p>43,80</text:p>
          </table:table-cell>
          <table:table-cell office:value-type="float" office:value="46" calcext:value-type="float">
            <text:p>46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43.7999999999884" calcext:value-type="float">
            <text:p>43,80</text:p>
          </table:table-cell>
          <table:table-cell office:value-type="float" office:value="43.3000000000029" calcext:value-type="float">
            <text:p>43,30</text:p>
          </table:table-cell>
          <table:table-cell office:value-type="float" office:value="46" calcext:value-type="float">
            <text:p>46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43.6999999999971" calcext:value-type="float">
            <text:p>43,70</text:p>
          </table:table-cell>
          <table:table-cell office:value-type="float" office:value="43.3000000000029" calcext:value-type="float">
            <text:p>43,30</text:p>
          </table:table-cell>
          <table:table-cell office:value-type="float" office:value="46" calcext:value-type="float">
            <text:p>46,00</text:p>
          </table:table-cell>
          <table:table-cell office:value-type="float" office:value="30" calcext:value-type="float">
            <text:p>30,00</text:p>
          </table:table-cell>
          <table:table-cell table:number-columns-repeated="5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45" calcext:value-type="float">
            <text:p>45,00</text:p>
          </table:table-cell>
          <table:table-cell office:value-type="float" office:value="43" calcext:value-type="float">
            <text:p>43,00</text:p>
          </table:table-cell>
          <table:table-cell office:value-type="float" office:value="46" calcext:value-type="float">
            <text:p>46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4.1999999999971" calcext:value-type="float">
            <text:p>44,20</text:p>
          </table:table-cell>
          <table:table-cell office:value-type="float" office:value="43.5" calcext:value-type="float">
            <text:p>43,50</text:p>
          </table:table-cell>
          <table:table-cell office:value-type="float" office:value="47" calcext:value-type="float">
            <text:p>47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43.8999999999942" calcext:value-type="float">
            <text:p>43,90</text:p>
          </table:table-cell>
          <table:table-cell office:value-type="float" office:value="43.6999999999971" calcext:value-type="float">
            <text:p>43,70</text:p>
          </table:table-cell>
          <table:table-cell office:value-type="float" office:value="46" calcext:value-type="float">
            <text:p>46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44.1999999999971" calcext:value-type="float">
            <text:p>44,20</text:p>
          </table:table-cell>
          <table:table-cell office:value-type="float" office:value="43.6999999999971" calcext:value-type="float">
            <text:p>43,70</text:p>
          </table:table-cell>
          <table:table-cell office:value-type="float" office:value="46" calcext:value-type="float">
            <text:p>46,00</text:p>
          </table:table-cell>
          <table:table-cell office:value-type="float" office:value="38" calcext:value-type="float">
            <text:p>38,00</text:p>
          </table:table-cell>
          <table:table-cell table:number-columns-repeated="5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43.7999999999884" calcext:value-type="float">
            <text:p>43,80</text:p>
          </table:table-cell>
          <table:table-cell office:value-type="float" office:value="43.4000000000087" calcext:value-type="float">
            <text:p>43,40</text:p>
          </table:table-cell>
          <table:table-cell office:value-type="float" office:value="46" calcext:value-type="float">
            <text:p>46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44.0999999999913" calcext:value-type="float">
            <text:p>44,10</text:p>
          </table:table-cell>
          <table:table-cell office:value-type="float" office:value="43.3999999999942" calcext:value-type="float">
            <text:p>43,40</text:p>
          </table:table-cell>
          <table:table-cell office:value-type="float" office:value="46" calcext:value-type="float">
            <text:p>46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3.8000000000029" calcext:value-type="float">
            <text:p>43,80</text:p>
          </table:table-cell>
          <table:table-cell office:value-type="float" office:value="43.6999999999971" calcext:value-type="float">
            <text:p>43,70</text:p>
          </table:table-cell>
          <table:table-cell office:value-type="float" office:value="46" calcext:value-type="float">
            <text:p>46,00</text:p>
          </table:table-cell>
          <table:table-cell office:value-type="float" office:value="30" calcext:value-type="float">
            <text:p>30,00</text:p>
          </table:table-cell>
          <table:table-cell table:number-columns-repeated="5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44.3000000000029" calcext:value-type="float">
            <text:p>44,30</text:p>
          </table:table-cell>
          <table:table-cell office:value-type="float" office:value="43.6999999999971" calcext:value-type="float">
            <text:p>43,70</text:p>
          </table:table-cell>
          <table:table-cell office:value-type="float" office:value="48" calcext:value-type="float">
            <text:p>48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,50</text:p>
          </table:table-cell>
          <table:table-cell office:value-type="float" office:value="43.8000000000029" calcext:value-type="float">
            <text:p>43,80</text:p>
          </table:table-cell>
          <table:table-cell office:value-type="float" office:value="46" calcext:value-type="float">
            <text:p>46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44.2999999999884" calcext:value-type="float">
            <text:p>44,30</text:p>
          </table:table-cell>
          <table:table-cell office:value-type="float" office:value="43.3000000000029" calcext:value-type="float">
            <text:p>43,30</text:p>
          </table:table-cell>
          <table:table-cell office:value-type="float" office:value="46" calcext:value-type="float">
            <text:p>46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43.8999999999942" calcext:value-type="float">
            <text:p>43,90</text:p>
          </table:table-cell>
          <table:table-cell office:value-type="float" office:value="43.9000000000087" calcext:value-type="float">
            <text:p>43,90</text:p>
          </table:table-cell>
          <table:table-cell office:value-type="float" office:value="47" calcext:value-type="float">
            <text:p>47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3.8000000000029" calcext:value-type="float">
            <text:p>43,80</text:p>
          </table:table-cell>
          <table:table-cell office:value-type="float" office:value="43.3000000000029" calcext:value-type="float">
            <text:p>43,30</text:p>
          </table:table-cell>
          <table:table-cell office:value-type="float" office:value="46" calcext:value-type="float">
            <text:p>46,00</text:p>
          </table:table-cell>
          <table:table-cell office:value-type="float" office:value="30" calcext:value-type="float">
            <text:p>30,00</text:p>
          </table:table-cell>
          <table:table-cell table:number-columns-repeated="5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44.2000000000116" calcext:value-type="float">
            <text:p>44,20</text:p>
          </table:table-cell>
          <table:table-cell office:value-type="float" office:value="43.3999999999942" calcext:value-type="float">
            <text:p>43,40</text:p>
          </table:table-cell>
          <table:table-cell office:value-type="float" office:value="46" calcext:value-type="float">
            <text:p>46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43.9000000000087" calcext:value-type="float">
            <text:p>43,90</text:p>
          </table:table-cell>
          <table:table-cell office:value-type="float" office:value="42.8999999999942" calcext:value-type="float">
            <text:p>42,90</text:p>
          </table:table-cell>
          <table:table-cell office:value-type="float" office:value="47" calcext:value-type="float">
            <text:p>47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43.9000000000087" calcext:value-type="float">
            <text:p>43,90</text:p>
          </table:table-cell>
          <table:table-cell office:value-type="float" office:value="43.3999999999942" calcext:value-type="float">
            <text:p>43,40</text:p>
          </table:table-cell>
          <table:table-cell office:value-type="float" office:value="45" calcext:value-type="float">
            <text:p>45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43.3000000000029" calcext:value-type="float">
            <text:p>43,30</text:p>
          </table:table-cell>
          <table:table-cell office:value-type="float" office:value="43.3999999999942" calcext:value-type="float">
            <text:p>43,40</text:p>
          </table:table-cell>
          <table:table-cell office:value-type="float" office:value="46" calcext:value-type="float">
            <text:p>46,00</text:p>
          </table:table-cell>
          <table:table-cell office:value-type="float" office:value="30" calcext:value-type="float">
            <text:p>30,00</text:p>
          </table:table-cell>
          <table:table-cell table:number-columns-repeated="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3.5999999999913" calcext:value-type="float">
            <text:p>43,60</text:p>
          </table:table-cell>
          <table:table-cell office:value-type="float" office:value="43.6000000000058" calcext:value-type="float">
            <text:p>43,60</text:p>
          </table:table-cell>
          <table:table-cell office:value-type="float" office:value="46" calcext:value-type="float">
            <text:p>46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43.6999999999971" calcext:value-type="float">
            <text:p>43,70</text:p>
          </table:table-cell>
          <table:table-cell office:value-type="float" office:value="43.8999999999942" calcext:value-type="float">
            <text:p>43,90</text:p>
          </table:table-cell>
          <table:table-cell office:value-type="float" office:value="46" calcext:value-type="float">
            <text:p>46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43.6999999999971" calcext:value-type="float">
            <text:p>43,70</text:p>
          </table:table-cell>
          <table:table-cell office:value-type="float" office:value="43.8999999999942" calcext:value-type="float">
            <text:p>43,90</text:p>
          </table:table-cell>
          <table:table-cell office:value-type="float" office:value="46" calcext:value-type="float">
            <text:p>46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3.9000000000087" calcext:value-type="float">
            <text:p>43,90</text:p>
          </table:table-cell>
          <table:table-cell office:value-type="float" office:value="43.5" calcext:value-type="float">
            <text:p>43,50</text:p>
          </table:table-cell>
          <table:table-cell office:value-type="float" office:value="46" calcext:value-type="float">
            <text:p>46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43.8000000000029" calcext:value-type="float">
            <text:p>43,80</text:p>
          </table:table-cell>
          <table:table-cell office:value-type="float" office:value="43.3000000000029" calcext:value-type="float">
            <text:p>43,30</text:p>
          </table:table-cell>
          <table:table-cell office:value-type="float" office:value="45" calcext:value-type="float">
            <text:p>45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4.0999999999913" calcext:value-type="float">
            <text:p>44,10</text:p>
          </table:table-cell>
          <table:table-cell office:value-type="float" office:value="43.3000000000029" calcext:value-type="float">
            <text:p>43,30</text:p>
          </table:table-cell>
          <table:table-cell office:value-type="float" office:value="45" calcext:value-type="float">
            <text:p>45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44.3999999999942" calcext:value-type="float">
            <text:p>44,40</text:p>
          </table:table-cell>
          <table:table-cell office:value-type="float" office:value="43.5" calcext:value-type="float">
            <text:p>43,50</text:p>
          </table:table-cell>
          <table:table-cell office:value-type="float" office:value="46" calcext:value-type="float">
            <text:p>46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43.8000000000029" calcext:value-type="float">
            <text:p>43,80</text:p>
          </table:table-cell>
          <table:table-cell office:value-type="float" office:value="43.1000000000058" calcext:value-type="float">
            <text:p>43,10</text:p>
          </table:table-cell>
          <table:table-cell office:value-type="float" office:value="46" calcext:value-type="float">
            <text:p>46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44.4000000000087" calcext:value-type="float">
            <text:p>44,40</text:p>
          </table:table-cell>
          <table:table-cell office:value-type="float" office:value="44.0999999999913" calcext:value-type="float">
            <text:p>44,10</text:p>
          </table:table-cell>
          <table:table-cell office:value-type="float" office:value="45" calcext:value-type="float">
            <text:p>45,00</text:p>
          </table:table-cell>
          <table:table-cell office:value-type="float" office:value="33" calcext:value-type="float">
            <text:p>33,00</text:p>
          </table:table-cell>
          <table:table-cell table:number-columns-repeated="5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43.7000000000116" calcext:value-type="float">
            <text:p>43,70</text:p>
          </table:table-cell>
          <table:table-cell office:value-type="float" office:value="43.3999999999942" calcext:value-type="float">
            <text:p>43,40</text:p>
          </table:table-cell>
          <table:table-cell office:value-type="float" office:value="46" calcext:value-type="float">
            <text:p>46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4.5" calcext:value-type="float">
            <text:p>44,50</text:p>
          </table:table-cell>
          <table:table-cell office:value-type="float" office:value="43.0999999999913" calcext:value-type="float">
            <text:p>43,10</text:p>
          </table:table-cell>
          <table:table-cell office:value-type="float" office:value="46" calcext:value-type="float">
            <text:p>46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43.4000000000087" calcext:value-type="float">
            <text:p>43,40</text:p>
          </table:table-cell>
          <table:table-cell office:value-type="float" office:value="43" calcext:value-type="float">
            <text:p>43,00</text:p>
          </table:table-cell>
          <table:table-cell office:value-type="float" office:value="46" calcext:value-type="float">
            <text:p>46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44.2000000000116" calcext:value-type="float">
            <text:p>44,20</text:p>
          </table:table-cell>
          <table:table-cell office:value-type="float" office:value="43.7999999999884" calcext:value-type="float">
            <text:p>43,80</text:p>
          </table:table-cell>
          <table:table-cell office:value-type="float" office:value="46" calcext:value-type="float">
            <text:p>46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43.5" calcext:value-type="float">
            <text:p>43,50</text:p>
          </table:table-cell>
          <table:table-cell office:value-type="float" office:value="43.6000000000058" calcext:value-type="float">
            <text:p>43,60</text:p>
          </table:table-cell>
          <table:table-cell office:value-type="float" office:value="46" calcext:value-type="float">
            <text:p>46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43.8000000000029" calcext:value-type="float">
            <text:p>43,80</text:p>
          </table:table-cell>
          <table:table-cell office:value-type="float" office:value="44.1999999999971" calcext:value-type="float">
            <text:p>44,20</text:p>
          </table:table-cell>
          <table:table-cell office:value-type="float" office:value="46" calcext:value-type="float">
            <text:p>46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3.8999999999942" calcext:value-type="float">
            <text:p>43,90</text:p>
          </table:table-cell>
          <table:table-cell office:value-type="float" office:value="44.2000000000116" calcext:value-type="float">
            <text:p>44,20</text:p>
          </table:table-cell>
          <table:table-cell office:value-type="float" office:value="46" calcext:value-type="float">
            <text:p>46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44" calcext:value-type="float">
            <text:p>44,00</text:p>
          </table:table-cell>
          <table:table-cell office:value-type="float" office:value="44.1000000000058" calcext:value-type="float">
            <text:p>44,10</text:p>
          </table:table-cell>
          <table:table-cell office:value-type="float" office:value="46" calcext:value-type="float">
            <text:p>46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43.8000000000029" calcext:value-type="float">
            <text:p>43,80</text:p>
          </table:table-cell>
          <table:table-cell office:value-type="float" office:value="43.6999999999971" calcext:value-type="float">
            <text:p>43,70</text:p>
          </table:table-cell>
          <table:table-cell office:value-type="float" office:value="46" calcext:value-type="float">
            <text:p>46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44.6000000000058" calcext:value-type="float">
            <text:p>44,60</text:p>
          </table:table-cell>
          <table:table-cell office:value-type="float" office:value="43.6999999999971" calcext:value-type="float">
            <text:p>43,70</text:p>
          </table:table-cell>
          <table:table-cell office:value-type="float" office:value="47" calcext:value-type="float">
            <text:p>47,00</text:p>
          </table:table-cell>
          <table:table-cell office:value-type="float" office:value="30" calcext:value-type="float">
            <text:p>30,00</text:p>
          </table:table-cell>
          <table:table-cell table:number-columns-repeated="5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3.8999999999942" calcext:value-type="float">
            <text:p>43,90</text:p>
          </table:table-cell>
          <table:table-cell office:value-type="float" office:value="43.8000000000029" calcext:value-type="float">
            <text:p>43,80</text:p>
          </table:table-cell>
          <table:table-cell office:value-type="float" office:value="46" calcext:value-type="float">
            <text:p>46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44.5" calcext:value-type="float">
            <text:p>44,50</text:p>
          </table:table-cell>
          <table:table-cell office:value-type="float" office:value="44" calcext:value-type="float">
            <text:p>44,00</text:p>
          </table:table-cell>
          <table:table-cell office:value-type="float" office:value="46" calcext:value-type="float">
            <text:p>46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44" calcext:value-type="float">
            <text:p>44,00</text:p>
          </table:table-cell>
          <table:table-cell office:value-type="float" office:value="44.1000000000058" calcext:value-type="float">
            <text:p>44,10</text:p>
          </table:table-cell>
          <table:table-cell office:value-type="float" office:value="46" calcext:value-type="float">
            <text:p>46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44.1999999999971" calcext:value-type="float">
            <text:p>44,20</text:p>
          </table:table-cell>
          <table:table-cell office:value-type="float" office:value="44" calcext:value-type="float">
            <text:p>44,00</text:p>
          </table:table-cell>
          <table:table-cell office:value-type="float" office:value="46" calcext:value-type="float">
            <text:p>46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44" calcext:value-type="float">
            <text:p>44,00</text:p>
          </table:table-cell>
          <table:table-cell office:value-type="float" office:value="44.2000000000116" calcext:value-type="float">
            <text:p>44,20</text:p>
          </table:table-cell>
          <table:table-cell office:value-type="float" office:value="45" calcext:value-type="float">
            <text:p>45,00</text:p>
          </table:table-cell>
          <table:table-cell office:value-type="float" office:value="31" calcext:value-type="float">
            <text:p>31,00</text:p>
          </table:table-cell>
          <table:table-cell table:number-columns-repeated="5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44.1999999999971" calcext:value-type="float">
            <text:p>44,20</text:p>
          </table:table-cell>
          <table:table-cell office:value-type="float" office:value="44.6000000000058" calcext:value-type="float">
            <text:p>44,60</text:p>
          </table:table-cell>
          <table:table-cell office:value-type="float" office:value="46" calcext:value-type="float">
            <text:p>46,00</text:p>
          </table:table-cell>
          <table:table-cell office:value-type="float" office:value="30" calcext:value-type="float">
            <text:p>30,00</text:p>
          </table:table-cell>
          <table:table-cell table:number-columns-repeated="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3.5" calcext:value-type="float">
            <text:p>43,50</text:p>
          </table:table-cell>
          <table:table-cell office:value-type="float" office:value="44.3000000000029" calcext:value-type="float">
            <text:p>44,30</text:p>
          </table:table-cell>
          <table:table-cell office:value-type="float" office:value="46" calcext:value-type="float">
            <text:p>46,00</text:p>
          </table:table-cell>
          <table:table-cell office:value-type="float" office:value="32" calcext:value-type="float">
            <text:p>32,0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24T13:57:11.764720206</dc:date>
    <meta:editing-duration>PT2H3M40S</meta:editing-duration>
    <meta:editing-cycles>14</meta:editing-cycles>
    <meta:generator>LibreOffice/7.4.4.2$Linux_X86_64 LibreOffice_project/40$Build-2</meta:generator>
    <meta:document-statistic meta:table-count="1" meta:cell-count="1825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maximum="150" chart:interval-maj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423cm" svg:height="21.251cm" xlink:href=".." xlink:type="simple" chart:class="chart:line" chart:style-name="ch1">
        <chart:title svg:x="7.68cm" svg:y="0.56cm" chart:style-name="ch2">
          <text:p>Hue Shift: Benchmark of the JS and WASM implementations of the function
on Chromium and Firefox</text:p>
        </chart:title>
        <chart:legend chart:legend-position="end" svg:x="26.327cm" svg:y="9.579cm" style:legend-expansion="high" chart:style-name="ch3"/>
        <chart:plot-area chart:style-name="ch4" table:cell-range-address="'Benchmark 04'.A1:'Benchmark 04'.E361" chart:data-source-has-labels="both" svg:x="1.619cm" svg:y="2.268cm" svg:width="24.1cm" svg:height="17.577cm">
          <chart:coordinate-region svg:x="2.902cm" svg:y="2.467cm" svg:width="22.817cm" svg:height="16.454cm"/>
          <chart:axis chart:dimension="x" chart:name="primary-x" chart:style-name="ch5" chartooo:axis-type="auto">
            <chartooo:date-scale/>
            <chart:title svg:x="13.307cm" svg:y="20.27cm" chart:style-name="ch6">
              <text:p>Run</text:p>
            </chart:title>
            <chart:categories table:cell-range-address="'Benchmark 04'.A2:'Benchmark 04'.A361"/>
          </chart:axis>
          <chart:axis chart:dimension="y" chart:name="primary-y" chart:style-name="ch7">
            <chart:title svg:x="0.451cm" svg:y="12.092cm" chart:style-name="ch8">
              <text:p>Duration (ms)</text:p>
            </chart:title>
            <chart:grid chart:style-name="ch9" chart:class="major"/>
          </chart:axis>
          <chart:series chart:style-name="ch10" chart:values-cell-range-address="'Benchmark 04'.B2:'Benchmark 04'.B361" chart:label-cell-address="'Benchmark 04'.B1:'Benchmark 04'.B1" chart:class="chart:line">
            <chart:data-point chart:repeated="360"/>
          </chart:series>
          <chart:series chart:style-name="ch11" chart:values-cell-range-address="'Benchmark 04'.C2:'Benchmark 04'.C361" chart:label-cell-address="'Benchmark 04'.C1:'Benchmark 04'.C1" chart:class="chart:line">
            <chart:data-point chart:repeated="360"/>
          </chart:series>
          <chart:series chart:style-name="ch12" chart:values-cell-range-address="'Benchmark 04'.D2:'Benchmark 04'.D361" chart:label-cell-address="'Benchmark 04'.D1:'Benchmark 04'.D1" chart:class="chart:line">
            <chart:data-point chart:repeated="360"/>
          </chart:series>
          <chart:series chart:style-name="ch13" chart:values-cell-range-address="'Benchmark 04'.E2:'Benchmark 04'.E361" chart:label-cell-address="'Benchmark 04'.E1:'Benchmark 04'.E1" chart:class="chart:line">
            <chart:data-point chart:repeated="36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romium JS</text:p>
                <draw:g>
                  <svg:desc>'Benchmark 04'.B1:'Benchmark 04'.B1</svg:desc>
                </draw:g>
              </table:table-cell>
              <table:table-cell office:value-type="string">
                <text:p>Chromium WASM</text:p>
                <draw:g>
                  <svg:desc>'Benchmark 04'.C1:'Benchmark 04'.C1</svg:desc>
                </draw:g>
              </table:table-cell>
              <table:table-cell office:value-type="string">
                <text:p>Firefox JS</text:p>
                <draw:g>
                  <svg:desc>'Benchmark 04'.D1:'Benchmark 04'.D1</svg:desc>
                </draw:g>
              </table:table-cell>
              <table:table-cell office:value-type="string">
                <text:p>Firefox WASM</text:p>
                <draw:g>
                  <svg:desc>'Benchmark 04'.E1:'Benchmark 04'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Benchmark 04'.A2:'Benchmark 04'.A361</svg:desc>
                </draw:g>
              </table:table-cell>
              <table:table-cell office:value-type="float" office:value="80.3000000000029">
                <text:p>80.3000000000029</text:p>
                <draw:g>
                  <svg:desc>'Benchmark 04'.B2:'Benchmark 04'.B361</svg:desc>
                </draw:g>
              </table:table-cell>
              <table:table-cell office:value-type="float" office:value="46">
                <text:p>46</text:p>
                <draw:g>
                  <svg:desc>'Benchmark 04'.C2:'Benchmark 04'.C361</svg:desc>
                </draw:g>
              </table:table-cell>
              <table:table-cell office:value-type="float" office:value="61">
                <text:p>61</text:p>
                <draw:g>
                  <svg:desc>'Benchmark 04'.D2:'Benchmark 04'.D361</svg:desc>
                </draw:g>
              </table:table-cell>
              <table:table-cell office:value-type="float" office:value="31">
                <text:p>31</text:p>
                <draw:g>
                  <svg:desc>'Benchmark 04'.E2:'Benchmark 04'.E36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7.3999999999942">
                <text:p>47.3999999999942</text:p>
              </table:table-cell>
              <table:table-cell office:value-type="float" office:value="44.5">
                <text:p>44.5</text:p>
              </table:table-cell>
              <table:table-cell office:value-type="float" office:value="59">
                <text:p>5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43.8000000000029">
                <text:p>43.8000000000029</text:p>
              </table:table-cell>
              <table:table-cell office:value-type="float" office:value="58">
                <text:p>5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6.1999999999971">
                <text:p>56.1999999999971</text:p>
              </table:table-cell>
              <table:table-cell office:value-type="float" office:value="63">
                <text:p>63</text:p>
              </table:table-cell>
              <table:table-cell office:value-type="float" office:value="72">
                <text:p>7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6.2000000000116">
                <text:p>46.2000000000116</text:p>
              </table:table-cell>
              <table:table-cell office:value-type="float" office:value="44.1999999999971">
                <text:p>44.1999999999971</text:p>
              </table:table-cell>
              <table:table-cell office:value-type="float" office:value="59">
                <text:p>5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1.1999999999971">
                <text:p>51.1999999999971</text:p>
              </table:table-cell>
              <table:table-cell office:value-type="float" office:value="44.3999999999942">
                <text:p>44.3999999999942</text:p>
              </table:table-cell>
              <table:table-cell office:value-type="float" office:value="55">
                <text:p>5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6.6000000000058">
                <text:p>46.6000000000058</text:p>
              </table:table-cell>
              <table:table-cell office:value-type="float" office:value="44.5">
                <text:p>44.5</text:p>
              </table:table-cell>
              <table:table-cell office:value-type="float" office:value="55">
                <text:p>5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4.5">
                <text:p>44.5</text:p>
              </table:table-cell>
              <table:table-cell office:value-type="float" office:value="44.8999999999942">
                <text:p>44.8999999999942</text:p>
              </table:table-cell>
              <table:table-cell office:value-type="float" office:value="56">
                <text:p>5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6.3000000000029">
                <text:p>46.3000000000029</text:p>
              </table:table-cell>
              <table:table-cell office:value-type="float" office:value="44">
                <text:p>44</text:p>
              </table:table-cell>
              <table:table-cell office:value-type="float" office:value="55">
                <text:p>5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4.5">
                <text:p>44.5</text:p>
              </table:table-cell>
              <table:table-cell office:value-type="float" office:value="43.8999999999942">
                <text:p>43.8999999999942</text:p>
              </table:table-cell>
              <table:table-cell office:value-type="float" office:value="45">
                <text:p>4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6.5999999999913">
                <text:p>46.5999999999913</text:p>
              </table:table-cell>
              <table:table-cell office:value-type="float" office:value="45.3000000000029">
                <text:p>45.3000000000029</text:p>
              </table:table-cell>
              <table:table-cell office:value-type="float" office:value="46">
                <text:p>4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4.3999999999942">
                <text:p>44.3999999999942</text:p>
              </table:table-cell>
              <table:table-cell office:value-type="float" office:value="44.6000000000058">
                <text:p>44.6000000000058</text:p>
              </table:table-cell>
              <table:table-cell office:value-type="float" office:value="48">
                <text:p>4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4.6999999999971">
                <text:p>44.6999999999971</text:p>
              </table:table-cell>
              <table:table-cell office:value-type="float" office:value="44.8000000000029">
                <text:p>44.8000000000029</text:p>
              </table:table-cell>
              <table:table-cell office:value-type="float" office:value="59">
                <text:p>5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4.0999999999913">
                <text:p>44.0999999999913</text:p>
              </table:table-cell>
              <table:table-cell office:value-type="float" office:value="45.6000000000058">
                <text:p>45.6000000000058</text:p>
              </table:table-cell>
              <table:table-cell office:value-type="float" office:value="45">
                <text:p>4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4.5">
                <text:p>44.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6.9000000000087">
                <text:p>46.9000000000087</text:p>
              </table:table-cell>
              <table:table-cell office:value-type="float" office:value="45.3999999999942">
                <text:p>45.3999999999942</text:p>
              </table:table-cell>
              <table:table-cell office:value-type="float" office:value="45">
                <text:p>4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6.5">
                <text:p>46.5</text:p>
              </table:table-cell>
              <table:table-cell office:value-type="float" office:value="45.3000000000029">
                <text:p>45.3000000000029</text:p>
              </table:table-cell>
              <table:table-cell office:value-type="float" office:value="46">
                <text:p>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6.1999999999971">
                <text:p>46.1999999999971</text:p>
              </table:table-cell>
              <table:table-cell office:value-type="float" office:value="45.3999999999942">
                <text:p>45.3999999999942</text:p>
              </table:table-cell>
              <table:table-cell office:value-type="float" office:value="46">
                <text:p>4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45.7000000000116">
                <text:p>45.7000000000116</text:p>
              </table:table-cell>
              <table:table-cell office:value-type="float" office:value="45.6999999999971">
                <text:p>45.6999999999971</text:p>
              </table:table-cell>
              <table:table-cell office:value-type="float" office:value="48">
                <text:p>4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6.0999999999913">
                <text:p>46.0999999999913</text:p>
              </table:table-cell>
              <table:table-cell office:value-type="float" office:value="45.1999999999971">
                <text:p>45.1999999999971</text:p>
              </table:table-cell>
              <table:table-cell office:value-type="float" office:value="46">
                <text:p>4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45.6000000000058">
                <text:p>45.6000000000058</text:p>
              </table:table-cell>
              <table:table-cell office:value-type="float" office:value="45.3000000000029">
                <text:p>45.3000000000029</text:p>
              </table:table-cell>
              <table:table-cell office:value-type="float" office:value="46">
                <text:p>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45.4000000000087">
                <text:p>45.4000000000087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44.3999999999942">
                <text:p>44.3999999999942</text:p>
              </table:table-cell>
              <table:table-cell office:value-type="float" office:value="44.9000000000087">
                <text:p>44.9000000000087</text:p>
              </table:table-cell>
              <table:table-cell office:value-type="float" office:value="45">
                <text:p>4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4.5999999999913">
                <text:p>44.5999999999913</text:p>
              </table:table-cell>
              <table:table-cell office:value-type="float" office:value="58.6999999999971">
                <text:p>58.6999999999971</text:p>
              </table:table-cell>
              <table:table-cell office:value-type="float" office:value="45">
                <text:p>4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45.3000000000029">
                <text:p>45.3000000000029</text:p>
              </table:table-cell>
              <table:table-cell office:value-type="float" office:value="45.1000000000058">
                <text:p>45.1000000000058</text:p>
              </table:table-cell>
              <table:table-cell office:value-type="float" office:value="46">
                <text:p>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44.4000000000087">
                <text:p>44.4000000000087</text:p>
              </table:table-cell>
              <table:table-cell office:value-type="float" office:value="49.8000000000029">
                <text:p>49.8000000000029</text:p>
              </table:table-cell>
              <table:table-cell office:value-type="float" office:value="46">
                <text:p>4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46.8999999999942">
                <text:p>46.8999999999942</text:p>
              </table:table-cell>
              <table:table-cell office:value-type="float" office:value="48">
                <text:p>48</text:p>
              </table:table-cell>
              <table:table-cell office:value-type="float" office:value="46">
                <text:p>4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50.6999999999971">
                <text:p>50.6999999999971</text:p>
              </table:table-cell>
              <table:table-cell office:value-type="float" office:value="52.6000000000058">
                <text:p>52.6000000000058</text:p>
              </table:table-cell>
              <table:table-cell office:value-type="float" office:value="46">
                <text:p>4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59.7999999999884">
                <text:p>59.7999999999884</text:p>
              </table:table-cell>
              <table:table-cell office:value-type="float" office:value="55">
                <text:p>55</text:p>
              </table:table-cell>
              <table:table-cell office:value-type="float" office:value="45">
                <text:p>4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4.6999999999971">
                <text:p>54.6999999999971</text:p>
              </table:table-cell>
              <table:table-cell office:value-type="float" office:value="60.5">
                <text:p>60.5</text:p>
              </table:table-cell>
              <table:table-cell office:value-type="float" office:value="46">
                <text:p>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56.3000000000029">
                <text:p>56.3000000000029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43.6999999999971">
                <text:p>43.6999999999971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44.4000000000087">
                <text:p>44.4000000000087</text:p>
              </table:table-cell>
              <table:table-cell office:value-type="float" office:value="44.5">
                <text:p>44.5</text:p>
              </table:table-cell>
              <table:table-cell office:value-type="float" office:value="45">
                <text:p>4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44.5">
                <text:p>44.5</text:p>
              </table:table-cell>
              <table:table-cell office:value-type="float" office:value="44.6999999999971">
                <text:p>44.6999999999971</text:p>
              </table:table-cell>
              <table:table-cell office:value-type="float" office:value="45">
                <text:p>4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44.1000000000058">
                <text:p>44.1000000000058</text:p>
              </table:table-cell>
              <table:table-cell office:value-type="float" office:value="44.2999999999884">
                <text:p>44.2999999999884</text:p>
              </table:table-cell>
              <table:table-cell office:value-type="float" office:value="45">
                <text:p>4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44.1999999999971">
                <text:p>44.1999999999971</text:p>
              </table:table-cell>
              <table:table-cell office:value-type="float" office:value="44.5">
                <text:p>44.5</text:p>
              </table:table-cell>
              <table:table-cell office:value-type="float" office:value="45">
                <text:p>4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44">
                <text:p>44</text:p>
              </table:table-cell>
              <table:table-cell office:value-type="float" office:value="45.1000000000058">
                <text:p>45.1000000000058</text:p>
              </table:table-cell>
              <table:table-cell office:value-type="float" office:value="46">
                <text:p>4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43.6000000000058">
                <text:p>43.6000000000058</text:p>
              </table:table-cell>
              <table:table-cell office:value-type="float" office:value="44.6999999999971">
                <text:p>44.6999999999971</text:p>
              </table:table-cell>
              <table:table-cell office:value-type="float" office:value="45">
                <text:p>4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44.0999999999913">
                <text:p>44.0999999999913</text:p>
              </table:table-cell>
              <table:table-cell office:value-type="float" office:value="44.8000000000029">
                <text:p>44.8000000000029</text:p>
              </table:table-cell>
              <table:table-cell office:value-type="float" office:value="45">
                <text:p>4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4.1000000000058">
                <text:p>44.1000000000058</text:p>
              </table:table-cell>
              <table:table-cell office:value-type="float" office:value="45.3000000000029">
                <text:p>45.3000000000029</text:p>
              </table:table-cell>
              <table:table-cell office:value-type="float" office:value="46">
                <text:p>4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44.6999999999971">
                <text:p>44.6999999999971</text:p>
              </table:table-cell>
              <table:table-cell office:value-type="float" office:value="46">
                <text:p>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43.5">
                <text:p>43.5</text:p>
              </table:table-cell>
              <table:table-cell office:value-type="float" office:value="44.1999999999971">
                <text:p>44.1999999999971</text:p>
              </table:table-cell>
              <table:table-cell office:value-type="float" office:value="48">
                <text:p>4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4.5">
                <text:p>44.5</text:p>
              </table:table-cell>
              <table:table-cell office:value-type="float" office:value="44">
                <text:p>4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3.3000000000029">
                <text:p>43.3000000000029</text:p>
              </table:table-cell>
              <table:table-cell office:value-type="float" office:value="43.8000000000029">
                <text:p>43.8000000000029</text:p>
              </table:table-cell>
              <table:table-cell office:value-type="float" office:value="45">
                <text:p>4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3.8000000000029">
                <text:p>43.8000000000029</text:p>
              </table:table-cell>
              <table:table-cell office:value-type="float" office:value="43.2999999999884">
                <text:p>43.2999999999884</text:p>
              </table:table-cell>
              <table:table-cell office:value-type="float" office:value="46">
                <text:p>4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43.9000000000087">
                <text:p>43.9000000000087</text:p>
              </table:table-cell>
              <table:table-cell office:value-type="float" office:value="43.7999999999884">
                <text:p>43.7999999999884</text:p>
              </table:table-cell>
              <table:table-cell office:value-type="float" office:value="45">
                <text:p>4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43.1999999999971">
                <text:p>43.1999999999971</text:p>
              </table:table-cell>
              <table:table-cell office:value-type="float" office:value="43.8000000000029">
                <text:p>43.8000000000029</text:p>
              </table:table-cell>
              <table:table-cell office:value-type="float" office:value="45">
                <text:p>4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43.8999999999942">
                <text:p>43.8999999999942</text:p>
              </table:table-cell>
              <table:table-cell office:value-type="float" office:value="43.6000000000058">
                <text:p>43.6000000000058</text:p>
              </table:table-cell>
              <table:table-cell office:value-type="float" office:value="46">
                <text:p>4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43.7000000000116">
                <text:p>43.7000000000116</text:p>
              </table:table-cell>
              <table:table-cell office:value-type="float" office:value="43.5">
                <text:p>43.5</text:p>
              </table:table-cell>
              <table:table-cell office:value-type="float" office:value="46">
                <text:p>4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3.7000000000116">
                <text:p>43.7000000000116</text:p>
              </table:table-cell>
              <table:table-cell office:value-type="float" office:value="43.8999999999942">
                <text:p>43.8999999999942</text:p>
              </table:table-cell>
              <table:table-cell office:value-type="float" office:value="47">
                <text:p>4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44.3000000000029">
                <text:p>44.3000000000029</text:p>
              </table:table-cell>
              <table:table-cell office:value-type="float" office:value="44.1999999999971">
                <text:p>44.1999999999971</text:p>
              </table:table-cell>
              <table:table-cell office:value-type="float" office:value="45">
                <text:p>4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43.7999999999884">
                <text:p>43.7999999999884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43.8999999999942">
                <text:p>43.8999999999942</text:p>
              </table:table-cell>
              <table:table-cell office:value-type="float" office:value="44.1000000000058">
                <text:p>44.1000000000058</text:p>
              </table:table-cell>
              <table:table-cell office:value-type="float" office:value="45">
                <text:p>4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44.1999999999971">
                <text:p>44.1999999999971</text:p>
              </table:table-cell>
              <table:table-cell office:value-type="float" office:value="44.1999999999971">
                <text:p>44.1999999999971</text:p>
              </table:table-cell>
              <table:table-cell office:value-type="float" office:value="46">
                <text:p>4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44.0999999999913">
                <text:p>44.0999999999913</text:p>
              </table:table-cell>
              <table:table-cell office:value-type="float" office:value="43.3000000000029">
                <text:p>43.3000000000029</text:p>
              </table:table-cell>
              <table:table-cell office:value-type="float" office:value="45">
                <text:p>4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43.8999999999942">
                <text:p>43.8999999999942</text:p>
              </table:table-cell>
              <table:table-cell office:value-type="float" office:value="44.1999999999971">
                <text:p>44.1999999999971</text:p>
              </table:table-cell>
              <table:table-cell office:value-type="float" office:value="45">
                <text:p>4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43.5">
                <text:p>43.5</text:p>
              </table:table-cell>
              <table:table-cell office:value-type="float" office:value="43.7999999999884">
                <text:p>43.7999999999884</text:p>
              </table:table-cell>
              <table:table-cell office:value-type="float" office:value="45">
                <text:p>4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43.6000000000058">
                <text:p>43.6000000000058</text:p>
              </table:table-cell>
              <table:table-cell office:value-type="float" office:value="43.8999999999942">
                <text:p>43.8999999999942</text:p>
              </table:table-cell>
              <table:table-cell office:value-type="float" office:value="45">
                <text:p>4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43.6999999999971">
                <text:p>43.6999999999971</text:p>
              </table:table-cell>
              <table:table-cell office:value-type="float" office:value="43.3000000000029">
                <text:p>43.3000000000029</text:p>
              </table:table-cell>
              <table:table-cell office:value-type="float" office:value="46">
                <text:p>4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3.3999999999942">
                <text:p>43.3999999999942</text:p>
              </table:table-cell>
              <table:table-cell office:value-type="float" office:value="43.6999999999971">
                <text:p>43.6999999999971</text:p>
              </table:table-cell>
              <table:table-cell office:value-type="float" office:value="44">
                <text:p>4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51.1000000000058">
                <text:p>51.1000000000058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47.2000000000116">
                <text:p>47.2000000000116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44.1000000000058">
                <text:p>44.1000000000058</text:p>
              </table:table-cell>
              <table:table-cell office:value-type="float" office:value="44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44">
                <text:p>44</text:p>
              </table:table-cell>
              <table:table-cell office:value-type="float" office:value="44.1000000000058">
                <text:p>44.1000000000058</text:p>
              </table:table-cell>
              <table:table-cell office:value-type="float" office:value="46">
                <text:p>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44.3000000000029">
                <text:p>44.3000000000029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45.1999999999971">
                <text:p>45.1999999999971</text:p>
              </table:table-cell>
              <table:table-cell office:value-type="float" office:value="53">
                <text:p>53</text:p>
              </table:table-cell>
              <table:table-cell office:value-type="float" office:value="46">
                <text:p>4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55">
                <text:p>55</text:p>
              </table:table-cell>
              <table:table-cell office:value-type="float" office:value="53.6999999999971">
                <text:p>53.6999999999971</text:p>
              </table:table-cell>
              <table:table-cell office:value-type="float" office:value="45">
                <text:p>4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55.5">
                <text:p>55.5</text:p>
              </table:table-cell>
              <table:table-cell office:value-type="float" office:value="53.3000000000029">
                <text:p>53.3000000000029</text:p>
              </table:table-cell>
              <table:table-cell office:value-type="float" office:value="46">
                <text:p>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62.3000000000029">
                <text:p>62.3000000000029</text:p>
              </table:table-cell>
              <table:table-cell office:value-type="float" office:value="50.0999999999913">
                <text:p>50.0999999999913</text:p>
              </table:table-cell>
              <table:table-cell office:value-type="float" office:value="45">
                <text:p>4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5.1999999999971">
                <text:p>45.1999999999971</text:p>
              </table:table-cell>
              <table:table-cell office:value-type="float" office:value="44.6000000000058">
                <text:p>44.6000000000058</text:p>
              </table:table-cell>
              <table:table-cell office:value-type="float" office:value="44">
                <text:p>4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56.8999999999942">
                <text:p>56.8999999999942</text:p>
              </table:table-cell>
              <table:table-cell office:value-type="float" office:value="53.4000000000087">
                <text:p>53.4000000000087</text:p>
              </table:table-cell>
              <table:table-cell office:value-type="float" office:value="45">
                <text:p>4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54">
                <text:p>54</text:p>
              </table:table-cell>
              <table:table-cell office:value-type="float" office:value="52.8000000000029">
                <text:p>52.8000000000029</text:p>
              </table:table-cell>
              <table:table-cell office:value-type="float" office:value="46">
                <text:p>4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45.7000000000116">
                <text:p>45.7000000000116</text:p>
              </table:table-cell>
              <table:table-cell office:value-type="float" office:value="44.5">
                <text:p>44.5</text:p>
              </table:table-cell>
              <table:table-cell office:value-type="float" office:value="46">
                <text:p>4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44.4000000000087">
                <text:p>44.4000000000087</text:p>
              </table:table-cell>
              <table:table-cell office:value-type="float" office:value="44.5">
                <text:p>44.5</text:p>
              </table:table-cell>
              <table:table-cell office:value-type="float" office:value="45">
                <text:p>4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44.3999999999942">
                <text:p>44.3999999999942</text:p>
              </table:table-cell>
              <table:table-cell office:value-type="float" office:value="45.1999999999971">
                <text:p>45.1999999999971</text:p>
              </table:table-cell>
              <table:table-cell office:value-type="float" office:value="45">
                <text:p>4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44.5">
                <text:p>44.5</text:p>
              </table:table-cell>
              <table:table-cell office:value-type="float" office:value="43.3999999999942">
                <text:p>43.3999999999942</text:p>
              </table:table-cell>
              <table:table-cell office:value-type="float" office:value="46">
                <text:p>4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43.6999999999971">
                <text:p>43.6999999999971</text:p>
              </table:table-cell>
              <table:table-cell office:value-type="float" office:value="43.9000000000087">
                <text:p>43.9000000000087</text:p>
              </table:table-cell>
              <table:table-cell office:value-type="float" office:value="45">
                <text:p>4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44.3000000000029">
                <text:p>44.3000000000029</text:p>
              </table:table-cell>
              <table:table-cell office:value-type="float" office:value="45.3000000000029">
                <text:p>45.3000000000029</text:p>
              </table:table-cell>
              <table:table-cell office:value-type="float" office:value="45">
                <text:p>4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45.0999999999913">
                <text:p>45.0999999999913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4">
                <text:p>44</text:p>
              </table:table-cell>
              <table:table-cell office:value-type="float" office:value="47.8000000000029">
                <text:p>47.8000000000029</text:p>
              </table:table-cell>
              <table:table-cell office:value-type="float" office:value="46">
                <text:p>4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45.1999999999971">
                <text:p>45.1999999999971</text:p>
              </table:table-cell>
              <table:table-cell office:value-type="float" office:value="46.1000000000058">
                <text:p>46.1000000000058</text:p>
              </table:table-cell>
              <table:table-cell office:value-type="float" office:value="45">
                <text:p>4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45.6000000000058">
                <text:p>45.6000000000058</text:p>
              </table:table-cell>
              <table:table-cell office:value-type="float" office:value="45.3000000000029">
                <text:p>45.3000000000029</text:p>
              </table:table-cell>
              <table:table-cell office:value-type="float" office:value="46">
                <text:p>4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44.1000000000058">
                <text:p>44.1000000000058</text:p>
              </table:table-cell>
              <table:table-cell office:value-type="float" office:value="44.5">
                <text:p>44.5</text:p>
              </table:table-cell>
              <table:table-cell office:value-type="float" office:value="45">
                <text:p>4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44.7999999999884">
                <text:p>44.7999999999884</text:p>
              </table:table-cell>
              <table:table-cell office:value-type="float" office:value="44.4000000000087">
                <text:p>44.4000000000087</text:p>
              </table:table-cell>
              <table:table-cell office:value-type="float" office:value="45">
                <text:p>4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44.0999999999913">
                <text:p>44.0999999999913</text:p>
              </table:table-cell>
              <table:table-cell office:value-type="float" office:value="45.1000000000058">
                <text:p>45.1000000000058</text:p>
              </table:table-cell>
              <table:table-cell office:value-type="float" office:value="46">
                <text:p>4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44.8999999999942">
                <text:p>44.8999999999942</text:p>
              </table:table-cell>
              <table:table-cell office:value-type="float" office:value="45.1000000000058">
                <text:p>45.1000000000058</text:p>
              </table:table-cell>
              <table:table-cell office:value-type="float" office:value="44">
                <text:p>4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47">
                <text:p>47</text:p>
              </table:table-cell>
              <table:table-cell office:value-type="float" office:value="44.2000000000116">
                <text:p>44.2000000000116</text:p>
              </table:table-cell>
              <table:table-cell office:value-type="float" office:value="46">
                <text:p>4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50.5999999999913">
                <text:p>50.5999999999913</text:p>
              </table:table-cell>
              <table:table-cell office:value-type="float" office:value="44.1000000000058">
                <text:p>44.1000000000058</text:p>
              </table:table-cell>
              <table:table-cell office:value-type="float" office:value="46">
                <text:p>4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45.6999999999971">
                <text:p>45.6999999999971</text:p>
              </table:table-cell>
              <table:table-cell office:value-type="float" office:value="44.8000000000029">
                <text:p>44.8000000000029</text:p>
              </table:table-cell>
              <table:table-cell office:value-type="float" office:value="45">
                <text:p>4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44.5999999999913">
                <text:p>44.5999999999913</text:p>
              </table:table-cell>
              <table:table-cell office:value-type="float" office:value="44.4000000000087">
                <text:p>44.4000000000087</text:p>
              </table:table-cell>
              <table:table-cell office:value-type="float" office:value="46">
                <text:p>4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48.1000000000058">
                <text:p>48.1000000000058</text:p>
              </table:table-cell>
              <table:table-cell office:value-type="float" office:value="54.1999999999971">
                <text:p>54.1999999999971</text:p>
              </table:table-cell>
              <table:table-cell office:value-type="float" office:value="46">
                <text:p>4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54.8000000000029">
                <text:p>54.8000000000029</text:p>
              </table:table-cell>
              <table:table-cell office:value-type="float" office:value="52.0999999999913">
                <text:p>52.0999999999913</text:p>
              </table:table-cell>
              <table:table-cell office:value-type="float" office:value="46">
                <text:p>4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55.6999999999971">
                <text:p>55.6999999999971</text:p>
              </table:table-cell>
              <table:table-cell office:value-type="float" office:value="44.9000000000087">
                <text:p>44.9000000000087</text:p>
              </table:table-cell>
              <table:table-cell office:value-type="float" office:value="44">
                <text:p>4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44.0999999999913">
                <text:p>44.0999999999913</text:p>
              </table:table-cell>
              <table:table-cell office:value-type="float" office:value="44.3000000000029">
                <text:p>44.3000000000029</text:p>
              </table:table-cell>
              <table:table-cell office:value-type="float" office:value="47">
                <text:p>4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44.8000000000029">
                <text:p>44.8000000000029</text:p>
              </table:table-cell>
              <table:table-cell office:value-type="float" office:value="43.6999999999971">
                <text:p>43.6999999999971</text:p>
              </table:table-cell>
              <table:table-cell office:value-type="float" office:value="47">
                <text:p>4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43.6000000000058">
                <text:p>43.6000000000058</text:p>
              </table:table-cell>
              <table:table-cell office:value-type="float" office:value="43.8000000000029">
                <text:p>43.8000000000029</text:p>
              </table:table-cell>
              <table:table-cell office:value-type="float" office:value="46">
                <text:p>4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44.4000000000087">
                <text:p>44.4000000000087</text:p>
              </table:table-cell>
              <table:table-cell office:value-type="float" office:value="43.8999999999942">
                <text:p>43.8999999999942</text:p>
              </table:table-cell>
              <table:table-cell office:value-type="float" office:value="47">
                <text:p>4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44.3000000000029">
                <text:p>44.3000000000029</text:p>
              </table:table-cell>
              <table:table-cell office:value-type="float" office:value="44.0999999999913">
                <text:p>44.0999999999913</text:p>
              </table:table-cell>
              <table:table-cell office:value-type="float" office:value="46">
                <text:p>4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43.6999999999971">
                <text:p>43.6999999999971</text:p>
              </table:table-cell>
              <table:table-cell office:value-type="float" office:value="43.7000000000116">
                <text:p>43.7000000000116</text:p>
              </table:table-cell>
              <table:table-cell office:value-type="float" office:value="47">
                <text:p>4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3.8000000000029">
                <text:p>43.8000000000029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43.8999999999942">
                <text:p>43.8999999999942</text:p>
              </table:table-cell>
              <table:table-cell office:value-type="float" office:value="44.8000000000029">
                <text:p>44.8000000000029</text:p>
              </table:table-cell>
              <table:table-cell office:value-type="float" office:value="47">
                <text:p>4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44.8999999999942">
                <text:p>44.8999999999942</text:p>
              </table:table-cell>
              <table:table-cell office:value-type="float" office:value="44.5">
                <text:p>44.5</text:p>
              </table:table-cell>
              <table:table-cell office:value-type="float" office:value="47">
                <text:p>4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44.1999999999971">
                <text:p>44.1999999999971</text:p>
              </table:table-cell>
              <table:table-cell office:value-type="float" office:value="44.8999999999942">
                <text:p>44.8999999999942</text:p>
              </table:table-cell>
              <table:table-cell office:value-type="float" office:value="47">
                <text:p>4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43.8000000000029">
                <text:p>43.8000000000029</text:p>
              </table:table-cell>
              <table:table-cell office:value-type="float" office:value="44.8000000000029">
                <text:p>44.8000000000029</text:p>
              </table:table-cell>
              <table:table-cell office:value-type="float" office:value="46">
                <text:p>4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43.8999999999942">
                <text:p>43.8999999999942</text:p>
              </table:table-cell>
              <table:table-cell office:value-type="float" office:value="43.8999999999942">
                <text:p>43.8999999999942</text:p>
              </table:table-cell>
              <table:table-cell office:value-type="float" office:value="46">
                <text:p>4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44.1999999999971">
                <text:p>44.1999999999971</text:p>
              </table:table-cell>
              <table:table-cell office:value-type="float" office:value="44.6000000000058">
                <text:p>44.6000000000058</text:p>
              </table:table-cell>
              <table:table-cell office:value-type="float" office:value="46">
                <text:p>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43.1999999999971">
                <text:p>43.1999999999971</text:p>
              </table:table-cell>
              <table:table-cell office:value-type="float" office:value="43.6999999999971">
                <text:p>43.6999999999971</text:p>
              </table:table-cell>
              <table:table-cell office:value-type="float" office:value="47">
                <text:p>4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44">
                <text:p>44</text:p>
              </table:table-cell>
              <table:table-cell office:value-type="float" office:value="44.0999999999913">
                <text:p>44.0999999999913</text:p>
              </table:table-cell>
              <table:table-cell office:value-type="float" office:value="47">
                <text:p>4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44.6000000000058">
                <text:p>44.6000000000058</text:p>
              </table:table-cell>
              <table:table-cell office:value-type="float" office:value="43.8999999999942">
                <text:p>43.8999999999942</text:p>
              </table:table-cell>
              <table:table-cell office:value-type="float" office:value="47">
                <text:p>4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43.5">
                <text:p>43.5</text:p>
              </table:table-cell>
              <table:table-cell office:value-type="float" office:value="43.8000000000029">
                <text:p>43.8000000000029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44">
                <text:p>44</text:p>
              </table:table-cell>
              <table:table-cell office:value-type="float" office:value="44.1000000000058">
                <text:p>44.1000000000058</text:p>
              </table:table-cell>
              <table:table-cell office:value-type="float" office:value="45">
                <text:p>4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45.1999999999971">
                <text:p>45.1999999999971</text:p>
              </table:table-cell>
              <table:table-cell office:value-type="float" office:value="43.9000000000087">
                <text:p>43.9000000000087</text:p>
              </table:table-cell>
              <table:table-cell office:value-type="float" office:value="46">
                <text:p>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43.8000000000029">
                <text:p>43.8000000000029</text:p>
              </table:table-cell>
              <table:table-cell office:value-type="float" office:value="44.5">
                <text:p>44.5</text:p>
              </table:table-cell>
              <table:table-cell office:value-type="float" office:value="47">
                <text:p>4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44">
                <text:p>44</text:p>
              </table:table-cell>
              <table:table-cell office:value-type="float" office:value="44.3999999999942">
                <text:p>44.3999999999942</text:p>
              </table:table-cell>
              <table:table-cell office:value-type="float" office:value="47">
                <text:p>4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43.9000000000087">
                <text:p>43.9000000000087</text:p>
              </table:table-cell>
              <table:table-cell office:value-type="float" office:value="44.7999999999884">
                <text:p>44.7999999999884</text:p>
              </table:table-cell>
              <table:table-cell office:value-type="float" office:value="48">
                <text:p>4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44.1999999999971">
                <text:p>44.1999999999971</text:p>
              </table:table-cell>
              <table:table-cell office:value-type="float" office:value="44.6000000000058">
                <text:p>44.6000000000058</text:p>
              </table:table-cell>
              <table:table-cell office:value-type="float" office:value="45">
                <text:p>4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44">
                <text:p>44</text:p>
              </table:table-cell>
              <table:table-cell office:value-type="float" office:value="43.8000000000029">
                <text:p>43.8000000000029</text:p>
              </table:table-cell>
              <table:table-cell office:value-type="float" office:value="46">
                <text:p>4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43.8000000000029">
                <text:p>43.8000000000029</text:p>
              </table:table-cell>
              <table:table-cell office:value-type="float" office:value="44.4000000000087">
                <text:p>44.4000000000087</text:p>
              </table:table-cell>
              <table:table-cell office:value-type="float" office:value="45">
                <text:p>4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43.7000000000116">
                <text:p>43.7000000000116</text:p>
              </table:table-cell>
              <table:table-cell office:value-type="float" office:value="43.5999999999913">
                <text:p>43.5999999999913</text:p>
              </table:table-cell>
              <table:table-cell office:value-type="float" office:value="46">
                <text:p>4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43.1999999999971">
                <text:p>43.1999999999971</text:p>
              </table:table-cell>
              <table:table-cell office:value-type="float" office:value="43.8000000000029">
                <text:p>43.8000000000029</text:p>
              </table:table-cell>
              <table:table-cell office:value-type="float" office:value="48">
                <text:p>4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43.8000000000029">
                <text:p>43.8000000000029</text:p>
              </table:table-cell>
              <table:table-cell office:value-type="float" office:value="43.8999999999942">
                <text:p>43.8999999999942</text:p>
              </table:table-cell>
              <table:table-cell office:value-type="float" office:value="47">
                <text:p>4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44">
                <text:p>44</text:p>
              </table:table-cell>
              <table:table-cell office:value-type="float" office:value="44.3999999999942">
                <text:p>44.3999999999942</text:p>
              </table:table-cell>
              <table:table-cell office:value-type="float" office:value="47">
                <text:p>4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43.8999999999942">
                <text:p>43.8999999999942</text:p>
              </table:table-cell>
              <table:table-cell office:value-type="float" office:value="44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44.1999999999971">
                <text:p>44.1999999999971</text:p>
              </table:table-cell>
              <table:table-cell office:value-type="float" office:value="44.3999999999942">
                <text:p>44.3999999999942</text:p>
              </table:table-cell>
              <table:table-cell office:value-type="float" office:value="46">
                <text:p>4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44.5">
                <text:p>44.5</text:p>
              </table:table-cell>
              <table:table-cell office:value-type="float" office:value="44.5">
                <text:p>44.5</text:p>
              </table:table-cell>
              <table:table-cell office:value-type="float" office:value="46">
                <text:p>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43.8000000000029">
                <text:p>43.8000000000029</text:p>
              </table:table-cell>
              <table:table-cell office:value-type="float" office:value="44.6999999999971">
                <text:p>44.6999999999971</text:p>
              </table:table-cell>
              <table:table-cell office:value-type="float" office:value="48">
                <text:p>4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43.3000000000029">
                <text:p>43.3000000000029</text:p>
              </table:table-cell>
              <table:table-cell office:value-type="float" office:value="44.5">
                <text:p>44.5</text:p>
              </table:table-cell>
              <table:table-cell office:value-type="float" office:value="47">
                <text:p>4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44.1999999999971">
                <text:p>44.1999999999971</text:p>
              </table:table-cell>
              <table:table-cell office:value-type="float" office:value="44.6000000000058">
                <text:p>44.6000000000058</text:p>
              </table:table-cell>
              <table:table-cell office:value-type="float" office:value="51">
                <text:p>5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43.6999999999971">
                <text:p>43.6999999999971</text:p>
              </table:table-cell>
              <table:table-cell office:value-type="float" office:value="44.6000000000058">
                <text:p>44.6000000000058</text:p>
              </table:table-cell>
              <table:table-cell office:value-type="float" office:value="46">
                <text:p>4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43.8999999999942">
                <text:p>43.8999999999942</text:p>
              </table:table-cell>
              <table:table-cell office:value-type="float" office:value="44.1999999999971">
                <text:p>44.1999999999971</text:p>
              </table:table-cell>
              <table:table-cell office:value-type="float" office:value="45">
                <text:p>4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43.9000000000087">
                <text:p>43.9000000000087</text:p>
              </table:table-cell>
              <table:table-cell office:value-type="float" office:value="43.8999999999942">
                <text:p>43.8999999999942</text:p>
              </table:table-cell>
              <table:table-cell office:value-type="float" office:value="46">
                <text:p>4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43.8000000000029">
                <text:p>43.8000000000029</text:p>
              </table:table-cell>
              <table:table-cell office:value-type="float" office:value="43.5999999999913">
                <text:p>43.5999999999913</text:p>
              </table:table-cell>
              <table:table-cell office:value-type="float" office:value="46">
                <text:p>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43.1999999999971">
                <text:p>43.1999999999971</text:p>
              </table:table-cell>
              <table:table-cell office:value-type="float" office:value="44.0999999999913">
                <text:p>44.0999999999913</text:p>
              </table:table-cell>
              <table:table-cell office:value-type="float" office:value="46">
                <text:p>4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44.4000000000087">
                <text:p>44.4000000000087</text:p>
              </table:table-cell>
              <table:table-cell office:value-type="float" office:value="44.5999999999913">
                <text:p>44.5999999999913</text:p>
              </table:table-cell>
              <table:table-cell office:value-type="float" office:value="46">
                <text:p>4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46.1999999999971">
                <text:p>46.1999999999971</text:p>
              </table:table-cell>
              <table:table-cell office:value-type="float" office:value="43.6999999999971">
                <text:p>43.6999999999971</text:p>
              </table:table-cell>
              <table:table-cell office:value-type="float" office:value="45">
                <text:p>4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46.1000000000058">
                <text:p>46.1000000000058</text:p>
              </table:table-cell>
              <table:table-cell office:value-type="float" office:value="44.3000000000029">
                <text:p>44.3000000000029</text:p>
              </table:table-cell>
              <table:table-cell office:value-type="float" office:value="46">
                <text:p>4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45.8999999999942">
                <text:p>45.8999999999942</text:p>
              </table:table-cell>
              <table:table-cell office:value-type="float" office:value="43.8999999999942">
                <text:p>43.8999999999942</text:p>
              </table:table-cell>
              <table:table-cell office:value-type="float" office:value="46">
                <text:p>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46">
                <text:p>46</text:p>
              </table:table-cell>
              <table:table-cell office:value-type="float" office:value="43.7999999999884">
                <text:p>43.7999999999884</text:p>
              </table:table-cell>
              <table:table-cell office:value-type="float" office:value="47">
                <text:p>4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45.0999999999913">
                <text:p>45.0999999999913</text:p>
              </table:table-cell>
              <table:table-cell office:value-type="float" office:value="44">
                <text:p>44</text:p>
              </table:table-cell>
              <table:table-cell office:value-type="float" office:value="48">
                <text:p>4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45.5">
                <text:p>45.5</text:p>
              </table:table-cell>
              <table:table-cell office:value-type="float" office:value="43.8999999999942">
                <text:p>43.8999999999942</text:p>
              </table:table-cell>
              <table:table-cell office:value-type="float" office:value="48">
                <text:p>4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44.3000000000029">
                <text:p>44.3000000000029</text:p>
              </table:table-cell>
              <table:table-cell office:value-type="float" office:value="46.3000000000029">
                <text:p>46.3000000000029</text:p>
              </table:table-cell>
              <table:table-cell office:value-type="float" office:value="46">
                <text:p>4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44">
                <text:p>44</text:p>
              </table:table-cell>
              <table:table-cell office:value-type="float" office:value="46.2999999999884">
                <text:p>46.2999999999884</text:p>
              </table:table-cell>
              <table:table-cell office:value-type="float" office:value="45">
                <text:p>4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43.9000000000087">
                <text:p>43.9000000000087</text:p>
              </table:table-cell>
              <table:table-cell office:value-type="float" office:value="46.6999999999971">
                <text:p>46.6999999999971</text:p>
              </table:table-cell>
              <table:table-cell office:value-type="float" office:value="45">
                <text:p>4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43.9000000000087">
                <text:p>43.9000000000087</text:p>
              </table:table-cell>
              <table:table-cell office:value-type="float" office:value="44.5999999999913">
                <text:p>44.5999999999913</text:p>
              </table:table-cell>
              <table:table-cell office:value-type="float" office:value="47">
                <text:p>4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44.3999999999942">
                <text:p>44.3999999999942</text:p>
              </table:table-cell>
              <table:table-cell office:value-type="float" office:value="43.9000000000087">
                <text:p>43.9000000000087</text:p>
              </table:table-cell>
              <table:table-cell office:value-type="float" office:value="47">
                <text:p>4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44.1999999999971">
                <text:p>44.1999999999971</text:p>
              </table:table-cell>
              <table:table-cell office:value-type="float" office:value="43.6999999999971">
                <text:p>43.6999999999971</text:p>
              </table:table-cell>
              <table:table-cell office:value-type="float" office:value="47">
                <text:p>4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44">
                <text:p>44</text:p>
              </table:table-cell>
              <table:table-cell office:value-type="float" office:value="43.3999999999942">
                <text:p>43.3999999999942</text:p>
              </table:table-cell>
              <table:table-cell office:value-type="float" office:value="47">
                <text:p>4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44.3999999999942">
                <text:p>44.3999999999942</text:p>
              </table:table-cell>
              <table:table-cell office:value-type="float" office:value="43.3000000000029">
                <text:p>43.3000000000029</text:p>
              </table:table-cell>
              <table:table-cell office:value-type="float" office:value="47">
                <text:p>4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44.0999999999913">
                <text:p>44.0999999999913</text:p>
              </table:table-cell>
              <table:table-cell office:value-type="float" office:value="43.5">
                <text:p>43.5</text:p>
              </table:table-cell>
              <table:table-cell office:value-type="float" office:value="56">
                <text:p>5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44.1000000000058">
                <text:p>44.1000000000058</text:p>
              </table:table-cell>
              <table:table-cell office:value-type="float" office:value="43.6000000000058">
                <text:p>43.6000000000058</text:p>
              </table:table-cell>
              <table:table-cell office:value-type="float" office:value="46">
                <text:p>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44.8999999999942">
                <text:p>44.8999999999942</text:p>
              </table:table-cell>
              <table:table-cell office:value-type="float" office:value="43.3000000000029">
                <text:p>43.3000000000029</text:p>
              </table:table-cell>
              <table:table-cell office:value-type="float" office:value="47">
                <text:p>4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44.1000000000058">
                <text:p>44.1000000000058</text:p>
              </table:table-cell>
              <table:table-cell office:value-type="float" office:value="43.6000000000058">
                <text:p>43.6000000000058</text:p>
              </table:table-cell>
              <table:table-cell office:value-type="float" office:value="46">
                <text:p>4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43.4000000000087">
                <text:p>43.4000000000087</text:p>
              </table:table-cell>
              <table:table-cell office:value-type="float" office:value="43.3000000000029">
                <text:p>43.3000000000029</text:p>
              </table:table-cell>
              <table:table-cell office:value-type="float" office:value="48">
                <text:p>4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44.5">
                <text:p>44.5</text:p>
              </table:table-cell>
              <table:table-cell office:value-type="float" office:value="43.6000000000058">
                <text:p>43.6000000000058</text:p>
              </table:table-cell>
              <table:table-cell office:value-type="float" office:value="47">
                <text:p>4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43.6999999999971">
                <text:p>43.6999999999971</text:p>
              </table:table-cell>
              <table:table-cell office:value-type="float" office:value="43.5">
                <text:p>43.5</text:p>
              </table:table-cell>
              <table:table-cell office:value-type="float" office:value="46">
                <text:p>4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43.9000000000087">
                <text:p>43.9000000000087</text:p>
              </table:table-cell>
              <table:table-cell office:value-type="float" office:value="43.5">
                <text:p>43.5</text:p>
              </table:table-cell>
              <table:table-cell office:value-type="float" office:value="47">
                <text:p>4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43.6999999999971">
                <text:p>43.6999999999971</text:p>
              </table:table-cell>
              <table:table-cell office:value-type="float" office:value="44.1000000000058">
                <text:p>44.1000000000058</text:p>
              </table:table-cell>
              <table:table-cell office:value-type="float" office:value="46">
                <text:p>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44.8000000000029">
                <text:p>44.8000000000029</text:p>
              </table:table-cell>
              <table:table-cell office:value-type="float" office:value="43.1999999999971">
                <text:p>43.1999999999971</text:p>
              </table:table-cell>
              <table:table-cell office:value-type="float" office:value="47">
                <text:p>4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44">
                <text:p>44</text:p>
              </table:table-cell>
              <table:table-cell office:value-type="float" office:value="43.3999999999942">
                <text:p>43.3999999999942</text:p>
              </table:table-cell>
              <table:table-cell office:value-type="float" office:value="46">
                <text:p>4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43.8999999999942">
                <text:p>43.8999999999942</text:p>
              </table:table-cell>
              <table:table-cell office:value-type="float" office:value="43.2000000000116">
                <text:p>43.2000000000116</text:p>
              </table:table-cell>
              <table:table-cell office:value-type="float" office:value="45">
                <text:p>4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43.8000000000029">
                <text:p>43.8000000000029</text:p>
              </table:table-cell>
              <table:table-cell office:value-type="float" office:value="43">
                <text:p>43</text:p>
              </table:table-cell>
              <table:table-cell office:value-type="float" office:value="47">
                <text:p>4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44">
                <text:p>44</text:p>
              </table:table-cell>
              <table:table-cell office:value-type="float" office:value="43.3000000000029">
                <text:p>43.3000000000029</text:p>
              </table:table-cell>
              <table:table-cell office:value-type="float" office:value="46">
                <text:p>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44">
                <text:p>44</text:p>
              </table:table-cell>
              <table:table-cell office:value-type="float" office:value="43.1999999999971">
                <text:p>43.1999999999971</text:p>
              </table:table-cell>
              <table:table-cell office:value-type="float" office:value="47">
                <text:p>4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43.6000000000058">
                <text:p>43.6000000000058</text:p>
              </table:table-cell>
              <table:table-cell office:value-type="float" office:value="43.5999999999913">
                <text:p>43.5999999999913</text:p>
              </table:table-cell>
              <table:table-cell office:value-type="float" office:value="58">
                <text:p>5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44">
                <text:p>44</text:p>
              </table:table-cell>
              <table:table-cell office:value-type="float" office:value="43.6000000000058">
                <text:p>43.6000000000058</text:p>
              </table:table-cell>
              <table:table-cell office:value-type="float" office:value="48">
                <text:p>4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43.6999999999971">
                <text:p>43.6999999999971</text:p>
              </table:table-cell>
              <table:table-cell office:value-type="float" office:value="43.3999999999942">
                <text:p>43.3999999999942</text:p>
              </table:table-cell>
              <table:table-cell office:value-type="float" office:value="45">
                <text:p>4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44">
                <text:p>44</text:p>
              </table:table-cell>
              <table:table-cell office:value-type="float" office:value="43.1999999999971">
                <text:p>43.1999999999971</text:p>
              </table:table-cell>
              <table:table-cell office:value-type="float" office:value="46">
                <text:p>4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43.6999999999971">
                <text:p>43.6999999999971</text:p>
              </table:table-cell>
              <table:table-cell office:value-type="float" office:value="42.9000000000087">
                <text:p>42.9000000000087</text:p>
              </table:table-cell>
              <table:table-cell office:value-type="float" office:value="46">
                <text:p>4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43.6999999999971">
                <text:p>43.6999999999971</text:p>
              </table:table-cell>
              <table:table-cell office:value-type="float" office:value="42.5">
                <text:p>42.5</text:p>
              </table:table-cell>
              <table:table-cell office:value-type="float" office:value="46">
                <text:p>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48.8000000000029">
                <text:p>48.8000000000029</text:p>
              </table:table-cell>
              <table:table-cell office:value-type="float" office:value="42.8999999999942">
                <text:p>42.8999999999942</text:p>
              </table:table-cell>
              <table:table-cell office:value-type="float" office:value="46">
                <text:p>4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46.1999999999971">
                <text:p>46.1999999999971</text:p>
              </table:table-cell>
              <table:table-cell office:value-type="float" office:value="43.4000000000087">
                <text:p>43.4000000000087</text:p>
              </table:table-cell>
              <table:table-cell office:value-type="float" office:value="46">
                <text:p>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43.6000000000058">
                <text:p>43.6000000000058</text:p>
              </table:table-cell>
              <table:table-cell office:value-type="float" office:value="43.1999999999971">
                <text:p>43.1999999999971</text:p>
              </table:table-cell>
              <table:table-cell office:value-type="float" office:value="45">
                <text:p>4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44.0999999999913">
                <text:p>44.0999999999913</text:p>
              </table:table-cell>
              <table:table-cell office:value-type="float" office:value="43.1000000000058">
                <text:p>43.1000000000058</text:p>
              </table:table-cell>
              <table:table-cell office:value-type="float" office:value="46">
                <text:p>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43.9000000000087">
                <text:p>43.9000000000087</text:p>
              </table:table-cell>
              <table:table-cell office:value-type="float" office:value="43.2999999999884">
                <text:p>43.2999999999884</text:p>
              </table:table-cell>
              <table:table-cell office:value-type="float" office:value="45">
                <text:p>4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44.1999999999971">
                <text:p>44.1999999999971</text:p>
              </table:table-cell>
              <table:table-cell office:value-type="float" office:value="43.3999999999942">
                <text:p>43.3999999999942</text:p>
              </table:table-cell>
              <table:table-cell office:value-type="float" office:value="46">
                <text:p>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43.6999999999971">
                <text:p>43.6999999999971</text:p>
              </table:table-cell>
              <table:table-cell office:value-type="float" office:value="43.6999999999971">
                <text:p>43.6999999999971</text:p>
              </table:table-cell>
              <table:table-cell office:value-type="float" office:value="47">
                <text:p>4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43.3999999999942">
                <text:p>43.3999999999942</text:p>
              </table:table-cell>
              <table:table-cell office:value-type="float" office:value="43.6000000000058">
                <text:p>43.6000000000058</text:p>
              </table:table-cell>
              <table:table-cell office:value-type="float" office:value="47">
                <text:p>4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43.5">
                <text:p>43.5</text:p>
              </table:table-cell>
              <table:table-cell office:value-type="float" office:value="43.6000000000058">
                <text:p>43.6000000000058</text:p>
              </table:table-cell>
              <table:table-cell office:value-type="float" office:value="46">
                <text:p>4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43.6999999999971">
                <text:p>43.6999999999971</text:p>
              </table:table-cell>
              <table:table-cell office:value-type="float" office:value="43.5">
                <text:p>43.5</text:p>
              </table:table-cell>
              <table:table-cell office:value-type="float" office:value="47">
                <text:p>4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43.5">
                <text:p>43.5</text:p>
              </table:table-cell>
              <table:table-cell office:value-type="float" office:value="43.5999999999913">
                <text:p>43.5999999999913</text:p>
              </table:table-cell>
              <table:table-cell office:value-type="float" office:value="46">
                <text:p>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44">
                <text:p>44</text:p>
              </table:table-cell>
              <table:table-cell office:value-type="float" office:value="43.6000000000058">
                <text:p>43.6000000000058</text:p>
              </table:table-cell>
              <table:table-cell office:value-type="float" office:value="46">
                <text:p>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43.5">
                <text:p>43.5</text:p>
              </table:table-cell>
              <table:table-cell office:value-type="float" office:value="42.7999999999884">
                <text:p>42.7999999999884</text:p>
              </table:table-cell>
              <table:table-cell office:value-type="float" office:value="48">
                <text:p>4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43.7999999999884">
                <text:p>43.7999999999884</text:p>
              </table:table-cell>
              <table:table-cell office:value-type="float" office:value="43.1000000000058">
                <text:p>43.1000000000058</text:p>
              </table:table-cell>
              <table:table-cell office:value-type="float" office:value="46">
                <text:p>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44.5">
                <text:p>44.5</text:p>
              </table:table-cell>
              <table:table-cell office:value-type="float" office:value="42.9000000000087">
                <text:p>42.9000000000087</text:p>
              </table:table-cell>
              <table:table-cell office:value-type="float" office:value="47">
                <text:p>4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44.2999999999884">
                <text:p>44.2999999999884</text:p>
              </table:table-cell>
              <table:table-cell office:value-type="float" office:value="43">
                <text:p>43</text:p>
              </table:table-cell>
              <table:table-cell office:value-type="float" office:value="47">
                <text:p>4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43.6000000000058">
                <text:p>43.6000000000058</text:p>
              </table:table-cell>
              <table:table-cell office:value-type="float" office:value="42.8000000000029">
                <text:p>42.8000000000029</text:p>
              </table:table-cell>
              <table:table-cell office:value-type="float" office:value="46">
                <text:p>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43.8000000000029">
                <text:p>43.8000000000029</text:p>
              </table:table-cell>
              <table:table-cell office:value-type="float" office:value="43.1000000000058">
                <text:p>43.1000000000058</text:p>
              </table:table-cell>
              <table:table-cell office:value-type="float" office:value="48">
                <text:p>4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43.2999999999884">
                <text:p>43.2999999999884</text:p>
              </table:table-cell>
              <table:table-cell office:value-type="float" office:value="43">
                <text:p>43</text:p>
              </table:table-cell>
              <table:table-cell office:value-type="float" office:value="48">
                <text:p>4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43.8000000000029">
                <text:p>43.8000000000029</text:p>
              </table:table-cell>
              <table:table-cell office:value-type="float" office:value="43.6000000000058">
                <text:p>43.6000000000058</text:p>
              </table:table-cell>
              <table:table-cell office:value-type="float" office:value="48">
                <text:p>4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43.7000000000116">
                <text:p>43.7000000000116</text:p>
              </table:table-cell>
              <table:table-cell office:value-type="float" office:value="43.8999999999942">
                <text:p>43.8999999999942</text:p>
              </table:table-cell>
              <table:table-cell office:value-type="float" office:value="46">
                <text:p>4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44.8000000000029">
                <text:p>44.8000000000029</text:p>
              </table:table-cell>
              <table:table-cell office:value-type="float" office:value="43.1999999999971">
                <text:p>43.1999999999971</text:p>
              </table:table-cell>
              <table:table-cell office:value-type="float" office:value="46">
                <text:p>4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43.8000000000029">
                <text:p>43.8000000000029</text:p>
              </table:table-cell>
              <table:table-cell office:value-type="float" office:value="43.7999999999884">
                <text:p>43.7999999999884</text:p>
              </table:table-cell>
              <table:table-cell office:value-type="float" office:value="47">
                <text:p>4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43.9000000000087">
                <text:p>43.9000000000087</text:p>
              </table:table-cell>
              <table:table-cell office:value-type="float" office:value="43.7999999999884">
                <text:p>43.7999999999884</text:p>
              </table:table-cell>
              <table:table-cell office:value-type="float" office:value="47">
                <text:p>4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43.5">
                <text:p>43.5</text:p>
              </table:table-cell>
              <table:table-cell office:value-type="float" office:value="43.8000000000029">
                <text:p>43.8000000000029</text:p>
              </table:table-cell>
              <table:table-cell office:value-type="float" office:value="47">
                <text:p>4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44.5">
                <text:p>44.5</text:p>
              </table:table-cell>
              <table:table-cell office:value-type="float" office:value="43.8000000000029">
                <text:p>43.8000000000029</text:p>
              </table:table-cell>
              <table:table-cell office:value-type="float" office:value="48">
                <text:p>4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43.7999999999884">
                <text:p>43.7999999999884</text:p>
              </table:table-cell>
              <table:table-cell office:value-type="float" office:value="43.8000000000029">
                <text:p>43.8000000000029</text:p>
              </table:table-cell>
              <table:table-cell office:value-type="float" office:value="45">
                <text:p>4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44.1999999999971">
                <text:p>44.1999999999971</text:p>
              </table:table-cell>
              <table:table-cell office:value-type="float" office:value="44.1999999999971">
                <text:p>44.1999999999971</text:p>
              </table:table-cell>
              <table:table-cell office:value-type="float" office:value="46">
                <text:p>4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44.6999999999971">
                <text:p>44.6999999999971</text:p>
              </table:table-cell>
              <table:table-cell office:value-type="float" office:value="44.1000000000058">
                <text:p>44.1000000000058</text:p>
              </table:table-cell>
              <table:table-cell office:value-type="float" office:value="45">
                <text:p>4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44.1999999999971">
                <text:p>44.1999999999971</text:p>
              </table:table-cell>
              <table:table-cell office:value-type="float" office:value="43.8000000000029">
                <text:p>43.8000000000029</text:p>
              </table:table-cell>
              <table:table-cell office:value-type="float" office:value="46">
                <text:p>4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43.9000000000087">
                <text:p>43.9000000000087</text:p>
              </table:table-cell>
              <table:table-cell office:value-type="float" office:value="44.3000000000029">
                <text:p>44.3000000000029</text:p>
              </table:table-cell>
              <table:table-cell office:value-type="float" office:value="48">
                <text:p>4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43.5999999999913">
                <text:p>43.5999999999913</text:p>
              </table:table-cell>
              <table:table-cell office:value-type="float" office:value="44.5">
                <text:p>44.5</text:p>
              </table:table-cell>
              <table:table-cell office:value-type="float" office:value="48">
                <text:p>4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43.6000000000058">
                <text:p>43.6000000000058</text:p>
              </table:table-cell>
              <table:table-cell office:value-type="float" office:value="44.0999999999913">
                <text:p>44.0999999999913</text:p>
              </table:table-cell>
              <table:table-cell office:value-type="float" office:value="46">
                <text:p>4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44">
                <text:p>44</text:p>
              </table:table-cell>
              <table:table-cell office:value-type="float" office:value="44.1000000000058">
                <text:p>44.1000000000058</text:p>
              </table:table-cell>
              <table:table-cell office:value-type="float" office:value="46">
                <text:p>4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43.5">
                <text:p>43.5</text:p>
              </table:table-cell>
              <table:table-cell office:value-type="float" office:value="43.8999999999942">
                <text:p>43.8999999999942</text:p>
              </table:table-cell>
              <table:table-cell office:value-type="float" office:value="46">
                <text:p>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43.6000000000058">
                <text:p>43.6000000000058</text:p>
              </table:table-cell>
              <table:table-cell office:value-type="float" office:value="43.5999999999913">
                <text:p>43.5999999999913</text:p>
              </table:table-cell>
              <table:table-cell office:value-type="float" office:value="48">
                <text:p>4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44.2999999999884">
                <text:p>44.2999999999884</text:p>
              </table:table-cell>
              <table:table-cell office:value-type="float" office:value="43.8000000000029">
                <text:p>43.8000000000029</text:p>
              </table:table-cell>
              <table:table-cell office:value-type="float" office:value="56">
                <text:p>5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44.5">
                <text:p>44.5</text:p>
              </table:table-cell>
              <table:table-cell office:value-type="float" office:value="43.8000000000029">
                <text:p>43.8000000000029</text:p>
              </table:table-cell>
              <table:table-cell office:value-type="float" office:value="57">
                <text:p>5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44.8999999999942">
                <text:p>44.8999999999942</text:p>
              </table:table-cell>
              <table:table-cell office:value-type="float" office:value="43.5">
                <text:p>43.5</text:p>
              </table:table-cell>
              <table:table-cell office:value-type="float" office:value="46">
                <text:p>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46.1000000000058">
                <text:p>46.1000000000058</text:p>
              </table:table-cell>
              <table:table-cell office:value-type="float" office:value="43.6999999999971">
                <text:p>43.6999999999971</text:p>
              </table:table-cell>
              <table:table-cell office:value-type="float" office:value="47">
                <text:p>4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45.5">
                <text:p>45.5</text:p>
              </table:table-cell>
              <table:table-cell office:value-type="float" office:value="43.5">
                <text:p>43.5</text:p>
              </table:table-cell>
              <table:table-cell office:value-type="float" office:value="47">
                <text:p>4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45.9000000000087">
                <text:p>45.9000000000087</text:p>
              </table:table-cell>
              <table:table-cell office:value-type="float" office:value="43.8999999999942">
                <text:p>43.8999999999942</text:p>
              </table:table-cell>
              <table:table-cell office:value-type="float" office:value="46">
                <text:p>4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43.5">
                <text:p>43.5</text:p>
              </table:table-cell>
              <table:table-cell office:value-type="float" office:value="44.3000000000029">
                <text:p>44.3000000000029</text:p>
              </table:table-cell>
              <table:table-cell office:value-type="float" office:value="47">
                <text:p>4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43.8000000000029">
                <text:p>43.8000000000029</text:p>
              </table:table-cell>
              <table:table-cell office:value-type="float" office:value="43.6999999999971">
                <text:p>43.6999999999971</text:p>
              </table:table-cell>
              <table:table-cell office:value-type="float" office:value="47">
                <text:p>4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44.1999999999971">
                <text:p>44.1999999999971</text:p>
              </table:table-cell>
              <table:table-cell office:value-type="float" office:value="43.8999999999942">
                <text:p>43.8999999999942</text:p>
              </table:table-cell>
              <table:table-cell office:value-type="float" office:value="48">
                <text:p>4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43.6000000000058">
                <text:p>43.6000000000058</text:p>
              </table:table-cell>
              <table:table-cell office:value-type="float" office:value="43.8000000000029">
                <text:p>43.8000000000029</text:p>
              </table:table-cell>
              <table:table-cell office:value-type="float" office:value="47">
                <text:p>4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43.9000000000087">
                <text:p>43.9000000000087</text:p>
              </table:table-cell>
              <table:table-cell office:value-type="float" office:value="43.3999999999942">
                <text:p>43.3999999999942</text:p>
              </table:table-cell>
              <table:table-cell office:value-type="float" office:value="55">
                <text:p>5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44">
                <text:p>44</text:p>
              </table:table-cell>
              <table:table-cell office:value-type="float" office:value="43.5">
                <text:p>43.5</text:p>
              </table:table-cell>
              <table:table-cell office:value-type="float" office:value="47">
                <text:p>4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43.6999999999971">
                <text:p>43.6999999999971</text:p>
              </table:table-cell>
              <table:table-cell office:value-type="float" office:value="44.8000000000029">
                <text:p>44.8000000000029</text:p>
              </table:table-cell>
              <table:table-cell office:value-type="float" office:value="46">
                <text:p>4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43.6000000000058">
                <text:p>43.6000000000058</text:p>
              </table:table-cell>
              <table:table-cell office:value-type="float" office:value="44.3000000000029">
                <text:p>44.3000000000029</text:p>
              </table:table-cell>
              <table:table-cell office:value-type="float" office:value="48">
                <text:p>4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43.6999999999971">
                <text:p>43.6999999999971</text:p>
              </table:table-cell>
              <table:table-cell office:value-type="float" office:value="43.5">
                <text:p>43.5</text:p>
              </table:table-cell>
              <table:table-cell office:value-type="float" office:value="47">
                <text:p>4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45.6999999999971">
                <text:p>45.6999999999971</text:p>
              </table:table-cell>
              <table:table-cell office:value-type="float" office:value="43.6999999999971">
                <text:p>43.6999999999971</text:p>
              </table:table-cell>
              <table:table-cell office:value-type="float" office:value="47">
                <text:p>4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46.3000000000029">
                <text:p>46.3000000000029</text:p>
              </table:table-cell>
              <table:table-cell office:value-type="float" office:value="43.3999999999942">
                <text:p>43.3999999999942</text:p>
              </table:table-cell>
              <table:table-cell office:value-type="float" office:value="46">
                <text:p>4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46.1999999999971">
                <text:p>46.1999999999971</text:p>
              </table:table-cell>
              <table:table-cell office:value-type="float" office:value="43.3999999999942">
                <text:p>43.3999999999942</text:p>
              </table:table-cell>
              <table:table-cell office:value-type="float" office:value="46">
                <text:p>4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44.8000000000029">
                <text:p>44.8000000000029</text:p>
              </table:table-cell>
              <table:table-cell office:value-type="float" office:value="43.1999999999971">
                <text:p>43.1999999999971</text:p>
              </table:table-cell>
              <table:table-cell office:value-type="float" office:value="47">
                <text:p>4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44.8999999999942">
                <text:p>44.8999999999942</text:p>
              </table:table-cell>
              <table:table-cell office:value-type="float" office:value="43.3000000000029">
                <text:p>43.3000000000029</text:p>
              </table:table-cell>
              <table:table-cell office:value-type="float" office:value="47">
                <text:p>4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45.4000000000087">
                <text:p>45.4000000000087</text:p>
              </table:table-cell>
              <table:table-cell office:value-type="float" office:value="42.8999999999942">
                <text:p>42.8999999999942</text:p>
              </table:table-cell>
              <table:table-cell office:value-type="float" office:value="47">
                <text:p>4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44">
                <text:p>44</text:p>
              </table:table-cell>
              <table:table-cell office:value-type="float" office:value="43.7999999999884">
                <text:p>43.7999999999884</text:p>
              </table:table-cell>
              <table:table-cell office:value-type="float" office:value="46">
                <text:p>4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43.8999999999942">
                <text:p>43.8999999999942</text:p>
              </table:table-cell>
              <table:table-cell office:value-type="float" office:value="45.3999999999942">
                <text:p>45.3999999999942</text:p>
              </table:table-cell>
              <table:table-cell office:value-type="float" office:value="46">
                <text:p>4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44">
                <text:p>44</text:p>
              </table:table-cell>
              <table:table-cell office:value-type="float" office:value="45.2999999999884">
                <text:p>45.2999999999884</text:p>
              </table:table-cell>
              <table:table-cell office:value-type="float" office:value="46">
                <text:p>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43.5">
                <text:p>43.5</text:p>
              </table:table-cell>
              <table:table-cell office:value-type="float" office:value="42.5">
                <text:p>42.5</text:p>
              </table:table-cell>
              <table:table-cell office:value-type="float" office:value="46">
                <text:p>4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43.8000000000029">
                <text:p>43.8000000000029</text:p>
              </table:table-cell>
              <table:table-cell office:value-type="float" office:value="43">
                <text:p>43</text:p>
              </table:table-cell>
              <table:table-cell office:value-type="float" office:value="46">
                <text:p>4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43.3999999999942">
                <text:p>43.3999999999942</text:p>
              </table:table-cell>
              <table:table-cell office:value-type="float" office:value="43.1000000000058">
                <text:p>43.1000000000058</text:p>
              </table:table-cell>
              <table:table-cell office:value-type="float" office:value="47">
                <text:p>4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44">
                <text:p>44</text:p>
              </table:table-cell>
              <table:table-cell office:value-type="float" office:value="42.6999999999971">
                <text:p>42.6999999999971</text:p>
              </table:table-cell>
              <table:table-cell office:value-type="float" office:value="47">
                <text:p>4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43.5">
                <text:p>43.5</text:p>
              </table:table-cell>
              <table:table-cell office:value-type="float" office:value="42.5">
                <text:p>42.5</text:p>
              </table:table-cell>
              <table:table-cell office:value-type="float" office:value="46">
                <text:p>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43.4000000000087">
                <text:p>43.4000000000087</text:p>
              </table:table-cell>
              <table:table-cell office:value-type="float" office:value="42.3999999999942">
                <text:p>42.3999999999942</text:p>
              </table:table-cell>
              <table:table-cell office:value-type="float" office:value="47">
                <text:p>4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43.9000000000087">
                <text:p>43.9000000000087</text:p>
              </table:table-cell>
              <table:table-cell office:value-type="float" office:value="42.8999999999942">
                <text:p>42.8999999999942</text:p>
              </table:table-cell>
              <table:table-cell office:value-type="float" office:value="47">
                <text:p>4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43.6000000000058">
                <text:p>43.6000000000058</text:p>
              </table:table-cell>
              <table:table-cell office:value-type="float" office:value="42.5">
                <text:p>42.5</text:p>
              </table:table-cell>
              <table:table-cell office:value-type="float" office:value="46">
                <text:p>4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43.6999999999971">
                <text:p>43.6999999999971</text:p>
              </table:table-cell>
              <table:table-cell office:value-type="float" office:value="42.8999999999942">
                <text:p>42.8999999999942</text:p>
              </table:table-cell>
              <table:table-cell office:value-type="float" office:value="49">
                <text:p>4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43.6999999999971">
                <text:p>43.6999999999971</text:p>
              </table:table-cell>
              <table:table-cell office:value-type="float" office:value="43.1000000000058">
                <text:p>43.1000000000058</text:p>
              </table:table-cell>
              <table:table-cell office:value-type="float" office:value="45">
                <text:p>4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44.7000000000116">
                <text:p>44.7000000000116</text:p>
              </table:table-cell>
              <table:table-cell office:value-type="float" office:value="42.8999999999942">
                <text:p>42.8999999999942</text:p>
              </table:table-cell>
              <table:table-cell office:value-type="float" office:value="46">
                <text:p>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43.3999999999942">
                <text:p>43.3999999999942</text:p>
              </table:table-cell>
              <table:table-cell office:value-type="float" office:value="42.3000000000029">
                <text:p>42.3000000000029</text:p>
              </table:table-cell>
              <table:table-cell office:value-type="float" office:value="46">
                <text:p>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43.9000000000087">
                <text:p>43.9000000000087</text:p>
              </table:table-cell>
              <table:table-cell office:value-type="float" office:value="42.3000000000029">
                <text:p>42.3000000000029</text:p>
              </table:table-cell>
              <table:table-cell office:value-type="float" office:value="46">
                <text:p>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43.5">
                <text:p>43.5</text:p>
              </table:table-cell>
              <table:table-cell office:value-type="float" office:value="42.8000000000029">
                <text:p>42.8000000000029</text:p>
              </table:table-cell>
              <table:table-cell office:value-type="float" office:value="46">
                <text:p>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44.8000000000029">
                <text:p>44.8000000000029</text:p>
              </table:table-cell>
              <table:table-cell office:value-type="float" office:value="42.1999999999971">
                <text:p>42.1999999999971</text:p>
              </table:table-cell>
              <table:table-cell office:value-type="float" office:value="56">
                <text:p>5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43.6999999999971">
                <text:p>43.6999999999971</text:p>
              </table:table-cell>
              <table:table-cell office:value-type="float" office:value="42.3999999999942">
                <text:p>42.3999999999942</text:p>
              </table:table-cell>
              <table:table-cell office:value-type="float" office:value="56">
                <text:p>5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44.1999999999971">
                <text:p>44.1999999999971</text:p>
              </table:table-cell>
              <table:table-cell office:value-type="float" office:value="42.8000000000029">
                <text:p>42.8000000000029</text:p>
              </table:table-cell>
              <table:table-cell office:value-type="float" office:value="46">
                <text:p>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44.7000000000116">
                <text:p>44.7000000000116</text:p>
              </table:table-cell>
              <table:table-cell office:value-type="float" office:value="43.2999999999884">
                <text:p>43.2999999999884</text:p>
              </table:table-cell>
              <table:table-cell office:value-type="float" office:value="46">
                <text:p>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43.8000000000029">
                <text:p>43.8000000000029</text:p>
              </table:table-cell>
              <table:table-cell office:value-type="float" office:value="43">
                <text:p>43</text:p>
              </table:table-cell>
              <table:table-cell office:value-type="float" office:value="47">
                <text:p>4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46">
                <text:p>4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44.3999999999942">
                <text:p>44.3999999999942</text:p>
              </table:table-cell>
              <table:table-cell office:value-type="float" office:value="43">
                <text:p>43</text:p>
              </table:table-cell>
              <table:table-cell office:value-type="float" office:value="47">
                <text:p>4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44.1999999999971">
                <text:p>44.1999999999971</text:p>
              </table:table-cell>
              <table:table-cell office:value-type="float" office:value="42.6999999999971">
                <text:p>42.6999999999971</text:p>
              </table:table-cell>
              <table:table-cell office:value-type="float" office:value="46">
                <text:p>4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43.8000000000029">
                <text:p>43.8000000000029</text:p>
              </table:table-cell>
              <table:table-cell office:value-type="float" office:value="42.5">
                <text:p>42.5</text:p>
              </table:table-cell>
              <table:table-cell office:value-type="float" office:value="46">
                <text:p>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44">
                <text:p>44</text:p>
              </table:table-cell>
              <table:table-cell office:value-type="float" office:value="43.6999999999971">
                <text:p>43.6999999999971</text:p>
              </table:table-cell>
              <table:table-cell office:value-type="float" office:value="46">
                <text:p>4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44.6999999999971">
                <text:p>44.6999999999971</text:p>
              </table:table-cell>
              <table:table-cell office:value-type="float" office:value="42.6999999999971">
                <text:p>42.6999999999971</text:p>
              </table:table-cell>
              <table:table-cell office:value-type="float" office:value="45">
                <text:p>4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44.3999999999942">
                <text:p>44.3999999999942</text:p>
              </table:table-cell>
              <table:table-cell office:value-type="float" office:value="42.8000000000029">
                <text:p>42.8000000000029</text:p>
              </table:table-cell>
              <table:table-cell office:value-type="float" office:value="46">
                <text:p>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44">
                <text:p>44</text:p>
              </table:table-cell>
              <table:table-cell office:value-type="float" office:value="42.0999999999913">
                <text:p>42.0999999999913</text:p>
              </table:table-cell>
              <table:table-cell office:value-type="float" office:value="46">
                <text:p>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44">
                <text:p>44</text:p>
              </table:table-cell>
              <table:table-cell office:value-type="float" office:value="42.8999999999942">
                <text:p>42.8999999999942</text:p>
              </table:table-cell>
              <table:table-cell office:value-type="float" office:value="47">
                <text:p>4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44.3999999999942">
                <text:p>44.3999999999942</text:p>
              </table:table-cell>
              <table:table-cell office:value-type="float" office:value="42.6999999999971">
                <text:p>42.6999999999971</text:p>
              </table:table-cell>
              <table:table-cell office:value-type="float" office:value="45">
                <text:p>4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43.7999999999884">
                <text:p>43.7999999999884</text:p>
              </table:table-cell>
              <table:table-cell office:value-type="float" office:value="42.9000000000087">
                <text:p>42.9000000000087</text:p>
              </table:table-cell>
              <table:table-cell office:value-type="float" office:value="46">
                <text:p>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43.6999999999971">
                <text:p>43.6999999999971</text:p>
              </table:table-cell>
              <table:table-cell office:value-type="float" office:value="43.5999999999913">
                <text:p>43.5999999999913</text:p>
              </table:table-cell>
              <table:table-cell office:value-type="float" office:value="46">
                <text:p>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45">
                <text:p>45</text:p>
              </table:table-cell>
              <table:table-cell office:value-type="float" office:value="43.3000000000029">
                <text:p>43.3000000000029</text:p>
              </table:table-cell>
              <table:table-cell office:value-type="float" office:value="46">
                <text:p>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44.1000000000058">
                <text:p>44.1000000000058</text:p>
              </table:table-cell>
              <table:table-cell office:value-type="float" office:value="42.6000000000058">
                <text:p>42.6000000000058</text:p>
              </table:table-cell>
              <table:table-cell office:value-type="float" office:value="45">
                <text:p>4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44">
                <text:p>44</text:p>
              </table:table-cell>
              <table:table-cell office:value-type="float" office:value="43.2000000000116">
                <text:p>43.2000000000116</text:p>
              </table:table-cell>
              <table:table-cell office:value-type="float" office:value="47">
                <text:p>4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44.1000000000058">
                <text:p>44.1000000000058</text:p>
              </table:table-cell>
              <table:table-cell office:value-type="float" office:value="43">
                <text:p>43</text:p>
              </table:table-cell>
              <table:table-cell office:value-type="float" office:value="47">
                <text:p>4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44.1000000000058">
                <text:p>44.1000000000058</text:p>
              </table:table-cell>
              <table:table-cell office:value-type="float" office:value="42.8999999999942">
                <text:p>42.8999999999942</text:p>
              </table:table-cell>
              <table:table-cell office:value-type="float" office:value="46">
                <text:p>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44.6000000000058">
                <text:p>44.6000000000058</text:p>
              </table:table-cell>
              <table:table-cell office:value-type="float" office:value="43.3000000000029">
                <text:p>43.3000000000029</text:p>
              </table:table-cell>
              <table:table-cell office:value-type="float" office:value="47">
                <text:p>4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44.2000000000116">
                <text:p>44.2000000000116</text:p>
              </table:table-cell>
              <table:table-cell office:value-type="float" office:value="43.2999999999884">
                <text:p>43.2999999999884</text:p>
              </table:table-cell>
              <table:table-cell office:value-type="float" office:value="47">
                <text:p>4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45">
                <text:p>45</text:p>
              </table:table-cell>
              <table:table-cell office:value-type="float" office:value="43">
                <text:p>43</text:p>
              </table:table-cell>
              <table:table-cell office:value-type="float" office:value="46">
                <text:p>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44.4000000000087">
                <text:p>44.4000000000087</text:p>
              </table:table-cell>
              <table:table-cell office:value-type="float" office:value="42.6999999999971">
                <text:p>42.6999999999971</text:p>
              </table:table-cell>
              <table:table-cell office:value-type="float" office:value="47">
                <text:p>4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44">
                <text:p>44</text:p>
              </table:table-cell>
              <table:table-cell office:value-type="float" office:value="42.8000000000029">
                <text:p>42.8000000000029</text:p>
              </table:table-cell>
              <table:table-cell office:value-type="float" office:value="47">
                <text:p>4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44.5">
                <text:p>44.5</text:p>
              </table:table-cell>
              <table:table-cell office:value-type="float" office:value="43.0999999999913">
                <text:p>43.0999999999913</text:p>
              </table:table-cell>
              <table:table-cell office:value-type="float" office:value="45">
                <text:p>4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44.3999999999942">
                <text:p>44.3999999999942</text:p>
              </table:table-cell>
              <table:table-cell office:value-type="float" office:value="43.5">
                <text:p>43.5</text:p>
              </table:table-cell>
              <table:table-cell office:value-type="float" office:value="45">
                <text:p>4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44.4000000000087">
                <text:p>44.4000000000087</text:p>
              </table:table-cell>
              <table:table-cell office:value-type="float" office:value="42.7999999999884">
                <text:p>42.7999999999884</text:p>
              </table:table-cell>
              <table:table-cell office:value-type="float" office:value="46">
                <text:p>4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43.6999999999971">
                <text:p>43.6999999999971</text:p>
              </table:table-cell>
              <table:table-cell office:value-type="float" office:value="43.1000000000058">
                <text:p>43.1000000000058</text:p>
              </table:table-cell>
              <table:table-cell office:value-type="float" office:value="45">
                <text:p>4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44.1000000000058">
                <text:p>44.1000000000058</text:p>
              </table:table-cell>
              <table:table-cell office:value-type="float" office:value="43.5999999999913">
                <text:p>43.5999999999913</text:p>
              </table:table-cell>
              <table:table-cell office:value-type="float" office:value="45">
                <text:p>4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44.5">
                <text:p>44.5</text:p>
              </table:table-cell>
              <table:table-cell office:value-type="float" office:value="43.4000000000087">
                <text:p>43.4000000000087</text:p>
              </table:table-cell>
              <table:table-cell office:value-type="float" office:value="46">
                <text:p>4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43.8999999999942">
                <text:p>43.8999999999942</text:p>
              </table:table-cell>
              <table:table-cell office:value-type="float" office:value="43.8000000000029">
                <text:p>43.8000000000029</text:p>
              </table:table-cell>
              <table:table-cell office:value-type="float" office:value="46">
                <text:p>4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44.5">
                <text:p>44.5</text:p>
              </table:table-cell>
              <table:table-cell office:value-type="float" office:value="43.1000000000058">
                <text:p>43.1000000000058</text:p>
              </table:table-cell>
              <table:table-cell office:value-type="float" office:value="46">
                <text:p>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43.5999999999913">
                <text:p>43.5999999999913</text:p>
              </table:table-cell>
              <table:table-cell office:value-type="float" office:value="46.1000000000058">
                <text:p>46.1000000000058</text:p>
              </table:table-cell>
              <table:table-cell office:value-type="float" office:value="46">
                <text:p>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45.1000000000058">
                <text:p>45.1000000000058</text:p>
              </table:table-cell>
              <table:table-cell office:value-type="float" office:value="44.1999999999971">
                <text:p>44.1999999999971</text:p>
              </table:table-cell>
              <table:table-cell office:value-type="float" office:value="46">
                <text:p>4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50.3000000000029">
                <text:p>50.3000000000029</text:p>
              </table:table-cell>
              <table:table-cell office:value-type="float" office:value="49.3000000000029">
                <text:p>49.3000000000029</text:p>
              </table:table-cell>
              <table:table-cell office:value-type="float" office:value="46">
                <text:p>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59.5">
                <text:p>59.5</text:p>
              </table:table-cell>
              <table:table-cell office:value-type="float" office:value="44.3000000000029">
                <text:p>44.3000000000029</text:p>
              </table:table-cell>
              <table:table-cell office:value-type="float" office:value="47">
                <text:p>4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45.3000000000029">
                <text:p>45.3000000000029</text:p>
              </table:table-cell>
              <table:table-cell office:value-type="float" office:value="45.6999999999971">
                <text:p>45.6999999999971</text:p>
              </table:table-cell>
              <table:table-cell office:value-type="float" office:value="46">
                <text:p>4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43.6999999999971">
                <text:p>43.6999999999971</text:p>
              </table:table-cell>
              <table:table-cell office:value-type="float" office:value="43.4000000000087">
                <text:p>43.4000000000087</text:p>
              </table:table-cell>
              <table:table-cell office:value-type="float" office:value="46">
                <text:p>4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44.6000000000058">
                <text:p>44.6000000000058</text:p>
              </table:table-cell>
              <table:table-cell office:value-type="float" office:value="43.5">
                <text:p>43.5</text:p>
              </table:table-cell>
              <table:table-cell office:value-type="float" office:value="46">
                <text:p>4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44.2999999999884">
                <text:p>44.2999999999884</text:p>
              </table:table-cell>
              <table:table-cell office:value-type="float" office:value="43.8000000000029">
                <text:p>43.8000000000029</text:p>
              </table:table-cell>
              <table:table-cell office:value-type="float" office:value="46">
                <text:p>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44.3000000000029">
                <text:p>44.3000000000029</text:p>
              </table:table-cell>
              <table:table-cell office:value-type="float" office:value="44.0999999999913">
                <text:p>44.0999999999913</text:p>
              </table:table-cell>
              <table:table-cell office:value-type="float" office:value="46">
                <text:p>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44.1000000000058">
                <text:p>44.1000000000058</text:p>
              </table:table-cell>
              <table:table-cell office:value-type="float" office:value="46.6000000000058">
                <text:p>46.6000000000058</text:p>
              </table:table-cell>
              <table:table-cell office:value-type="float" office:value="46">
                <text:p>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44.3000000000029">
                <text:p>44.3000000000029</text:p>
              </table:table-cell>
              <table:table-cell office:value-type="float" office:value="46.6000000000058">
                <text:p>46.6000000000058</text:p>
              </table:table-cell>
              <table:table-cell office:value-type="float" office:value="47">
                <text:p>4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44.3999999999942">
                <text:p>44.3999999999942</text:p>
              </table:table-cell>
              <table:table-cell office:value-type="float" office:value="45.3000000000029">
                <text:p>45.3000000000029</text:p>
              </table:table-cell>
              <table:table-cell office:value-type="float" office:value="47">
                <text:p>4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44.1999999999971">
                <text:p>44.1999999999971</text:p>
              </table:table-cell>
              <table:table-cell office:value-type="float" office:value="43.5">
                <text:p>43.5</text:p>
              </table:table-cell>
              <table:table-cell office:value-type="float" office:value="46">
                <text:p>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44">
                <text:p>44</text:p>
              </table:table-cell>
              <table:table-cell office:value-type="float" office:value="43.1999999999971">
                <text:p>43.1999999999971</text:p>
              </table:table-cell>
              <table:table-cell office:value-type="float" office:value="46">
                <text:p>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44.1999999999971">
                <text:p>44.1999999999971</text:p>
              </table:table-cell>
              <table:table-cell office:value-type="float" office:value="42.6000000000058">
                <text:p>42.6000000000058</text:p>
              </table:table-cell>
              <table:table-cell office:value-type="float" office:value="46">
                <text:p>4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43.8000000000029">
                <text:p>43.8000000000029</text:p>
              </table:table-cell>
              <table:table-cell office:value-type="float" office:value="43">
                <text:p>43</text:p>
              </table:table-cell>
              <table:table-cell office:value-type="float" office:value="46">
                <text:p>4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44.5">
                <text:p>44.5</text:p>
              </table:table-cell>
              <table:table-cell office:value-type="float" office:value="42.8999999999942">
                <text:p>42.8999999999942</text:p>
              </table:table-cell>
              <table:table-cell office:value-type="float" office:value="45">
                <text:p>4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43.9000000000087">
                <text:p>43.9000000000087</text:p>
              </table:table-cell>
              <table:table-cell office:value-type="float" office:value="42.7999999999884">
                <text:p>42.7999999999884</text:p>
              </table:table-cell>
              <table:table-cell office:value-type="float" office:value="46">
                <text:p>4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43.8999999999942">
                <text:p>43.8999999999942</text:p>
              </table:table-cell>
              <table:table-cell office:value-type="float" office:value="42.8000000000029">
                <text:p>42.8000000000029</text:p>
              </table:table-cell>
              <table:table-cell office:value-type="float" office:value="47">
                <text:p>4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43.8999999999942">
                <text:p>43.8999999999942</text:p>
              </table:table-cell>
              <table:table-cell office:value-type="float" office:value="42.9000000000087">
                <text:p>42.9000000000087</text:p>
              </table:table-cell>
              <table:table-cell office:value-type="float" office:value="47">
                <text:p>4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43.8999999999942">
                <text:p>43.8999999999942</text:p>
              </table:table-cell>
              <table:table-cell office:value-type="float" office:value="43.1000000000058">
                <text:p>43.1000000000058</text:p>
              </table:table-cell>
              <table:table-cell office:value-type="float" office:value="46">
                <text:p>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43.5">
                <text:p>43.5</text:p>
              </table:table-cell>
              <table:table-cell office:value-type="float" office:value="43.1999999999971">
                <text:p>43.1999999999971</text:p>
              </table:table-cell>
              <table:table-cell office:value-type="float" office:value="46">
                <text:p>4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43.1000000000058">
                <text:p>43.1000000000058</text:p>
              </table:table-cell>
              <table:table-cell office:value-type="float" office:value="43.3999999999942">
                <text:p>43.3999999999942</text:p>
              </table:table-cell>
              <table:table-cell office:value-type="float" office:value="46">
                <text:p>4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44.3000000000029">
                <text:p>44.3000000000029</text:p>
              </table:table-cell>
              <table:table-cell office:value-type="float" office:value="44.5">
                <text:p>44.5</text:p>
              </table:table-cell>
              <table:table-cell office:value-type="float" office:value="47">
                <text:p>4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44.0999999999913">
                <text:p>44.0999999999913</text:p>
              </table:table-cell>
              <table:table-cell office:value-type="float" office:value="43.6000000000058">
                <text:p>43.6000000000058</text:p>
              </table:table-cell>
              <table:table-cell office:value-type="float" office:value="46">
                <text:p>4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44">
                <text:p>44</text:p>
              </table:table-cell>
              <table:table-cell office:value-type="float" office:value="43.5999999999913">
                <text:p>43.5999999999913</text:p>
              </table:table-cell>
              <table:table-cell office:value-type="float" office:value="46">
                <text:p>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43.5">
                <text:p>43.5</text:p>
              </table:table-cell>
              <table:table-cell office:value-type="float" office:value="43.6999999999971">
                <text:p>43.6999999999971</text:p>
              </table:table-cell>
              <table:table-cell office:value-type="float" office:value="47">
                <text:p>4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45">
                <text:p>45</text:p>
              </table:table-cell>
              <table:table-cell office:value-type="float" office:value="43.9000000000087">
                <text:p>43.9000000000087</text:p>
              </table:table-cell>
              <table:table-cell office:value-type="float" office:value="45">
                <text:p>4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44.3999999999942">
                <text:p>44.3999999999942</text:p>
              </table:table-cell>
              <table:table-cell office:value-type="float" office:value="43.9000000000087">
                <text:p>43.9000000000087</text:p>
              </table:table-cell>
              <table:table-cell office:value-type="float" office:value="45">
                <text:p>4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43.9000000000087">
                <text:p>43.9000000000087</text:p>
              </table:table-cell>
              <table:table-cell office:value-type="float" office:value="44.1999999999971">
                <text:p>44.1999999999971</text:p>
              </table:table-cell>
              <table:table-cell office:value-type="float" office:value="57">
                <text:p>5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43.7000000000116">
                <text:p>43.7000000000116</text:p>
              </table:table-cell>
              <table:table-cell office:value-type="float" office:value="44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44.1999999999971">
                <text:p>44.1999999999971</text:p>
              </table:table-cell>
              <table:table-cell office:value-type="float" office:value="43.8000000000029">
                <text:p>43.8000000000029</text:p>
              </table:table-cell>
              <table:table-cell office:value-type="float" office:value="46">
                <text:p>4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44">
                <text:p>44</text:p>
              </table:table-cell>
              <table:table-cell office:value-type="float" office:value="44.1999999999971">
                <text:p>44.1999999999971</text:p>
              </table:table-cell>
              <table:table-cell office:value-type="float" office:value="45">
                <text:p>4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43.9000000000087">
                <text:p>43.9000000000087</text:p>
              </table:table-cell>
              <table:table-cell office:value-type="float" office:value="44.3000000000029">
                <text:p>44.3000000000029</text:p>
              </table:table-cell>
              <table:table-cell office:value-type="float" office:value="52">
                <text:p>5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44.2000000000116">
                <text:p>44.2000000000116</text:p>
              </table:table-cell>
              <table:table-cell office:value-type="float" office:value="44.3999999999942">
                <text:p>44.3999999999942</text:p>
              </table:table-cell>
              <table:table-cell office:value-type="float" office:value="46">
                <text:p>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43.9000000000087">
                <text:p>43.9000000000087</text:p>
              </table:table-cell>
              <table:table-cell office:value-type="float" office:value="44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44.3999999999942">
                <text:p>44.3999999999942</text:p>
              </table:table-cell>
              <table:table-cell office:value-type="float" office:value="43.8000000000029">
                <text:p>43.8000000000029</text:p>
              </table:table-cell>
              <table:table-cell office:value-type="float" office:value="47">
                <text:p>4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44.3999999999942">
                <text:p>44.3999999999942</text:p>
              </table:table-cell>
              <table:table-cell office:value-type="float" office:value="43.8000000000029">
                <text:p>43.8000000000029</text:p>
              </table:table-cell>
              <table:table-cell office:value-type="float" office:value="46">
                <text:p>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43.7999999999884">
                <text:p>43.7999999999884</text:p>
              </table:table-cell>
              <table:table-cell office:value-type="float" office:value="43.3000000000029">
                <text:p>43.3000000000029</text:p>
              </table:table-cell>
              <table:table-cell office:value-type="float" office:value="46">
                <text:p>4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43.6999999999971">
                <text:p>43.6999999999971</text:p>
              </table:table-cell>
              <table:table-cell office:value-type="float" office:value="43.3000000000029">
                <text:p>43.3000000000029</text:p>
              </table:table-cell>
              <table:table-cell office:value-type="float" office:value="46">
                <text:p>4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45">
                <text:p>45</text:p>
              </table:table-cell>
              <table:table-cell office:value-type="float" office:value="43">
                <text:p>43</text:p>
              </table:table-cell>
              <table:table-cell office:value-type="float" office:value="46">
                <text:p>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44.1999999999971">
                <text:p>44.1999999999971</text:p>
              </table:table-cell>
              <table:table-cell office:value-type="float" office:value="43.5">
                <text:p>43.5</text:p>
              </table:table-cell>
              <table:table-cell office:value-type="float" office:value="47">
                <text:p>4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43.8999999999942">
                <text:p>43.8999999999942</text:p>
              </table:table-cell>
              <table:table-cell office:value-type="float" office:value="43.6999999999971">
                <text:p>43.6999999999971</text:p>
              </table:table-cell>
              <table:table-cell office:value-type="float" office:value="46">
                <text:p>4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44.1999999999971">
                <text:p>44.1999999999971</text:p>
              </table:table-cell>
              <table:table-cell office:value-type="float" office:value="43.6999999999971">
                <text:p>43.6999999999971</text:p>
              </table:table-cell>
              <table:table-cell office:value-type="float" office:value="46">
                <text:p>4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43.7999999999884">
                <text:p>43.7999999999884</text:p>
              </table:table-cell>
              <table:table-cell office:value-type="float" office:value="43.4000000000087">
                <text:p>43.4000000000087</text:p>
              </table:table-cell>
              <table:table-cell office:value-type="float" office:value="46">
                <text:p>4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44.0999999999913">
                <text:p>44.0999999999913</text:p>
              </table:table-cell>
              <table:table-cell office:value-type="float" office:value="43.3999999999942">
                <text:p>43.3999999999942</text:p>
              </table:table-cell>
              <table:table-cell office:value-type="float" office:value="46">
                <text:p>4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43.8000000000029">
                <text:p>43.8000000000029</text:p>
              </table:table-cell>
              <table:table-cell office:value-type="float" office:value="43.6999999999971">
                <text:p>43.6999999999971</text:p>
              </table:table-cell>
              <table:table-cell office:value-type="float" office:value="46">
                <text:p>4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44.3000000000029">
                <text:p>44.3000000000029</text:p>
              </table:table-cell>
              <table:table-cell office:value-type="float" office:value="43.6999999999971">
                <text:p>43.6999999999971</text:p>
              </table:table-cell>
              <table:table-cell office:value-type="float" office:value="48">
                <text:p>4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44.5">
                <text:p>44.5</text:p>
              </table:table-cell>
              <table:table-cell office:value-type="float" office:value="43.8000000000029">
                <text:p>43.8000000000029</text:p>
              </table:table-cell>
              <table:table-cell office:value-type="float" office:value="46">
                <text:p>4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44.2999999999884">
                <text:p>44.2999999999884</text:p>
              </table:table-cell>
              <table:table-cell office:value-type="float" office:value="43.3000000000029">
                <text:p>43.3000000000029</text:p>
              </table:table-cell>
              <table:table-cell office:value-type="float" office:value="46">
                <text:p>4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43.8999999999942">
                <text:p>43.8999999999942</text:p>
              </table:table-cell>
              <table:table-cell office:value-type="float" office:value="43.9000000000087">
                <text:p>43.9000000000087</text:p>
              </table:table-cell>
              <table:table-cell office:value-type="float" office:value="47">
                <text:p>4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43.8000000000029">
                <text:p>43.8000000000029</text:p>
              </table:table-cell>
              <table:table-cell office:value-type="float" office:value="43.3000000000029">
                <text:p>43.3000000000029</text:p>
              </table:table-cell>
              <table:table-cell office:value-type="float" office:value="46">
                <text:p>4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44.2000000000116">
                <text:p>44.2000000000116</text:p>
              </table:table-cell>
              <table:table-cell office:value-type="float" office:value="43.3999999999942">
                <text:p>43.3999999999942</text:p>
              </table:table-cell>
              <table:table-cell office:value-type="float" office:value="46">
                <text:p>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43.9000000000087">
                <text:p>43.9000000000087</text:p>
              </table:table-cell>
              <table:table-cell office:value-type="float" office:value="42.8999999999942">
                <text:p>42.8999999999942</text:p>
              </table:table-cell>
              <table:table-cell office:value-type="float" office:value="47">
                <text:p>4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43.9000000000087">
                <text:p>43.9000000000087</text:p>
              </table:table-cell>
              <table:table-cell office:value-type="float" office:value="43.3999999999942">
                <text:p>43.3999999999942</text:p>
              </table:table-cell>
              <table:table-cell office:value-type="float" office:value="45">
                <text:p>4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43.3000000000029">
                <text:p>43.3000000000029</text:p>
              </table:table-cell>
              <table:table-cell office:value-type="float" office:value="43.3999999999942">
                <text:p>43.3999999999942</text:p>
              </table:table-cell>
              <table:table-cell office:value-type="float" office:value="46">
                <text:p>4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43.5999999999913">
                <text:p>43.5999999999913</text:p>
              </table:table-cell>
              <table:table-cell office:value-type="float" office:value="43.6000000000058">
                <text:p>43.6000000000058</text:p>
              </table:table-cell>
              <table:table-cell office:value-type="float" office:value="46">
                <text:p>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43.6999999999971">
                <text:p>43.6999999999971</text:p>
              </table:table-cell>
              <table:table-cell office:value-type="float" office:value="43.8999999999942">
                <text:p>43.8999999999942</text:p>
              </table:table-cell>
              <table:table-cell office:value-type="float" office:value="46">
                <text:p>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43.6999999999971">
                <text:p>43.6999999999971</text:p>
              </table:table-cell>
              <table:table-cell office:value-type="float" office:value="43.8999999999942">
                <text:p>43.8999999999942</text:p>
              </table:table-cell>
              <table:table-cell office:value-type="float" office:value="46">
                <text:p>4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43.9000000000087">
                <text:p>43.9000000000087</text:p>
              </table:table-cell>
              <table:table-cell office:value-type="float" office:value="43.5">
                <text:p>43.5</text:p>
              </table:table-cell>
              <table:table-cell office:value-type="float" office:value="46">
                <text:p>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43.8000000000029">
                <text:p>43.8000000000029</text:p>
              </table:table-cell>
              <table:table-cell office:value-type="float" office:value="43.3000000000029">
                <text:p>43.3000000000029</text:p>
              </table:table-cell>
              <table:table-cell office:value-type="float" office:value="45">
                <text:p>4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44.0999999999913">
                <text:p>44.0999999999913</text:p>
              </table:table-cell>
              <table:table-cell office:value-type="float" office:value="43.3000000000029">
                <text:p>43.3000000000029</text:p>
              </table:table-cell>
              <table:table-cell office:value-type="float" office:value="45">
                <text:p>4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44.3999999999942">
                <text:p>44.3999999999942</text:p>
              </table:table-cell>
              <table:table-cell office:value-type="float" office:value="43.5">
                <text:p>43.5</text:p>
              </table:table-cell>
              <table:table-cell office:value-type="float" office:value="46">
                <text:p>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43.8000000000029">
                <text:p>43.8000000000029</text:p>
              </table:table-cell>
              <table:table-cell office:value-type="float" office:value="43.1000000000058">
                <text:p>43.1000000000058</text:p>
              </table:table-cell>
              <table:table-cell office:value-type="float" office:value="46">
                <text:p>4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44.4000000000087">
                <text:p>44.4000000000087</text:p>
              </table:table-cell>
              <table:table-cell office:value-type="float" office:value="44.0999999999913">
                <text:p>44.0999999999913</text:p>
              </table:table-cell>
              <table:table-cell office:value-type="float" office:value="45">
                <text:p>4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43.7000000000116">
                <text:p>43.7000000000116</text:p>
              </table:table-cell>
              <table:table-cell office:value-type="float" office:value="43.3999999999942">
                <text:p>43.3999999999942</text:p>
              </table:table-cell>
              <table:table-cell office:value-type="float" office:value="46">
                <text:p>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44.5">
                <text:p>44.5</text:p>
              </table:table-cell>
              <table:table-cell office:value-type="float" office:value="43.0999999999913">
                <text:p>43.0999999999913</text:p>
              </table:table-cell>
              <table:table-cell office:value-type="float" office:value="46">
                <text:p>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43.4000000000087">
                <text:p>43.4000000000087</text:p>
              </table:table-cell>
              <table:table-cell office:value-type="float" office:value="43">
                <text:p>43</text:p>
              </table:table-cell>
              <table:table-cell office:value-type="float" office:value="46">
                <text:p>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44.2000000000116">
                <text:p>44.2000000000116</text:p>
              </table:table-cell>
              <table:table-cell office:value-type="float" office:value="43.7999999999884">
                <text:p>43.7999999999884</text:p>
              </table:table-cell>
              <table:table-cell office:value-type="float" office:value="46">
                <text:p>4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43.5">
                <text:p>43.5</text:p>
              </table:table-cell>
              <table:table-cell office:value-type="float" office:value="43.6000000000058">
                <text:p>43.6000000000058</text:p>
              </table:table-cell>
              <table:table-cell office:value-type="float" office:value="46">
                <text:p>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43.8000000000029">
                <text:p>43.8000000000029</text:p>
              </table:table-cell>
              <table:table-cell office:value-type="float" office:value="44.1999999999971">
                <text:p>44.1999999999971</text:p>
              </table:table-cell>
              <table:table-cell office:value-type="float" office:value="46">
                <text:p>4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43.8999999999942">
                <text:p>43.8999999999942</text:p>
              </table:table-cell>
              <table:table-cell office:value-type="float" office:value="44.2000000000116">
                <text:p>44.2000000000116</text:p>
              </table:table-cell>
              <table:table-cell office:value-type="float" office:value="46">
                <text:p>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44">
                <text:p>44</text:p>
              </table:table-cell>
              <table:table-cell office:value-type="float" office:value="44.1000000000058">
                <text:p>44.1000000000058</text:p>
              </table:table-cell>
              <table:table-cell office:value-type="float" office:value="46">
                <text:p>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43.8000000000029">
                <text:p>43.8000000000029</text:p>
              </table:table-cell>
              <table:table-cell office:value-type="float" office:value="43.6999999999971">
                <text:p>43.6999999999971</text:p>
              </table:table-cell>
              <table:table-cell office:value-type="float" office:value="46">
                <text:p>4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44.6000000000058">
                <text:p>44.6000000000058</text:p>
              </table:table-cell>
              <table:table-cell office:value-type="float" office:value="43.6999999999971">
                <text:p>43.6999999999971</text:p>
              </table:table-cell>
              <table:table-cell office:value-type="float" office:value="47">
                <text:p>4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43.8999999999942">
                <text:p>43.8999999999942</text:p>
              </table:table-cell>
              <table:table-cell office:value-type="float" office:value="43.8000000000029">
                <text:p>43.8000000000029</text:p>
              </table:table-cell>
              <table:table-cell office:value-type="float" office:value="46">
                <text:p>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44.5">
                <text:p>44.5</text:p>
              </table:table-cell>
              <table:table-cell office:value-type="float" office:value="44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44">
                <text:p>44</text:p>
              </table:table-cell>
              <table:table-cell office:value-type="float" office:value="44.1000000000058">
                <text:p>44.1000000000058</text:p>
              </table:table-cell>
              <table:table-cell office:value-type="float" office:value="46">
                <text:p>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44.1999999999971">
                <text:p>44.1999999999971</text:p>
              </table:table-cell>
              <table:table-cell office:value-type="float" office:value="44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44">
                <text:p>44</text:p>
              </table:table-cell>
              <table:table-cell office:value-type="float" office:value="44.2000000000116">
                <text:p>44.2000000000116</text:p>
              </table:table-cell>
              <table:table-cell office:value-type="float" office:value="45">
                <text:p>4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44.1999999999971">
                <text:p>44.1999999999971</text:p>
              </table:table-cell>
              <table:table-cell office:value-type="float" office:value="44.6000000000058">
                <text:p>44.6000000000058</text:p>
              </table:table-cell>
              <table:table-cell office:value-type="float" office:value="46">
                <text:p>4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43.5">
                <text:p>43.5</text:p>
              </table:table-cell>
              <table:table-cell office:value-type="float" office:value="44.3000000000029">
                <text:p>44.3000000000029</text:p>
              </table:table-cell>
              <table:table-cell office:value-type="float" office:value="46">
                <text:p>46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4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879cm" svg:height="7.492cm" xlink:href=".." xlink:type="simple" chart:class="chart:bar" chart:style-name="ch1">
        <chart:title svg:x="1.643cm" svg:y="0.284cm" chart:style-name="ch2">
          <text:p>Hue Shift: Average execution duration of the function depending on the implementation and the browser</text:p>
        </chart:title>
        <chart:plot-area chart:style-name="ch3" table:cell-range-address="'Benchmark 04'.G2:'Benchmark 04'.G5 'Benchmark 04'.J2:'Benchmark 04'.J5" chart:data-source-has-labels="column" svg:x="1.288cm" svg:y="1.716cm" svg:width="12.314cm" svg:height="5.627cm">
          <chart:coordinate-region svg:x="2.386cm" svg:y="1.915cm" svg:width="11.216cm" svg:height="4.781cm"/>
          <chart:axis chart:dimension="x" chart:name="primary-x" chart:style-name="ch4" chartooo:axis-type="auto">
            <chartooo:date-scale/>
            <chart:categories table:cell-range-address="'Benchmark 04'.G2:'Benchmark 04'.G5"/>
          </chart:axis>
          <chart:axis chart:dimension="y" chart:name="primary-y" chart:style-name="ch5">
            <chart:title svg:x="0.451cm" svg:y="5.565cm" chart:style-name="ch6">
              <text:p>Duration (ms)</text:p>
            </chart:title>
            <chart:grid chart:style-name="ch7" chart:class="major"/>
          </chart:axis>
          <chart:series chart:style-name="ch8" chart:values-cell-range-address="'Benchmark 04'.J2:'Benchmark 04'.J5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J</text:p>
              </table:table-cell>
            </table:table-row>
          </table:table-header-rows>
          <table:table-rows>
            <table:table-row>
              <table:table-cell office:value-type="string">
                <text:p>Chromium JS</text:p>
                <draw:g>
                  <svg:desc>'Benchmark 04'.G2:'Benchmark 04'.G5</svg:desc>
                </draw:g>
              </table:table-cell>
              <table:table-cell office:value-type="float" office:value="44.8777777777779">
                <text:p>44.8777777777779</text:p>
                <draw:g>
                  <svg:desc>'Benchmark 04'.J2:'Benchmark 04'.J5</svg:desc>
                </draw:g>
              </table:table-cell>
            </table:table-row>
            <table:table-row>
              <table:table-cell office:value-type="string">
                <text:p>Chromium WASM</text:p>
              </table:table-cell>
              <table:table-cell office:value-type="float" office:value="44.3030555555553">
                <text:p>44.3030555555553</text:p>
              </table:table-cell>
            </table:table-row>
            <table:table-row>
              <table:table-cell office:value-type="string">
                <text:p>Firefox JS</text:p>
              </table:table-cell>
              <table:table-cell office:value-type="float" office:value="46.7166666666667">
                <text:p>46.7166666666667</text:p>
              </table:table-cell>
            </table:table-row>
            <table:table-row>
              <table:table-cell office:value-type="string">
                <text:p>Firefox WASM</text:p>
              </table:table-cell>
              <table:table-cell office:value-type="float" office:value="31.8083333333333">
                <text:p>31.8083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4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